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70000002206821E092909318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30.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17mm"/>
    </style:style>
    <style:style style:name="ro1" style:family="table-row">
      <style:table-row-properties style:row-height="10.32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6.61mm" fo:break-before="auto" style:use-optimal-row-height="fals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4.5mm" fo:break-before="auto" style:use-optimal-row-height="false"/>
    </style:style>
    <style:style style:name="ta1" style:family="table" style:master-page-name="PageStyle_5f_Data_20_Sheet_20_0">
      <style:table-properties table:display="true" style:writing-mode="lr-tb"/>
    </style:style>
    <style:style style:name="ta2" style:family="table" style:master-page-name="PageStyle_5f_Data_20_Sheet_20_1">
      <style:table-properties table:display="true" style:writing-mode="lr-tb"/>
    </style:style>
    <style:style style:name="ta3" style:family="table" style:master-page-name="PageStyle_5f_Data_20_Sheet_20_2">
      <style:table-properties table:display="true" style:writing-mode="lr-tb"/>
    </style:style>
    <style:style style:name="ta4" style:family="table" style:master-page-name="PageStyle_5f_Data_20_Sheet_20_3">
      <style:table-properties table:display="true" style:writing-mode="lr-tb"/>
    </style:style>
    <style:style style:name="ta5" style:family="table" style:master-page-name="PageStyle_5f_Data_20_Sheet_20_4">
      <style:table-properties table:display="true" style:writing-mode="lr-tb"/>
    </style:style>
    <style:style style:name="ta6" style:family="table" style:master-page-name="PageStyle_5f_template_5f_rse">
      <style:table-properties table:display="false" style:writing-mode="lr-tb"/>
    </style:style>
    <style:style style:name="ta7" style:family="table" style:master-page-name="PageStyle_5f_format">
      <style:table-properties table:display="fals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1.76pt solid #cccccc" fo:background-color="#c1c1c1" style:diagonal-bl-tr="none" style:diagonal-tl-br="none" fo:border-left="none" fo:border-right="none" style:rotation-align="none" fo:border-top="none"/>
    </style:style>
    <style:style style:name="ce2" style:family="table-cell" style:parent-style-name="heading_20_3">
      <style:table-cell-properties style:diagonal-bl-tr="none" style:diagonal-tl-br="none" style:text-align-source="value-type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</style:style>
    <style:style style:name="ce4" style:family="table-cell" style:parent-style-name="Default">
      <style:table-cell-properties fo:border-bottom="1.76pt solid #ffffff" style:diagonal-bl-tr="none" style:diagonal-tl-br="none" fo:border-left="1.76pt solid #ffffff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column_20_field">
      <style:table-cell-properties fo:border-bottom="0.74pt solid #f1f1f1" fo:background-color="#f1f1f1" style:diagonal-bl-tr="none" style:diagonal-tl-br="none" style:text-align-source="fix" style:repeat-content="false" fo:wrap-option="wrap" fo:border-left="0.74pt solid #f1f1f1" style:direction="ltr" fo:border-right="0.74pt solid #f1f1f1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column_20_field">
      <style:table-cell-properties fo:border-bottom="0.74pt solid #f1f1f1" fo:background-color="#f1f1f1" style:diagonal-bl-tr="none" style:diagonal-tl-br="none" style:text-align-source="fix" style:repeat-content="false" fo:wrap-option="wrap" fo:border-left="0.74pt solid #f1f1f1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border-bottom="1.76pt solid #ffffff" style:diagonal-bl-tr="none" style:diagonal-tl-br="none" fo:border-left="none" fo:border-right="1.76pt solid #ffffff" style:rotation-align="none" fo:border-top="none"/>
    </style:style>
    <style:style style:name="ce9" style:family="table-cell" style:parent-style-name="column_20_field" style:data-style-name="N100">
      <style:table-cell-properties fo:background-color="#f1f1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column_20_field">
      <style:table-cell-properties fo:background-color="#f1f1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cells" style:data-style-name="N0">
      <style:table-cell-properties fo:background-color="#fbfbfb" style:diagonal-bl-tr="none" style:diagonal-tl-br="none" fo:border="1.76pt solid #f1f1f1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cells" style:data-style-name="N113">
      <style:table-cell-properties fo:background-color="#fbfbfb" style:diagonal-bl-tr="none" style:diagonal-tl-br="none" fo:border="1.76pt solid #f1f1f1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cells">
      <style:table-cell-properties fo:background-color="#fbfbfb" style:diagonal-bl-tr="none" style:diagonal-tl-br="none" fo:border="1.76pt solid #f1f1f1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column_20_field">
      <style:table-cell-properties fo:border-bottom="none" style:diagonal-bl-tr="none" style:diagonal-tl-br="none" style:text-align-source="fix" style:repeat-content="false" fo:background-color="transparent" fo:wrap-option="no-wrap" fo:border-left="0.74pt solid #f1f1f1" style:direction="ltr" fo:border-right="0.74pt solid #f1f1f1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1.76pt solid #ffffff" fo:border-right="none" style:rotation-align="none" fo:border-top="1.76pt solid #ffffff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1">
      <style:table-cell-properties fo:border-bottom="none" style:diagonal-bl-tr="none" style:diagonal-tl-br="none" fo:border-left="none" fo:border-right="1.76pt solid #ffffff" style:rotation-align="none" fo:border-top="1.76pt solid #ffffff"/>
    </style:style>
    <style:style style:name="ce18" style:family="table-cell" style:parent-style-name="column_20_field">
      <style:table-cell-properties fo:border-bottom="0.74pt solid #f1f1f1" style:diagonal-bl-tr="none" style:diagonal-tl-br="none" style:text-align-source="fix" style:repeat-content="false" fo:background-color="transparent" fo:wrap-option="no-wrap" fo:border-left="0.74pt solid #f1f1f1" style:direction="ltr" fo:border-right="0.74pt solid #f1f1f1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none"/>
    </style:style>
    <style:style style:name="ce20" style:family="table-cell" style:parent-style-name="Default">
      <style:table-cell-properties fo:border-bottom="0.74pt solid #fbfbfb" style:diagonal-bl-tr="none" style:diagonal-tl-br="none" fo:border-left="none" fo:border-right="none" style:rotation-align="none" fo:border-top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 Sheet 0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17" table:default-cell-style-name="ce3"/>
        <table:table-row table:style-name="ro1">
          <table:table-cell table:style-name="ce1">
            <draw:frame table:end-cell-address="'Data Sheet 0'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 table:number-columns-repeated="1017"/>
        </table:table-row>
        <table:table-row table:style-name="ro2">
          <table:table-cell table:style-name="ce2" office:value-type="string" calcext:value-type="string">
            <text:p>Education - South Africa by Electoral War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opulation group by Geography by Employment statu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unting: Person weighted</text:p>
          </table:table-cell>
          <table:table-cell table:number-columns-repeated="1017"/>
        </table:table-row>
        <table:table-row table:style-name="ro3">
          <table:table-cell table:number-columns-repeated="1018"/>
        </table:table-row>
        <table:table-row table:style-name="ro2">
          <table:table-cell table:style-name="ce2" office:value-type="string" calcext:value-type="string">
            <text:p>Filters: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efault Summation</text:p>
          </table:table-cell>
          <table:table-cell table:style-name="ce8" office:value-type="string" calcext:value-type="string">
            <text:p>Person weighted</text:p>
          </table:table-cell>
          <table:table-cell table:number-columns-repeated="1016"/>
        </table:table-row>
        <table:table-row table:style-name="ro3">
          <table:table-cell table:number-columns-repeated="1018"/>
        </table:table-row>
        <table:table-row table:style-name="ro5">
          <table:table-cell table:style-name="ce5" office:value-type="string" calcext:value-type="string">
            <text:p><text:s/>Black African</text:p>
          </table:table-cell>
          <table:table-cell table:number-columns-repeated="1017"/>
        </table:table-row>
        <table:table-row table:style-name="ro5">
          <table:table-cell table:style-name="ce6" office:value-type="string" calcext:value-type="string" table:number-columns-spanned="2" table:number-rows-spanned="1">
            <text:p>Employment status</text:p>
          </table:table-cell>
          <table:covered-table-cell/>
          <table:table-cell table:style-name="ce10" office:value-type="string" calcext:value-type="string">
            <text:p>Employed</text:p>
          </table:table-cell>
          <table:table-cell table:style-name="ce10" office:value-type="string" calcext:value-type="string">
            <text:p>Unemployed</text:p>
          </table:table-cell>
          <table:table-cell table:style-name="ce10" office:value-type="string" calcext:value-type="string">
            <text:p>Not Economically Active</text:p>
          </table:table-cell>
          <table:table-cell table:number-columns-repeated="1013"/>
        </table:table-row>
        <table:table-row table:style-name="ro5">
          <table:table-cell/>
          <table:table-cell table:style-name="ce5" office:value-type="string" calcext:value-type="string">
            <text:p>Geography</text:p>
          </table:table-cell>
          <table:table-cell table:number-columns-repeated="1016"/>
        </table:table-row>
        <table:table-row table:style-name="ro3">
          <table:table-cell/>
          <table:table-cell table:style-name="ce9" office:value-type="string" calcext:value-type="string">
            <text:p>19100001</text:p>
          </table:table-cell>
          <table:table-cell table:style-name="ce11" office:value-type="float" office:value="484.741684" calcext:value-type="float">
            <text:p>484.741684</text:p>
          </table:table-cell>
          <table:table-cell table:style-name="ce11" office:value-type="float" office:value="140.698564" calcext:value-type="float">
            <text:p>140.698564</text:p>
          </table:table-cell>
          <table:table-cell table:style-name="ce12" office:value-type="float" office:value="629" calcext:value-type="float">
            <text:p>62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2</text:p>
          </table:table-cell>
          <table:table-cell table:style-name="ce11" office:value-type="float" office:value="1714.9842" calcext:value-type="float">
            <text:p>1714.9842</text:p>
          </table:table-cell>
          <table:table-cell table:style-name="ce11" office:value-type="float" office:value="830.499303" calcext:value-type="float">
            <text:p>830.499303</text:p>
          </table:table-cell>
          <table:table-cell table:style-name="ce12" office:value-type="float" office:value="1501" calcext:value-type="float">
            <text:p>150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3</text:p>
          </table:table-cell>
          <table:table-cell table:style-name="ce11" office:value-type="float" office:value="3713.670114" calcext:value-type="float">
            <text:p>3713.670114</text:p>
          </table:table-cell>
          <table:table-cell table:style-name="ce11" office:value-type="float" office:value="4165.098038" calcext:value-type="float">
            <text:p>4165.098038</text:p>
          </table:table-cell>
          <table:table-cell table:style-name="ce12" office:value-type="float" office:value="3839" calcext:value-type="float">
            <text:p>383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4</text:p>
          </table:table-cell>
          <table:table-cell table:style-name="ce11" office:value-type="float" office:value="2290.057607" calcext:value-type="float">
            <text:p>2290.057607</text:p>
          </table:table-cell>
          <table:table-cell table:style-name="ce11" office:value-type="float" office:value="1087.337207" calcext:value-type="float">
            <text:p>1087.337207</text:p>
          </table:table-cell>
          <table:table-cell table:style-name="ce12" office:value-type="float" office:value="2982" calcext:value-type="float">
            <text:p>298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5</text:p>
          </table:table-cell>
          <table:table-cell table:style-name="ce11" office:value-type="float" office:value="927.38506" calcext:value-type="float">
            <text:p>927.38506</text:p>
          </table:table-cell>
          <table:table-cell table:style-name="ce11" office:value-type="float" office:value="93.732132" calcext:value-type="float">
            <text:p>93.732132</text:p>
          </table:table-cell>
          <table:table-cell table:style-name="ce12" office:value-type="float" office:value="681" calcext:value-type="float">
            <text:p>68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6</text:p>
          </table:table-cell>
          <table:table-cell table:style-name="ce11" office:value-type="float" office:value="480.356277" calcext:value-type="float">
            <text:p>480.356277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217" calcext:value-type="float">
            <text:p>21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7</text:p>
          </table:table-cell>
          <table:table-cell table:style-name="ce11" office:value-type="float" office:value="520.511483" calcext:value-type="float">
            <text:p>520.511483</text:p>
          </table:table-cell>
          <table:table-cell table:style-name="ce11" office:value-type="float" office:value="18" calcext:value-type="float">
            <text:p>18</text:p>
          </table:table-cell>
          <table:table-cell table:style-name="ce12" office:value-type="float" office:value="209" calcext:value-type="float">
            <text:p>20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8</text:p>
          </table:table-cell>
          <table:table-cell table:style-name="ce11" office:value-type="float" office:value="1102.970503" calcext:value-type="float">
            <text:p>1102.970503</text:p>
          </table:table-cell>
          <table:table-cell table:style-name="ce11" office:value-type="float" office:value="532.608576" calcext:value-type="float">
            <text:p>532.608576</text:p>
          </table:table-cell>
          <table:table-cell table:style-name="ce12" office:value-type="float" office:value="1423" calcext:value-type="float">
            <text:p>142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9</text:p>
          </table:table-cell>
          <table:table-cell table:style-name="ce11" office:value-type="float" office:value="332.494999" calcext:value-type="float">
            <text:p>332.494999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130" calcext:value-type="float">
            <text:p>1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0</text:p>
          </table:table-cell>
          <table:table-cell table:style-name="ce11" office:value-type="float" office:value="5342.53748" calcext:value-type="float">
            <text:p>5342.53748</text:p>
          </table:table-cell>
          <table:table-cell table:style-name="ce11" office:value-type="float" office:value="8020.38945" calcext:value-type="float">
            <text:p>8020.38945</text:p>
          </table:table-cell>
          <table:table-cell table:style-name="ce12" office:value-type="float" office:value="10018" calcext:value-type="float">
            <text:p>1001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1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33.752512" calcext:value-type="float">
            <text:p>33.752512</text:p>
          </table:table-cell>
          <table:table-cell table:style-name="ce12" office:value-type="float" office:value="229" calcext:value-type="float">
            <text:p>22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2</text:p>
          </table:table-cell>
          <table:table-cell table:style-name="ce11" office:value-type="float" office:value="2777.010388" calcext:value-type="float">
            <text:p>2777.010388</text:p>
          </table:table-cell>
          <table:table-cell table:style-name="ce11" office:value-type="float" office:value="3586.548" calcext:value-type="float">
            <text:p>3586.548</text:p>
          </table:table-cell>
          <table:table-cell table:style-name="ce12" office:value-type="float" office:value="4869" calcext:value-type="float">
            <text:p>486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3</text:p>
          </table:table-cell>
          <table:table-cell table:style-name="ce11" office:value-type="float" office:value="517.993238" calcext:value-type="float">
            <text:p>517.993238</text:p>
          </table:table-cell>
          <table:table-cell table:style-name="ce11" office:value-type="float" office:value="71.10512" calcext:value-type="float">
            <text:p>71.10512</text:p>
          </table:table-cell>
          <table:table-cell table:style-name="ce12" office:value-type="float" office:value="345" calcext:value-type="float">
            <text:p>34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4</text:p>
          </table:table-cell>
          <table:table-cell table:style-name="ce11" office:value-type="float" office:value="461.315204" calcext:value-type="float">
            <text:p>461.315204</text:p>
          </table:table-cell>
          <table:table-cell table:style-name="ce11" office:value-type="float" office:value="44.4077" calcext:value-type="float">
            <text:p>44.4077</text:p>
          </table:table-cell>
          <table:table-cell table:style-name="ce12" office:value-type="float" office:value="266" calcext:value-type="float">
            <text:p>26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5</text:p>
          </table:table-cell>
          <table:table-cell table:style-name="ce11" office:value-type="float" office:value="1149.959167" calcext:value-type="float">
            <text:p>1149.959167</text:p>
          </table:table-cell>
          <table:table-cell table:style-name="ce11" office:value-type="float" office:value="842.331792" calcext:value-type="float">
            <text:p>842.331792</text:p>
          </table:table-cell>
          <table:table-cell table:style-name="ce12" office:value-type="float" office:value="1501" calcext:value-type="float">
            <text:p>150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6</text:p>
          </table:table-cell>
          <table:table-cell table:style-name="ce11" office:value-type="float" office:value="862.49407" calcext:value-type="float">
            <text:p>862.49407</text:p>
          </table:table-cell>
          <table:table-cell table:style-name="ce11" office:value-type="float" office:value="208.030388" calcext:value-type="float">
            <text:p>208.030388</text:p>
          </table:table-cell>
          <table:table-cell table:style-name="ce12" office:value-type="float" office:value="1041" calcext:value-type="float">
            <text:p>104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7</text:p>
          </table:table-cell>
          <table:table-cell table:style-name="ce11" office:value-type="float" office:value="394.314384" calcext:value-type="float">
            <text:p>394.314384</text:p>
          </table:table-cell>
          <table:table-cell table:style-name="ce11" office:value-type="float" office:value="133.97444" calcext:value-type="float">
            <text:p>133.97444</text:p>
          </table:table-cell>
          <table:table-cell table:style-name="ce12" office:value-type="float" office:value="442" calcext:value-type="float">
            <text:p>44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8</text:p>
          </table:table-cell>
          <table:table-cell table:style-name="ce11" office:value-type="float" office:value="4644.441772" calcext:value-type="float">
            <text:p>4644.441772</text:p>
          </table:table-cell>
          <table:table-cell table:style-name="ce11" office:value-type="float" office:value="6433.75167" calcext:value-type="float">
            <text:p>6433.75167</text:p>
          </table:table-cell>
          <table:table-cell table:style-name="ce12" office:value-type="float" office:value="7783" calcext:value-type="float">
            <text:p>778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9</text:p>
          </table:table-cell>
          <table:table-cell table:style-name="ce11" office:value-type="float" office:value="1733.130385" calcext:value-type="float">
            <text:p>1733.130385</text:p>
          </table:table-cell>
          <table:table-cell table:style-name="ce11" office:value-type="float" office:value="1896.520697" calcext:value-type="float">
            <text:p>1896.520697</text:p>
          </table:table-cell>
          <table:table-cell table:style-name="ce12" office:value-type="float" office:value="2605" calcext:value-type="float">
            <text:p>260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0</text:p>
          </table:table-cell>
          <table:table-cell table:style-name="ce11" office:value-type="float" office:value="2721.201717" calcext:value-type="float">
            <text:p>2721.201717</text:p>
          </table:table-cell>
          <table:table-cell table:style-name="ce11" office:value-type="float" office:value="3771.200748" calcext:value-type="float">
            <text:p>3771.200748</text:p>
          </table:table-cell>
          <table:table-cell table:style-name="ce12" office:value-type="float" office:value="6757" calcext:value-type="float">
            <text:p>675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1</text:p>
          </table:table-cell>
          <table:table-cell table:style-name="ce11" office:value-type="float" office:value="372.438128" calcext:value-type="float">
            <text:p>372.438128</text:p>
          </table:table-cell>
          <table:table-cell table:style-name="ce11" office:value-type="float" office:value="451.657192" calcext:value-type="float">
            <text:p>451.657192</text:p>
          </table:table-cell>
          <table:table-cell table:style-name="ce12" office:value-type="float" office:value="332" calcext:value-type="float">
            <text:p>33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2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68.4077" calcext:value-type="float">
            <text:p>68.4077</text:p>
          </table:table-cell>
          <table:table-cell table:style-name="ce12" office:value-type="float" office:value="298" calcext:value-type="float">
            <text:p>29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3</text:p>
          </table:table-cell>
          <table:table-cell table:style-name="ce11" office:value-type="float" office:value="666.671629" calcext:value-type="float">
            <text:p>666.671629</text:p>
          </table:table-cell>
          <table:table-cell table:style-name="ce11" office:value-type="float" office:value="110.372052" calcext:value-type="float">
            <text:p>110.372052</text:p>
          </table:table-cell>
          <table:table-cell table:style-name="ce12" office:value-type="float" office:value="525" calcext:value-type="float">
            <text:p>52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4</text:p>
          </table:table-cell>
          <table:table-cell table:style-name="ce11" office:value-type="float" office:value="777.744314" calcext:value-type="float">
            <text:p>777.744314</text:p>
          </table:table-cell>
          <table:table-cell table:style-name="ce11" office:value-type="float" office:value="461.844012" calcext:value-type="float">
            <text:p>461.844012</text:p>
          </table:table-cell>
          <table:table-cell table:style-name="ce12" office:value-type="float" office:value="993" calcext:value-type="float">
            <text:p>99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5</text:p>
          </table:table-cell>
          <table:table-cell table:style-name="ce11" office:value-type="float" office:value="208.750508" calcext:value-type="float">
            <text:p>208.750508</text:p>
          </table:table-cell>
          <table:table-cell table:style-name="ce11" office:value-type="float" office:value="61.552644" calcext:value-type="float">
            <text:p>61.552644</text:p>
          </table:table-cell>
          <table:table-cell table:style-name="ce12" office:value-type="float" office:value="393" calcext:value-type="float">
            <text:p>39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6</text:p>
          </table:table-cell>
          <table:table-cell table:style-name="ce11" office:value-type="float" office:value="535.389324" calcext:value-type="float">
            <text:p>535.389324</text:p>
          </table:table-cell>
          <table:table-cell table:style-name="ce11" office:value-type="float" office:value="67.314384" calcext:value-type="float">
            <text:p>67.314384</text:p>
          </table:table-cell>
          <table:table-cell table:style-name="ce12" office:value-type="float" office:value="265" calcext:value-type="float">
            <text:p>26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7</text:p>
          </table:table-cell>
          <table:table-cell table:style-name="ce11" office:value-type="float" office:value="431.59834" calcext:value-type="float">
            <text:p>431.59834</text:p>
          </table:table-cell>
          <table:table-cell table:style-name="ce11" office:value-type="float" office:value="160.379276" calcext:value-type="float">
            <text:p>160.379276</text:p>
          </table:table-cell>
          <table:table-cell table:style-name="ce12" office:value-type="float" office:value="447" calcext:value-type="float">
            <text:p>44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8</text:p>
          </table:table-cell>
          <table:table-cell table:style-name="ce11" office:value-type="float" office:value="225.647964" calcext:value-type="float">
            <text:p>225.647964</text:p>
          </table:table-cell>
          <table:table-cell table:style-name="ce11" office:value-type="float" office:value="98.718429" calcext:value-type="float">
            <text:p>98.718429</text:p>
          </table:table-cell>
          <table:table-cell table:style-name="ce12" office:value-type="float" office:value="287" calcext:value-type="float">
            <text:p>28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9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66.377272" calcext:value-type="float">
            <text:p>66.377272</text:p>
          </table:table-cell>
          <table:table-cell table:style-name="ce12" office:value-type="float" office:value="359" calcext:value-type="float">
            <text:p>35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0</text:p>
          </table:table-cell>
          <table:table-cell table:style-name="ce11" office:value-type="float" office:value="400.531528" calcext:value-type="float">
            <text:p>400.531528</text:p>
          </table:table-cell>
          <table:table-cell table:style-name="ce11" office:value-type="float" office:value="137.722112" calcext:value-type="float">
            <text:p>137.722112</text:p>
          </table:table-cell>
          <table:table-cell table:style-name="ce12" office:value-type="float" office:value="314" calcext:value-type="float">
            <text:p>31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1</text:p>
          </table:table-cell>
          <table:table-cell table:style-name="ce11" office:value-type="float" office:value="723.433141" calcext:value-type="float">
            <text:p>723.433141</text:p>
          </table:table-cell>
          <table:table-cell table:style-name="ce11" office:value-type="float" office:value="132.634808" calcext:value-type="float">
            <text:p>132.634808</text:p>
          </table:table-cell>
          <table:table-cell table:style-name="ce12" office:value-type="float" office:value="698" calcext:value-type="float">
            <text:p>69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2</text:p>
          </table:table-cell>
          <table:table-cell table:style-name="ce11" office:value-type="float" office:value="195.626764" calcext:value-type="float">
            <text:p>195.626764</text:p>
          </table:table-cell>
          <table:table-cell table:style-name="ce11" office:value-type="float" office:value="66.064892" calcext:value-type="float">
            <text:p>66.064892</text:p>
          </table:table-cell>
          <table:table-cell table:style-name="ce12" office:value-type="float" office:value="257" calcext:value-type="float">
            <text:p>25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3</text:p>
          </table:table-cell>
          <table:table-cell table:style-name="ce11" office:value-type="float" office:value="11149.205966" calcext:value-type="float">
            <text:p>11149.205966</text:p>
          </table:table-cell>
          <table:table-cell table:style-name="ce11" office:value-type="float" office:value="15586.213058" calcext:value-type="float">
            <text:p>15586.213058</text:p>
          </table:table-cell>
          <table:table-cell table:style-name="ce12" office:value-type="float" office:value="20670" calcext:value-type="float">
            <text:p>2067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4</text:p>
          </table:table-cell>
          <table:table-cell table:style-name="ce11" office:value-type="float" office:value="6029.757674" calcext:value-type="float">
            <text:p>6029.757674</text:p>
          </table:table-cell>
          <table:table-cell table:style-name="ce11" office:value-type="float" office:value="7815.690232" calcext:value-type="float">
            <text:p>7815.690232</text:p>
          </table:table-cell>
          <table:table-cell table:style-name="ce12" office:value-type="float" office:value="10157" calcext:value-type="float">
            <text:p>1015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5</text:p>
          </table:table-cell>
          <table:table-cell table:style-name="ce11" office:value-type="float" office:value="5987.020216" calcext:value-type="float">
            <text:p>5987.020216</text:p>
          </table:table-cell>
          <table:table-cell table:style-name="ce11" office:value-type="float" office:value="7185.412573" calcext:value-type="float">
            <text:p>7185.412573</text:p>
          </table:table-cell>
          <table:table-cell table:style-name="ce12" office:value-type="float" office:value="9918" calcext:value-type="float">
            <text:p>991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6</text:p>
          </table:table-cell>
          <table:table-cell table:style-name="ce11" office:value-type="float" office:value="5659.273745" calcext:value-type="float">
            <text:p>5659.273745</text:p>
          </table:table-cell>
          <table:table-cell table:style-name="ce11" office:value-type="float" office:value="6028.564019" calcext:value-type="float">
            <text:p>6028.564019</text:p>
          </table:table-cell>
          <table:table-cell table:style-name="ce12" office:value-type="float" office:value="11106" calcext:value-type="float">
            <text:p>1110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7</text:p>
          </table:table-cell>
          <table:table-cell table:style-name="ce11" office:value-type="float" office:value="2971.588094" calcext:value-type="float">
            <text:p>2971.588094</text:p>
          </table:table-cell>
          <table:table-cell table:style-name="ce11" office:value-type="float" office:value="4537.724871" calcext:value-type="float">
            <text:p>4537.724871</text:p>
          </table:table-cell>
          <table:table-cell table:style-name="ce12" office:value-type="float" office:value="7244" calcext:value-type="float">
            <text:p>724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8</text:p>
          </table:table-cell>
          <table:table-cell table:style-name="ce11" office:value-type="float" office:value="4615.227726" calcext:value-type="float">
            <text:p>4615.227726</text:p>
          </table:table-cell>
          <table:table-cell table:style-name="ce11" office:value-type="float" office:value="5163.620712" calcext:value-type="float">
            <text:p>5163.620712</text:p>
          </table:table-cell>
          <table:table-cell table:style-name="ce12" office:value-type="float" office:value="9340" calcext:value-type="float">
            <text:p>934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9</text:p>
          </table:table-cell>
          <table:table-cell table:style-name="ce11" office:value-type="float" office:value="3831.68222" calcext:value-type="float">
            <text:p>3831.68222</text:p>
          </table:table-cell>
          <table:table-cell table:style-name="ce11" office:value-type="float" office:value="4971.771594" calcext:value-type="float">
            <text:p>4971.771594</text:p>
          </table:table-cell>
          <table:table-cell table:style-name="ce12" office:value-type="float" office:value="7378" calcext:value-type="float">
            <text:p>737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0</text:p>
          </table:table-cell>
          <table:table-cell table:style-name="ce11" office:value-type="float" office:value="4935.605234" calcext:value-type="float">
            <text:p>4935.605234</text:p>
          </table:table-cell>
          <table:table-cell table:style-name="ce11" office:value-type="float" office:value="6458.43064" calcext:value-type="float">
            <text:p>6458.43064</text:p>
          </table:table-cell>
          <table:table-cell table:style-name="ce12" office:value-type="float" office:value="9013" calcext:value-type="float">
            <text:p>901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1</text:p>
          </table:table-cell>
          <table:table-cell table:style-name="ce11" office:value-type="float" office:value="4101.947765" calcext:value-type="float">
            <text:p>4101.947765</text:p>
          </table:table-cell>
          <table:table-cell table:style-name="ce11" office:value-type="float" office:value="3672.811676" calcext:value-type="float">
            <text:p>3672.811676</text:p>
          </table:table-cell>
          <table:table-cell table:style-name="ce12" office:value-type="float" office:value="7611" calcext:value-type="float">
            <text:p>761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2</text:p>
          </table:table-cell>
          <table:table-cell table:style-name="ce11" office:value-type="float" office:value="4419.326264" calcext:value-type="float">
            <text:p>4419.326264</text:p>
          </table:table-cell>
          <table:table-cell table:style-name="ce11" office:value-type="float" office:value="3451.194162" calcext:value-type="float">
            <text:p>3451.194162</text:p>
          </table:table-cell>
          <table:table-cell table:style-name="ce12" office:value-type="float" office:value="6283" calcext:value-type="float">
            <text:p>628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3</text:p>
          </table:table-cell>
          <table:table-cell table:style-name="ce11" office:value-type="float" office:value="4016.706861" calcext:value-type="float">
            <text:p>4016.706861</text:p>
          </table:table-cell>
          <table:table-cell table:style-name="ce11" office:value-type="float" office:value="5688.569592" calcext:value-type="float">
            <text:p>5688.569592</text:p>
          </table:table-cell>
          <table:table-cell table:style-name="ce12" office:value-type="float" office:value="6038" calcext:value-type="float">
            <text:p>603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4</text:p>
          </table:table-cell>
          <table:table-cell table:style-name="ce11" office:value-type="float" office:value="2012.316279" calcext:value-type="float">
            <text:p>2012.316279</text:p>
          </table:table-cell>
          <table:table-cell table:style-name="ce11" office:value-type="float" office:value="1986.550541" calcext:value-type="float">
            <text:p>1986.550541</text:p>
          </table:table-cell>
          <table:table-cell table:style-name="ce12" office:value-type="float" office:value="3194" calcext:value-type="float">
            <text:p>319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5</text:p>
          </table:table-cell>
          <table:table-cell table:style-name="ce11" office:value-type="float" office:value="183.657192" calcext:value-type="float">
            <text:p>183.657192</text:p>
          </table:table-cell>
          <table:table-cell table:style-name="ce11" office:value-type="float" office:value="73.188636" calcext:value-type="float">
            <text:p>73.188636</text:p>
          </table:table-cell>
          <table:table-cell table:style-name="ce12" office:value-type="float" office:value="310" calcext:value-type="float">
            <text:p>31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6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73.965917" calcext:value-type="float">
            <text:p>73.965917</text:p>
          </table:table-cell>
          <table:table-cell table:style-name="ce12" office:value-type="float" office:value="284" calcext:value-type="float">
            <text:p>28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7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78.533448" calcext:value-type="float">
            <text:p>78.533448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8</text:p>
          </table:table-cell>
          <table:table-cell table:style-name="ce11" office:value-type="float" office:value="380.38732" calcext:value-type="float">
            <text:p>380.38732</text:p>
          </table:table-cell>
          <table:table-cell table:style-name="ce11" office:value-type="float" office:value="77.283956" calcext:value-type="float">
            <text:p>77.283956</text:p>
          </table:table-cell>
          <table:table-cell table:style-name="ce12" office:value-type="float" office:value="319" calcext:value-type="float">
            <text:p>31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9</text:p>
          </table:table-cell>
          <table:table-cell table:style-name="ce11" office:value-type="float" office:value="240.657192" calcext:value-type="float">
            <text:p>240.657192</text:p>
          </table:table-cell>
          <table:table-cell table:style-name="ce11" office:value-type="float" office:value="129.943892" calcext:value-type="float">
            <text:p>129.943892</text:p>
          </table:table-cell>
          <table:table-cell table:style-name="ce12" office:value-type="float" office:value="421" calcext:value-type="float">
            <text:p>42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33" calcext:value-type="float">
            <text:p>33</text:p>
          </table:table-cell>
          <table:table-cell table:style-name="ce12" office:value-type="float" office:value="225" calcext:value-type="float">
            <text:p>22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1</text:p>
          </table:table-cell>
          <table:table-cell table:style-name="ce11" office:value-type="float" office:value="6141.593628" calcext:value-type="float">
            <text:p>6141.593628</text:p>
          </table:table-cell>
          <table:table-cell table:style-name="ce11" office:value-type="float" office:value="4888.586044" calcext:value-type="float">
            <text:p>4888.586044</text:p>
          </table:table-cell>
          <table:table-cell table:style-name="ce12" office:value-type="float" office:value="8040" calcext:value-type="float">
            <text:p>804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2</text:p>
          </table:table-cell>
          <table:table-cell table:style-name="ce11" office:value-type="float" office:value="5873.48514" calcext:value-type="float">
            <text:p>5873.48514</text:p>
          </table:table-cell>
          <table:table-cell table:style-name="ce11" office:value-type="float" office:value="6651.012422" calcext:value-type="float">
            <text:p>6651.012422</text:p>
          </table:table-cell>
          <table:table-cell table:style-name="ce12" office:value-type="float" office:value="7828" calcext:value-type="float">
            <text:p>782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3</text:p>
          </table:table-cell>
          <table:table-cell table:style-name="ce11" office:value-type="float" office:value="1698.915756" calcext:value-type="float">
            <text:p>1698.915756</text:p>
          </table:table-cell>
          <table:table-cell table:style-name="ce11" office:value-type="float" office:value="1227.18228" calcext:value-type="float">
            <text:p>1227.18228</text:p>
          </table:table-cell>
          <table:table-cell table:style-name="ce12" office:value-type="float" office:value="2078" calcext:value-type="float">
            <text:p>207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4</text:p>
          </table:table-cell>
          <table:table-cell table:style-name="ce11" office:value-type="float" office:value="677.461713" calcext:value-type="float">
            <text:p>677.461713</text:p>
          </table:table-cell>
          <table:table-cell table:style-name="ce11" office:value-type="float" office:value="89.691656" calcext:value-type="float">
            <text:p>89.691656</text:p>
          </table:table-cell>
          <table:table-cell table:style-name="ce12" office:value-type="float" office:value="479" calcext:value-type="float">
            <text:p>47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5</text:p>
          </table:table-cell>
          <table:table-cell table:style-name="ce11" office:value-type="float" office:value="850.512595" calcext:value-type="float">
            <text:p>850.512595</text:p>
          </table:table-cell>
          <table:table-cell table:style-name="ce11" office:value-type="float" office:value="305.526218" calcext:value-type="float">
            <text:p>305.526218</text:p>
          </table:table-cell>
          <table:table-cell table:style-name="ce12" office:value-type="float" office:value="821" calcext:value-type="float">
            <text:p>82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6</text:p>
          </table:table-cell>
          <table:table-cell table:style-name="ce11" office:value-type="float" office:value="1262.835051" calcext:value-type="float">
            <text:p>1262.835051</text:p>
          </table:table-cell>
          <table:table-cell table:style-name="ce11" office:value-type="float" office:value="305.538304" calcext:value-type="float">
            <text:p>305.538304</text:p>
          </table:table-cell>
          <table:table-cell table:style-name="ce12" office:value-type="float" office:value="852" calcext:value-type="float">
            <text:p>85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7</text:p>
          </table:table-cell>
          <table:table-cell table:style-name="ce11" office:value-type="float" office:value="978.31821" calcext:value-type="float">
            <text:p>978.31821</text:p>
          </table:table-cell>
          <table:table-cell table:style-name="ce11" office:value-type="float" office:value="199.79038" calcext:value-type="float">
            <text:p>199.79038</text:p>
          </table:table-cell>
          <table:table-cell table:style-name="ce12" office:value-type="float" office:value="595" calcext:value-type="float">
            <text:p>59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8</text:p>
          </table:table-cell>
          <table:table-cell table:style-name="ce11" office:value-type="float" office:value="1477.812881" calcext:value-type="float">
            <text:p>1477.812881</text:p>
          </table:table-cell>
          <table:table-cell table:style-name="ce11" office:value-type="float" office:value="202.847855" calcext:value-type="float">
            <text:p>202.847855</text:p>
          </table:table-cell>
          <table:table-cell table:style-name="ce12" office:value-type="float" office:value="571" calcext:value-type="float">
            <text:p>57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9</text:p>
          </table:table-cell>
          <table:table-cell table:style-name="ce11" office:value-type="float" office:value="1120.375011" calcext:value-type="float">
            <text:p>1120.375011</text:p>
          </table:table-cell>
          <table:table-cell table:style-name="ce11" office:value-type="float" office:value="120.095348" calcext:value-type="float">
            <text:p>120.095348</text:p>
          </table:table-cell>
          <table:table-cell table:style-name="ce12" office:value-type="float" office:value="663" calcext:value-type="float">
            <text:p>66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0</text:p>
          </table:table-cell>
          <table:table-cell table:style-name="ce11" office:value-type="float" office:value="705.722789" calcext:value-type="float">
            <text:p>705.722789</text:p>
          </table:table-cell>
          <table:table-cell table:style-name="ce11" office:value-type="float" office:value="21" calcext:value-type="float">
            <text:p>21</text:p>
          </table:table-cell>
          <table:table-cell table:style-name="ce12" office:value-type="float" office:value="410" calcext:value-type="float">
            <text:p>41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1</text:p>
          </table:table-cell>
          <table:table-cell table:style-name="ce11" office:value-type="float" office:value="1118.443024" calcext:value-type="float">
            <text:p>1118.443024</text:p>
          </table:table-cell>
          <table:table-cell table:style-name="ce11" office:value-type="float" office:value="126.57192" calcext:value-type="float">
            <text:p>126.57192</text:p>
          </table:table-cell>
          <table:table-cell table:style-name="ce12" office:value-type="float" office:value="515" calcext:value-type="float">
            <text:p>51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2</text:p>
          </table:table-cell>
          <table:table-cell table:style-name="ce11" office:value-type="float" office:value="934.621008" calcext:value-type="float">
            <text:p>934.621008</text:p>
          </table:table-cell>
          <table:table-cell table:style-name="ce11" office:value-type="float" office:value="80.722084" calcext:value-type="float">
            <text:p>80.722084</text:p>
          </table:table-cell>
          <table:table-cell table:style-name="ce12" office:value-type="float" office:value="373" calcext:value-type="float">
            <text:p>37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3</text:p>
          </table:table-cell>
          <table:table-cell table:style-name="ce11" office:value-type="float" office:value="515.785712" calcext:value-type="float">
            <text:p>515.785712</text:p>
          </table:table-cell>
          <table:table-cell table:style-name="ce11" office:value-type="float" office:value="65.752512" calcext:value-type="float">
            <text:p>65.752512</text:p>
          </table:table-cell>
          <table:table-cell table:style-name="ce12" office:value-type="float" office:value="273" calcext:value-type="float">
            <text:p>27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4</text:p>
          </table:table-cell>
          <table:table-cell table:style-name="ce11" office:value-type="float" office:value="1102.698582" calcext:value-type="float">
            <text:p>1102.698582</text:p>
          </table:table-cell>
          <table:table-cell table:style-name="ce11" office:value-type="float" office:value="518.445986" calcext:value-type="float">
            <text:p>518.445986</text:p>
          </table:table-cell>
          <table:table-cell table:style-name="ce12" office:value-type="float" office:value="1430" calcext:value-type="float">
            <text:p>14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5</text:p>
          </table:table-cell>
          <table:table-cell table:style-name="ce11" office:value-type="float" office:value="150.657192" calcext:value-type="float">
            <text:p>150.657192</text:p>
          </table:table-cell>
          <table:table-cell table:style-name="ce11" office:value-type="float" office:value="57" calcext:value-type="float">
            <text:p>57</text:p>
          </table:table-cell>
          <table:table-cell table:style-name="ce12" office:value-type="float" office:value="165" calcext:value-type="float">
            <text:p>16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6</text:p>
          </table:table-cell>
          <table:table-cell table:style-name="ce11" office:value-type="float" office:value="298.4077" calcext:value-type="float">
            <text:p>298.4077</text:p>
          </table:table-cell>
          <table:table-cell table:style-name="ce11" office:value-type="float" office:value="96.817404" calcext:value-type="float">
            <text:p>96.817404</text:p>
          </table:table-cell>
          <table:table-cell table:style-name="ce12" office:value-type="float" office:value="316" calcext:value-type="float">
            <text:p>31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7</text:p>
          </table:table-cell>
          <table:table-cell table:style-name="ce11" office:value-type="float" office:value="265.314384" calcext:value-type="float">
            <text:p>265.314384</text:p>
          </table:table-cell>
          <table:table-cell table:style-name="ce11" office:value-type="float" office:value="51" calcext:value-type="float">
            <text:p>51</text:p>
          </table:table-cell>
          <table:table-cell table:style-name="ce12" office:value-type="float" office:value="243" calcext:value-type="float">
            <text:p>24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8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63" calcext:value-type="float">
            <text:p>63</text:p>
          </table:table-cell>
          <table:table-cell table:style-name="ce12" office:value-type="float" office:value="287" calcext:value-type="float">
            <text:p>28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9</text:p>
          </table:table-cell>
          <table:table-cell table:style-name="ce11" office:value-type="float" office:value="897.982943" calcext:value-type="float">
            <text:p>897.982943</text:p>
          </table:table-cell>
          <table:table-cell table:style-name="ce11" office:value-type="float" office:value="177.270671" calcext:value-type="float">
            <text:p>177.270671</text:p>
          </table:table-cell>
          <table:table-cell table:style-name="ce12" office:value-type="float" office:value="467" calcext:value-type="float">
            <text:p>46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0</text:p>
          </table:table-cell>
          <table:table-cell table:style-name="ce11" office:value-type="float" office:value="2527.224716" calcext:value-type="float">
            <text:p>2527.224716</text:p>
          </table:table-cell>
          <table:table-cell table:style-name="ce11" office:value-type="float" office:value="3325.757582" calcext:value-type="float">
            <text:p>3325.757582</text:p>
          </table:table-cell>
          <table:table-cell table:style-name="ce12" office:value-type="float" office:value="3170" calcext:value-type="float">
            <text:p>317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1</text:p>
          </table:table-cell>
          <table:table-cell table:style-name="ce11" office:value-type="float" office:value="1203.745954" calcext:value-type="float">
            <text:p>1203.745954</text:p>
          </table:table-cell>
          <table:table-cell table:style-name="ce11" office:value-type="float" office:value="321.384013" calcext:value-type="float">
            <text:p>321.384013</text:p>
          </table:table-cell>
          <table:table-cell table:style-name="ce12" office:value-type="float" office:value="1030" calcext:value-type="float">
            <text:p>10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2</text:p>
          </table:table-cell>
          <table:table-cell table:style-name="ce11" office:value-type="float" office:value="436.188989" calcext:value-type="float">
            <text:p>436.188989</text:p>
          </table:table-cell>
          <table:table-cell table:style-name="ce11" office:value-type="float" office:value="39.19064" calcext:value-type="float">
            <text:p>39.19064</text:p>
          </table:table-cell>
          <table:table-cell table:style-name="ce12" office:value-type="float" office:value="278" calcext:value-type="float">
            <text:p>27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3</text:p>
          </table:table-cell>
          <table:table-cell table:style-name="ce11" office:value-type="float" office:value="281.64021" calcext:value-type="float">
            <text:p>281.64021</text:p>
          </table:table-cell>
          <table:table-cell table:style-name="ce11" office:value-type="float" office:value="24" calcext:value-type="float">
            <text:p>24</text:p>
          </table:table-cell>
          <table:table-cell table:style-name="ce12" office:value-type="float" office:value="135" calcext:value-type="float">
            <text:p>13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4</text:p>
          </table:table-cell>
          <table:table-cell table:style-name="ce11" office:value-type="float" office:value="3106.513694" calcext:value-type="float">
            <text:p>3106.513694</text:p>
          </table:table-cell>
          <table:table-cell table:style-name="ce11" office:value-type="float" office:value="2483.42297" calcext:value-type="float">
            <text:p>2483.42297</text:p>
          </table:table-cell>
          <table:table-cell table:style-name="ce12" office:value-type="float" office:value="2258" calcext:value-type="float">
            <text:p>225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5</text:p>
          </table:table-cell>
          <table:table-cell table:style-name="ce11" office:value-type="float" office:value="3974.522427" calcext:value-type="float">
            <text:p>3974.522427</text:p>
          </table:table-cell>
          <table:table-cell table:style-name="ce11" office:value-type="float" office:value="4952.641506" calcext:value-type="float">
            <text:p>4952.641506</text:p>
          </table:table-cell>
          <table:table-cell table:style-name="ce12" office:value-type="float" office:value="6930" calcext:value-type="float">
            <text:p>69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6</text:p>
          </table:table-cell>
          <table:table-cell table:style-name="ce11" office:value-type="float" office:value="602.867785" calcext:value-type="float">
            <text:p>602.867785</text:p>
          </table:table-cell>
          <table:table-cell table:style-name="ce11" office:value-type="float" office:value="95.716864" calcext:value-type="float">
            <text:p>95.716864</text:p>
          </table:table-cell>
          <table:table-cell table:style-name="ce12" office:value-type="float" office:value="746" calcext:value-type="float">
            <text:p>74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7</text:p>
          </table:table-cell>
          <table:table-cell table:style-name="ce11" office:value-type="float" office:value="275.4077" calcext:value-type="float">
            <text:p>275.4077</text:p>
          </table:table-cell>
          <table:table-cell table:style-name="ce11" office:value-type="float" office:value="163.539488" calcext:value-type="float">
            <text:p>163.539488</text:p>
          </table:table-cell>
          <table:table-cell table:style-name="ce12" office:value-type="float" office:value="440" calcext:value-type="float">
            <text:p>44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8</text:p>
          </table:table-cell>
          <table:table-cell table:style-name="ce11" office:value-type="float" office:value="359.846181" calcext:value-type="float">
            <text:p>359.846181</text:p>
          </table:table-cell>
          <table:table-cell table:style-name="ce11" office:value-type="float" office:value="59.472592" calcext:value-type="float">
            <text:p>59.472592</text:p>
          </table:table-cell>
          <table:table-cell table:style-name="ce12" office:value-type="float" office:value="336" calcext:value-type="float">
            <text:p>33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9</text:p>
          </table:table-cell>
          <table:table-cell table:style-name="ce11" office:value-type="float" office:value="405.346844" calcext:value-type="float">
            <text:p>405.346844</text:p>
          </table:table-cell>
          <table:table-cell table:style-name="ce11" office:value-type="float" office:value="160.811415" calcext:value-type="float">
            <text:p>160.811415</text:p>
          </table:table-cell>
          <table:table-cell table:style-name="ce12" office:value-type="float" office:value="605" calcext:value-type="float">
            <text:p>60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0</text:p>
          </table:table-cell>
          <table:table-cell table:style-name="ce11" office:value-type="float" office:value="661.620079" calcext:value-type="float">
            <text:p>661.620079</text:p>
          </table:table-cell>
          <table:table-cell table:style-name="ce11" office:value-type="float" office:value="136.208191" calcext:value-type="float">
            <text:p>136.208191</text:p>
          </table:table-cell>
          <table:table-cell table:style-name="ce12" office:value-type="float" office:value="637" calcext:value-type="float">
            <text:p>63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1</text:p>
          </table:table-cell>
          <table:table-cell table:style-name="ce11" office:value-type="float" office:value="331.314384" calcext:value-type="float">
            <text:p>331.314384</text:p>
          </table:table-cell>
          <table:table-cell table:style-name="ce11" office:value-type="float" office:value="89.442164" calcext:value-type="float">
            <text:p>89.442164</text:p>
          </table:table-cell>
          <table:table-cell table:style-name="ce12" office:value-type="float" office:value="420" calcext:value-type="float">
            <text:p>42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2</text:p>
          </table:table-cell>
          <table:table-cell table:style-name="ce11" office:value-type="float" office:value="397.494999" calcext:value-type="float">
            <text:p>397.494999</text:p>
          </table:table-cell>
          <table:table-cell table:style-name="ce11" office:value-type="float" office:value="317.182278" calcext:value-type="float">
            <text:p>317.182278</text:p>
          </table:table-cell>
          <table:table-cell table:style-name="ce12" office:value-type="float" office:value="817" calcext:value-type="float">
            <text:p>81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3</text:p>
          </table:table-cell>
          <table:table-cell table:style-name="ce11" office:value-type="float" office:value="280.438128" calcext:value-type="float">
            <text:p>280.438128</text:p>
          </table:table-cell>
          <table:table-cell table:style-name="ce11" office:value-type="float" office:value="269.84354" calcext:value-type="float">
            <text:p>269.84354</text:p>
          </table:table-cell>
          <table:table-cell table:style-name="ce12" office:value-type="float" office:value="457" calcext:value-type="float">
            <text:p>45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4</text:p>
          </table:table-cell>
          <table:table-cell table:style-name="ce11" office:value-type="float" office:value="418.234589" calcext:value-type="float">
            <text:p>418.234589</text:p>
          </table:table-cell>
          <table:table-cell table:style-name="ce11" office:value-type="float" office:value="45.149136" calcext:value-type="float">
            <text:p>45.149136</text:p>
          </table:table-cell>
          <table:table-cell table:style-name="ce12" office:value-type="float" office:value="185" calcext:value-type="float">
            <text:p>18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5</text:p>
          </table:table-cell>
          <table:table-cell table:style-name="ce11" office:value-type="float" office:value="692.756651" calcext:value-type="float">
            <text:p>692.756651</text:p>
          </table:table-cell>
          <table:table-cell table:style-name="ce11" office:value-type="float" office:value="326.384901" calcext:value-type="float">
            <text:p>326.384901</text:p>
          </table:table-cell>
          <table:table-cell table:style-name="ce12" office:value-type="float" office:value="1219" calcext:value-type="float">
            <text:p>121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6</text:p>
          </table:table-cell>
          <table:table-cell table:style-name="ce11" office:value-type="float" office:value="2765.547027" calcext:value-type="float">
            <text:p>2765.547027</text:p>
          </table:table-cell>
          <table:table-cell table:style-name="ce11" office:value-type="float" office:value="3497.867918" calcext:value-type="float">
            <text:p>3497.867918</text:p>
          </table:table-cell>
          <table:table-cell table:style-name="ce12" office:value-type="float" office:value="3425" calcext:value-type="float">
            <text:p>342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7</text:p>
          </table:table-cell>
          <table:table-cell table:style-name="ce11" office:value-type="float" office:value="5791.031546" calcext:value-type="float">
            <text:p>5791.031546</text:p>
          </table:table-cell>
          <table:table-cell table:style-name="ce11" office:value-type="float" office:value="5576.824625" calcext:value-type="float">
            <text:p>5576.824625</text:p>
          </table:table-cell>
          <table:table-cell table:style-name="ce12" office:value-type="float" office:value="8229" calcext:value-type="float">
            <text:p>822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8</text:p>
          </table:table-cell>
          <table:table-cell table:style-name="ce11" office:value-type="float" office:value="7343.602811" calcext:value-type="float">
            <text:p>7343.602811</text:p>
          </table:table-cell>
          <table:table-cell table:style-name="ce11" office:value-type="float" office:value="7747.597406" calcext:value-type="float">
            <text:p>7747.597406</text:p>
          </table:table-cell>
          <table:table-cell table:style-name="ce12" office:value-type="float" office:value="10979" calcext:value-type="float">
            <text:p>1097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9</text:p>
          </table:table-cell>
          <table:table-cell table:style-name="ce11" office:value-type="float" office:value="4097.133577" calcext:value-type="float">
            <text:p>4097.133577</text:p>
          </table:table-cell>
          <table:table-cell table:style-name="ce11" office:value-type="float" office:value="5101.880808" calcext:value-type="float">
            <text:p>5101.880808</text:p>
          </table:table-cell>
          <table:table-cell table:style-name="ce12" office:value-type="float" office:value="7251" calcext:value-type="float">
            <text:p>725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0</text:p>
          </table:table-cell>
          <table:table-cell table:style-name="ce11" office:value-type="float" office:value="6753.185733" calcext:value-type="float">
            <text:p>6753.185733</text:p>
          </table:table-cell>
          <table:table-cell table:style-name="ce11" office:value-type="float" office:value="8973.68631" calcext:value-type="float">
            <text:p>8973.68631</text:p>
          </table:table-cell>
          <table:table-cell table:style-name="ce12" office:value-type="float" office:value="12030" calcext:value-type="float">
            <text:p>120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1</text:p>
          </table:table-cell>
          <table:table-cell table:style-name="ce11" office:value-type="float" office:value="6065.522966" calcext:value-type="float">
            <text:p>6065.522966</text:p>
          </table:table-cell>
          <table:table-cell table:style-name="ce11" office:value-type="float" office:value="6837.673952" calcext:value-type="float">
            <text:p>6837.673952</text:p>
          </table:table-cell>
          <table:table-cell table:style-name="ce12" office:value-type="float" office:value="11249" calcext:value-type="float">
            <text:p>1124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2</text:p>
          </table:table-cell>
          <table:table-cell table:style-name="ce11" office:value-type="float" office:value="4694.856903" calcext:value-type="float">
            <text:p>4694.856903</text:p>
          </table:table-cell>
          <table:table-cell table:style-name="ce11" office:value-type="float" office:value="5047.023226" calcext:value-type="float">
            <text:p>5047.023226</text:p>
          </table:table-cell>
          <table:table-cell table:style-name="ce12" office:value-type="float" office:value="8045" calcext:value-type="float">
            <text:p>804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3</text:p>
          </table:table-cell>
          <table:table-cell table:style-name="ce11" office:value-type="float" office:value="6438.835652" calcext:value-type="float">
            <text:p>6438.835652</text:p>
          </table:table-cell>
          <table:table-cell table:style-name="ce11" office:value-type="float" office:value="7727.584098" calcext:value-type="float">
            <text:p>7727.584098</text:p>
          </table:table-cell>
          <table:table-cell table:style-name="ce12" office:value-type="float" office:value="9648" calcext:value-type="float">
            <text:p>964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4</text:p>
          </table:table-cell>
          <table:table-cell table:style-name="ce11" office:value-type="float" office:value="5223.96865" calcext:value-type="float">
            <text:p>5223.96865</text:p>
          </table:table-cell>
          <table:table-cell table:style-name="ce11" office:value-type="float" office:value="3822.399137" calcext:value-type="float">
            <text:p>3822.399137</text:p>
          </table:table-cell>
          <table:table-cell table:style-name="ce12" office:value-type="float" office:value="7407" calcext:value-type="float">
            <text:p>740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5</text:p>
          </table:table-cell>
          <table:table-cell table:style-name="ce11" office:value-type="float" office:value="7056.816823" calcext:value-type="float">
            <text:p>7056.816823</text:p>
          </table:table-cell>
          <table:table-cell table:style-name="ce11" office:value-type="float" office:value="5253.51027" calcext:value-type="float">
            <text:p>5253.51027</text:p>
          </table:table-cell>
          <table:table-cell table:style-name="ce12" office:value-type="float" office:value="9893" calcext:value-type="float">
            <text:p>989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6</text:p>
          </table:table-cell>
          <table:table-cell table:style-name="ce11" office:value-type="float" office:value="7669.091917" calcext:value-type="float">
            <text:p>7669.091917</text:p>
          </table:table-cell>
          <table:table-cell table:style-name="ce11" office:value-type="float" office:value="8675.704149" calcext:value-type="float">
            <text:p>8675.704149</text:p>
          </table:table-cell>
          <table:table-cell table:style-name="ce12" office:value-type="float" office:value="13076" calcext:value-type="float">
            <text:p>1307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7</text:p>
          </table:table-cell>
          <table:table-cell table:style-name="ce11" office:value-type="float" office:value="6746.840557" calcext:value-type="float">
            <text:p>6746.840557</text:p>
          </table:table-cell>
          <table:table-cell table:style-name="ce11" office:value-type="float" office:value="7396.605594" calcext:value-type="float">
            <text:p>7396.605594</text:p>
          </table:table-cell>
          <table:table-cell table:style-name="ce12" office:value-type="float" office:value="9811" calcext:value-type="float">
            <text:p>981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8</text:p>
          </table:table-cell>
          <table:table-cell table:style-name="ce11" office:value-type="float" office:value="5905.61119" calcext:value-type="float">
            <text:p>5905.61119</text:p>
          </table:table-cell>
          <table:table-cell table:style-name="ce11" office:value-type="float" office:value="6727.598984" calcext:value-type="float">
            <text:p>6727.598984</text:p>
          </table:table-cell>
          <table:table-cell table:style-name="ce12" office:value-type="float" office:value="9589" calcext:value-type="float">
            <text:p>958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9</text:p>
          </table:table-cell>
          <table:table-cell table:style-name="ce11" office:value-type="float" office:value="10515.095208" calcext:value-type="float">
            <text:p>10515.095208</text:p>
          </table:table-cell>
          <table:table-cell table:style-name="ce11" office:value-type="float" office:value="8009.926688" calcext:value-type="float">
            <text:p>8009.926688</text:p>
          </table:table-cell>
          <table:table-cell table:style-name="ce12" office:value-type="float" office:value="14441" calcext:value-type="float">
            <text:p>1444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100</text:p>
          </table:table-cell>
          <table:table-cell table:style-name="ce11" office:value-type="float" office:value="325.09532" calcext:value-type="float">
            <text:p>325.09532</text:p>
          </table:table-cell>
          <table:table-cell table:style-name="ce11" office:value-type="float" office:value="86.552644" calcext:value-type="float">
            <text:p>86.552644</text:p>
          </table:table-cell>
          <table:table-cell table:style-name="ce12" office:value-type="float" office:value="434" calcext:value-type="float">
            <text:p>43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11" table:formula="of:=SUM([.C12:.C111])" office:value-type="float" office:value="227868.103649" calcext:value-type="float">
            <text:p>227868.103649</text:p>
          </table:table-cell>
          <table:table-cell table:style-name="ce11" table:formula="of:=SUM([.D12:.D111])" office:value-type="float" office:value="225375.934802" calcext:value-type="float">
            <text:p>225375.934802</text:p>
          </table:table-cell>
          <table:table-cell table:style-name="ce11" table:formula="of:=SUM([.E12:.E111])" office:value-type="float" office:value="343922" calcext:value-type="float">
            <text:p>343922</text:p>
          </table:table-cell>
          <table:table-cell table:number-columns-repeated="1013"/>
        </table:table-row>
        <table:table-row table:style-name="ro3" table:number-rows-repeated="3">
          <table:table-cell table:number-columns-repeated="1018"/>
        </table:table-row>
        <table:table-row table:style-name="ro3">
          <table:table-cell table:style-name="ce7" office:value-type="string" calcext:value-type="string">
            <text:p>© Statistics South Africa</text:p>
          </table:table-cell>
          <table:table-cell table:number-columns-repeated="1017"/>
        </table:table-row>
        <table:table-row table:style-name="ro3" table:number-rows-repeated="1048459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Data Sheet 1" table:style-name="ta2">
        <office:forms form:automatic-focus="false" form:apply-design-mode="false"/>
        <table:table-column table:style-name="co1" table:default-cell-style-name="ce3"/>
        <table:table-column table:style-name="co2" table:number-columns-repeated="1017" table:default-cell-style-name="ce3"/>
        <table:table-row table:style-name="ro1">
          <table:table-cell table:style-name="ce1">
            <draw:frame table:end-cell-address="'Data Sheet 1'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 table:number-columns-repeated="1017"/>
        </table:table-row>
        <table:table-row table:style-name="ro2">
          <table:table-cell table:style-name="ce2" office:value-type="string" calcext:value-type="string">
            <text:p>Education - South Africa by Electoral War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opulation group by Geography by Employment statu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unting: Person weighted</text:p>
          </table:table-cell>
          <table:table-cell table:number-columns-repeated="1017"/>
        </table:table-row>
        <table:table-row table:style-name="ro3">
          <table:table-cell table:number-columns-repeated="1018"/>
        </table:table-row>
        <table:table-row table:style-name="ro2">
          <table:table-cell table:style-name="ce2" office:value-type="string" calcext:value-type="string">
            <text:p>Filters: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efault Summation</text:p>
          </table:table-cell>
          <table:table-cell table:style-name="ce8" office:value-type="string" calcext:value-type="string">
            <text:p>Person weighted</text:p>
          </table:table-cell>
          <table:table-cell table:number-columns-repeated="1016"/>
        </table:table-row>
        <table:table-row table:style-name="ro3">
          <table:table-cell table:number-columns-repeated="1018"/>
        </table:table-row>
        <table:table-row table:style-name="ro5">
          <table:table-cell table:style-name="ce5" office:value-type="string" calcext:value-type="string">
            <text:p><text:s/>Coloured</text:p>
          </table:table-cell>
          <table:table-cell table:number-columns-repeated="1017"/>
        </table:table-row>
        <table:table-row table:style-name="ro5">
          <table:table-cell table:style-name="ce6" office:value-type="string" calcext:value-type="string" table:number-columns-spanned="2" table:number-rows-spanned="1">
            <text:p>Employment status</text:p>
          </table:table-cell>
          <table:covered-table-cell/>
          <table:table-cell table:style-name="ce10" office:value-type="string" calcext:value-type="string">
            <text:p>Employed</text:p>
          </table:table-cell>
          <table:table-cell table:style-name="ce10" office:value-type="string" calcext:value-type="string">
            <text:p>Unemployed</text:p>
          </table:table-cell>
          <table:table-cell table:style-name="ce10" office:value-type="string" calcext:value-type="string">
            <text:p>Not Economically Active</text:p>
          </table:table-cell>
          <table:table-cell table:number-columns-repeated="1013"/>
        </table:table-row>
        <table:table-row table:style-name="ro5">
          <table:table-cell/>
          <table:table-cell table:style-name="ce5" office:value-type="string" calcext:value-type="string">
            <text:p>Geography</text:p>
          </table:table-cell>
          <table:table-cell table:number-columns-repeated="1016"/>
        </table:table-row>
        <table:table-row table:style-name="ro3">
          <table:table-cell/>
          <table:table-cell table:style-name="ce9" office:value-type="string" calcext:value-type="string">
            <text:p>19100001</text:p>
          </table:table-cell>
          <table:table-cell table:style-name="ce11" office:value-type="float" office:value="11796.075137" calcext:value-type="float">
            <text:p>11796.075137</text:p>
          </table:table-cell>
          <table:table-cell table:style-name="ce11" office:value-type="float" office:value="5001.794821" calcext:value-type="float">
            <text:p>5001.794821</text:p>
          </table:table-cell>
          <table:table-cell table:style-name="ce12" office:value-type="float" office:value="18301" calcext:value-type="float">
            <text:p>1830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2</text:p>
          </table:table-cell>
          <table:table-cell table:style-name="ce11" office:value-type="float" office:value="8080.744847" calcext:value-type="float">
            <text:p>8080.744847</text:p>
          </table:table-cell>
          <table:table-cell table:style-name="ce11" office:value-type="float" office:value="3020.907367" calcext:value-type="float">
            <text:p>3020.907367</text:p>
          </table:table-cell>
          <table:table-cell table:style-name="ce12" office:value-type="float" office:value="11489" calcext:value-type="float">
            <text:p>1148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3</text:p>
          </table:table-cell>
          <table:table-cell table:style-name="ce11" office:value-type="float" office:value="768.651985" calcext:value-type="float">
            <text:p>768.651985</text:p>
          </table:table-cell>
          <table:table-cell table:style-name="ce11" office:value-type="float" office:value="320.316528" calcext:value-type="float">
            <text:p>320.316528</text:p>
          </table:table-cell>
          <table:table-cell table:style-name="ce12" office:value-type="float" office:value="649" calcext:value-type="float">
            <text:p>64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4</text:p>
          </table:table-cell>
          <table:table-cell table:style-name="ce11" office:value-type="float" office:value="1333.808418" calcext:value-type="float">
            <text:p>1333.808418</text:p>
          </table:table-cell>
          <table:table-cell table:style-name="ce11" office:value-type="float" office:value="214.428164" calcext:value-type="float">
            <text:p>214.428164</text:p>
          </table:table-cell>
          <table:table-cell table:style-name="ce12" office:value-type="float" office:value="1205" calcext:value-type="float">
            <text:p>120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5</text:p>
          </table:table-cell>
          <table:table-cell table:style-name="ce11" office:value-type="float" office:value="1985.82018" calcext:value-type="float">
            <text:p>1985.82018</text:p>
          </table:table-cell>
          <table:table-cell table:style-name="ce11" office:value-type="float" office:value="129.382204" calcext:value-type="float">
            <text:p>129.382204</text:p>
          </table:table-cell>
          <table:table-cell table:style-name="ce12" office:value-type="float" office:value="1871" calcext:value-type="float">
            <text:p>187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6</text:p>
          </table:table-cell>
          <table:table-cell table:style-name="ce11" office:value-type="float" office:value="956.408515" calcext:value-type="float">
            <text:p>956.408515</text:p>
          </table:table-cell>
          <table:table-cell table:style-name="ce11" office:value-type="float" office:value="16.579776" calcext:value-type="float">
            <text:p>16.579776</text:p>
          </table:table-cell>
          <table:table-cell table:style-name="ce12" office:value-type="float" office:value="430" calcext:value-type="float">
            <text:p>4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7</text:p>
          </table:table-cell>
          <table:table-cell table:style-name="ce11" office:value-type="float" office:value="1324.581385" calcext:value-type="float">
            <text:p>1324.581385</text:p>
          </table:table-cell>
          <table:table-cell table:style-name="ce11" office:value-type="float" office:value="72" calcext:value-type="float">
            <text:p>72</text:p>
          </table:table-cell>
          <table:table-cell table:style-name="ce12" office:value-type="float" office:value="719" calcext:value-type="float">
            <text:p>71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8</text:p>
          </table:table-cell>
          <table:table-cell table:style-name="ce11" office:value-type="float" office:value="3204.163844" calcext:value-type="float">
            <text:p>3204.163844</text:p>
          </table:table-cell>
          <table:table-cell table:style-name="ce11" office:value-type="float" office:value="594.120829" calcext:value-type="float">
            <text:p>594.120829</text:p>
          </table:table-cell>
          <table:table-cell table:style-name="ce12" office:value-type="float" office:value="3109" calcext:value-type="float">
            <text:p>310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9</text:p>
          </table:table-cell>
          <table:table-cell table:style-name="ce11" office:value-type="float" office:value="834.048964" calcext:value-type="float">
            <text:p>834.048964</text:p>
          </table:table-cell>
          <table:table-cell table:style-name="ce11" office:value-type="float" office:value="24.434832" calcext:value-type="float">
            <text:p>24.434832</text:p>
          </table:table-cell>
          <table:table-cell table:style-name="ce12" office:value-type="float" office:value="319" calcext:value-type="float">
            <text:p>31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0</text:p>
          </table:table-cell>
          <table:table-cell table:style-name="ce11" office:value-type="float" office:value="1533.064742" calcext:value-type="float">
            <text:p>1533.064742</text:p>
          </table:table-cell>
          <table:table-cell table:style-name="ce11" office:value-type="float" office:value="855.66467" calcext:value-type="float">
            <text:p>855.66467</text:p>
          </table:table-cell>
          <table:table-cell table:style-name="ce12" office:value-type="float" office:value="2194" calcext:value-type="float">
            <text:p>219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1</text:p>
          </table:table-cell>
          <table:table-cell table:style-name="ce11" office:value-type="float" office:value="6554.268959" calcext:value-type="float">
            <text:p>6554.268959</text:p>
          </table:table-cell>
          <table:table-cell table:style-name="ce11" office:value-type="float" office:value="1574.533194" calcext:value-type="float">
            <text:p>1574.533194</text:p>
          </table:table-cell>
          <table:table-cell table:style-name="ce12" office:value-type="float" office:value="8037" calcext:value-type="float">
            <text:p>803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2</text:p>
          </table:table-cell>
          <table:table-cell table:style-name="ce11" office:value-type="float" office:value="6071.879033" calcext:value-type="float">
            <text:p>6071.879033</text:p>
          </table:table-cell>
          <table:table-cell table:style-name="ce11" office:value-type="float" office:value="2251.308495" calcext:value-type="float">
            <text:p>2251.308495</text:p>
          </table:table-cell>
          <table:table-cell table:style-name="ce12" office:value-type="float" office:value="8896" calcext:value-type="float">
            <text:p>889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3</text:p>
          </table:table-cell>
          <table:table-cell table:style-name="ce11" office:value-type="float" office:value="5213.256915" calcext:value-type="float">
            <text:p>5213.256915</text:p>
          </table:table-cell>
          <table:table-cell table:style-name="ce11" office:value-type="float" office:value="602.454098" calcext:value-type="float">
            <text:p>602.454098</text:p>
          </table:table-cell>
          <table:table-cell table:style-name="ce12" office:value-type="float" office:value="4946" calcext:value-type="float">
            <text:p>494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4</text:p>
          </table:table-cell>
          <table:table-cell table:style-name="ce11" office:value-type="float" office:value="2221.272633" calcext:value-type="float">
            <text:p>2221.272633</text:p>
          </table:table-cell>
          <table:table-cell table:style-name="ce11" office:value-type="float" office:value="126.102256" calcext:value-type="float">
            <text:p>126.102256</text:p>
          </table:table-cell>
          <table:table-cell table:style-name="ce12" office:value-type="float" office:value="1676" calcext:value-type="float">
            <text:p>167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5</text:p>
          </table:table-cell>
          <table:table-cell table:style-name="ce11" office:value-type="float" office:value="10481.119807" calcext:value-type="float">
            <text:p>10481.119807</text:p>
          </table:table-cell>
          <table:table-cell table:style-name="ce11" office:value-type="float" office:value="2005.557055" calcext:value-type="float">
            <text:p>2005.557055</text:p>
          </table:table-cell>
          <table:table-cell table:style-name="ce12" office:value-type="float" office:value="11826" calcext:value-type="float">
            <text:p>1182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6</text:p>
          </table:table-cell>
          <table:table-cell table:style-name="ce11" office:value-type="float" office:value="12501.209929" calcext:value-type="float">
            <text:p>12501.209929</text:p>
          </table:table-cell>
          <table:table-cell table:style-name="ce11" office:value-type="float" office:value="3166.85409" calcext:value-type="float">
            <text:p>3166.85409</text:p>
          </table:table-cell>
          <table:table-cell table:style-name="ce12" office:value-type="float" office:value="16661" calcext:value-type="float">
            <text:p>1666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7</text:p>
          </table:table-cell>
          <table:table-cell table:style-name="ce11" office:value-type="float" office:value="12786.63453" calcext:value-type="float">
            <text:p>12786.63453</text:p>
          </table:table-cell>
          <table:table-cell table:style-name="ce11" office:value-type="float" office:value="3083.649469" calcext:value-type="float">
            <text:p>3083.649469</text:p>
          </table:table-cell>
          <table:table-cell table:style-name="ce12" office:value-type="float" office:value="16806" calcext:value-type="float">
            <text:p>1680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8</text:p>
          </table:table-cell>
          <table:table-cell table:style-name="ce11" office:value-type="float" office:value="3001.711266" calcext:value-type="float">
            <text:p>3001.711266</text:p>
          </table:table-cell>
          <table:table-cell table:style-name="ce11" office:value-type="float" office:value="871.392082" calcext:value-type="float">
            <text:p>871.392082</text:p>
          </table:table-cell>
          <table:table-cell table:style-name="ce12" office:value-type="float" office:value="4320" calcext:value-type="float">
            <text:p>432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9</text:p>
          </table:table-cell>
          <table:table-cell table:style-name="ce11" office:value-type="float" office:value="12797.414079" calcext:value-type="float">
            <text:p>12797.414079</text:p>
          </table:table-cell>
          <table:table-cell table:style-name="ce11" office:value-type="float" office:value="7936.389662" calcext:value-type="float">
            <text:p>7936.389662</text:p>
          </table:table-cell>
          <table:table-cell table:style-name="ce12" office:value-type="float" office:value="24208" calcext:value-type="float">
            <text:p>2420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0</text:p>
          </table:table-cell>
          <table:table-cell table:style-name="ce11" office:value-type="float" office:value="4907.795853" calcext:value-type="float">
            <text:p>4907.795853</text:p>
          </table:table-cell>
          <table:table-cell table:style-name="ce11" office:value-type="float" office:value="3691.47782" calcext:value-type="float">
            <text:p>3691.47782</text:p>
          </table:table-cell>
          <table:table-cell table:style-name="ce12" office:value-type="float" office:value="11754" calcext:value-type="float">
            <text:p>1175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1</text:p>
          </table:table-cell>
          <table:table-cell table:style-name="ce11" office:value-type="float" office:value="6457.872046" calcext:value-type="float">
            <text:p>6457.872046</text:p>
          </table:table-cell>
          <table:table-cell table:style-name="ce11" office:value-type="float" office:value="1855.929853" calcext:value-type="float">
            <text:p>1855.929853</text:p>
          </table:table-cell>
          <table:table-cell table:style-name="ce12" office:value-type="float" office:value="8710" calcext:value-type="float">
            <text:p>871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2</text:p>
          </table:table-cell>
          <table:table-cell table:style-name="ce11" office:value-type="float" office:value="8360.515659" calcext:value-type="float">
            <text:p>8360.515659</text:p>
          </table:table-cell>
          <table:table-cell table:style-name="ce11" office:value-type="float" office:value="3063.302922" calcext:value-type="float">
            <text:p>3063.302922</text:p>
          </table:table-cell>
          <table:table-cell table:style-name="ce12" office:value-type="float" office:value="14196" calcext:value-type="float">
            <text:p>1419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3</text:p>
          </table:table-cell>
          <table:table-cell table:style-name="ce11" office:value-type="float" office:value="6217.150151" calcext:value-type="float">
            <text:p>6217.150151</text:p>
          </table:table-cell>
          <table:table-cell table:style-name="ce11" office:value-type="float" office:value="1420.749942" calcext:value-type="float">
            <text:p>1420.749942</text:p>
          </table:table-cell>
          <table:table-cell table:style-name="ce12" office:value-type="float" office:value="7866" calcext:value-type="float">
            <text:p>786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4</text:p>
          </table:table-cell>
          <table:table-cell table:style-name="ce11" office:value-type="float" office:value="8733.739979" calcext:value-type="float">
            <text:p>8733.739979</text:p>
          </table:table-cell>
          <table:table-cell table:style-name="ce11" office:value-type="float" office:value="2723.047119" calcext:value-type="float">
            <text:p>2723.047119</text:p>
          </table:table-cell>
          <table:table-cell table:style-name="ce12" office:value-type="float" office:value="13272" calcext:value-type="float">
            <text:p>1327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5</text:p>
          </table:table-cell>
          <table:table-cell table:style-name="ce11" office:value-type="float" office:value="8321.190428" calcext:value-type="float">
            <text:p>8321.190428</text:p>
          </table:table-cell>
          <table:table-cell table:style-name="ce11" office:value-type="float" office:value="3705.619229" calcext:value-type="float">
            <text:p>3705.619229</text:p>
          </table:table-cell>
          <table:table-cell table:style-name="ce12" office:value-type="float" office:value="13394" calcext:value-type="float">
            <text:p>1339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6</text:p>
          </table:table-cell>
          <table:table-cell table:style-name="ce11" office:value-type="float" office:value="3776.761028" calcext:value-type="float">
            <text:p>3776.761028</text:p>
          </table:table-cell>
          <table:table-cell table:style-name="ce11" office:value-type="float" office:value="350.697708" calcext:value-type="float">
            <text:p>350.697708</text:p>
          </table:table-cell>
          <table:table-cell table:style-name="ce12" office:value-type="float" office:value="3044" calcext:value-type="float">
            <text:p>304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7</text:p>
          </table:table-cell>
          <table:table-cell table:style-name="ce11" office:value-type="float" office:value="3963.607049" calcext:value-type="float">
            <text:p>3963.607049</text:p>
          </table:table-cell>
          <table:table-cell table:style-name="ce11" office:value-type="float" office:value="852.277346" calcext:value-type="float">
            <text:p>852.277346</text:p>
          </table:table-cell>
          <table:table-cell table:style-name="ce12" office:value-type="float" office:value="4153" calcext:value-type="float">
            <text:p>415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8</text:p>
          </table:table-cell>
          <table:table-cell table:style-name="ce11" office:value-type="float" office:value="7459.653366" calcext:value-type="float">
            <text:p>7459.653366</text:p>
          </table:table-cell>
          <table:table-cell table:style-name="ce11" office:value-type="float" office:value="3476.717978" calcext:value-type="float">
            <text:p>3476.717978</text:p>
          </table:table-cell>
          <table:table-cell table:style-name="ce12" office:value-type="float" office:value="12374" calcext:value-type="float">
            <text:p>1237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9</text:p>
          </table:table-cell>
          <table:table-cell table:style-name="ce11" office:value-type="float" office:value="6483.197307" calcext:value-type="float">
            <text:p>6483.197307</text:p>
          </table:table-cell>
          <table:table-cell table:style-name="ce11" office:value-type="float" office:value="3794.280699" calcext:value-type="float">
            <text:p>3794.280699</text:p>
          </table:table-cell>
          <table:table-cell table:style-name="ce12" office:value-type="float" office:value="11473" calcext:value-type="float">
            <text:p>1147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0</text:p>
          </table:table-cell>
          <table:table-cell table:style-name="ce11" office:value-type="float" office:value="6940.247562" calcext:value-type="float">
            <text:p>6940.247562</text:p>
          </table:table-cell>
          <table:table-cell table:style-name="ce11" office:value-type="float" office:value="2634.785659" calcext:value-type="float">
            <text:p>2634.785659</text:p>
          </table:table-cell>
          <table:table-cell table:style-name="ce12" office:value-type="float" office:value="10403" calcext:value-type="float">
            <text:p>1040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1</text:p>
          </table:table-cell>
          <table:table-cell table:style-name="ce11" office:value-type="float" office:value="5179.540928" calcext:value-type="float">
            <text:p>5179.540928</text:p>
          </table:table-cell>
          <table:table-cell table:style-name="ce11" office:value-type="float" office:value="2816.954557" calcext:value-type="float">
            <text:p>2816.954557</text:p>
          </table:table-cell>
          <table:table-cell table:style-name="ce12" office:value-type="float" office:value="10899" calcext:value-type="float">
            <text:p>1089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2</text:p>
          </table:table-cell>
          <table:table-cell table:style-name="ce11" office:value-type="float" office:value="6313.768225" calcext:value-type="float">
            <text:p>6313.768225</text:p>
          </table:table-cell>
          <table:table-cell table:style-name="ce11" office:value-type="float" office:value="4352.080843" calcext:value-type="float">
            <text:p>4352.080843</text:p>
          </table:table-cell>
          <table:table-cell table:style-name="ce12" office:value-type="float" office:value="14129" calcext:value-type="float">
            <text:p>1412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3</text:p>
          </table:table-cell>
          <table:table-cell table:style-name="ce11" office:value-type="float" office:value="1648.839911" calcext:value-type="float">
            <text:p>1648.839911</text:p>
          </table:table-cell>
          <table:table-cell table:style-name="ce11" office:value-type="float" office:value="1300.38673" calcext:value-type="float">
            <text:p>1300.38673</text:p>
          </table:table-cell>
          <table:table-cell table:style-name="ce12" office:value-type="float" office:value="3323" calcext:value-type="float">
            <text:p>332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4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178.620329" calcext:value-type="float">
            <text:p>178.620329</text:p>
          </table:table-cell>
          <table:table-cell table:style-name="ce12" office:value-type="float" office:value="399" calcext:value-type="float">
            <text:p>39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5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32.440516" calcext:value-type="float">
            <text:p>132.440516</text:p>
          </table:table-cell>
          <table:table-cell table:style-name="ce12" office:value-type="float" office:value="221" calcext:value-type="float">
            <text:p>22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6</text:p>
          </table:table-cell>
          <table:table-cell table:style-name="ce11" office:value-type="float" office:value="47.716876" calcext:value-type="float">
            <text:p>47.716876</text:p>
          </table:table-cell>
          <table:table-cell table:style-name="ce11" office:value-type="float" office:value="48" calcext:value-type="float">
            <text:p>48</text:p>
          </table:table-cell>
          <table:table-cell table:style-name="ce12" office:value-type="float" office:value="93" calcext:value-type="float">
            <text:p>9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4" calcext:value-type="float">
            <text:p>24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8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8" calcext:value-type="float">
            <text:p>18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1" calcext:value-type="float">
            <text:p>21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0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9" calcext:value-type="float">
            <text:p>69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1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9.72472" calcext:value-type="float">
            <text:p>39.72472</text:p>
          </table:table-cell>
          <table:table-cell table:style-name="ce12" office:value-type="float" office:value="96" calcext:value-type="float">
            <text:p>9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72.434832" calcext:value-type="float">
            <text:p>72.434832</text:p>
          </table:table-cell>
          <table:table-cell table:style-name="ce12" office:value-type="float" office:value="102" calcext:value-type="float">
            <text:p>10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3</text:p>
          </table:table-cell>
          <table:table-cell table:style-name="ce11" office:value-type="float" office:value="2529.80905" calcext:value-type="float">
            <text:p>2529.80905</text:p>
          </table:table-cell>
          <table:table-cell table:style-name="ce11" office:value-type="float" office:value="898.485367" calcext:value-type="float">
            <text:p>898.485367</text:p>
          </table:table-cell>
          <table:table-cell table:style-name="ce12" office:value-type="float" office:value="4851" calcext:value-type="float">
            <text:p>485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4</text:p>
          </table:table-cell>
          <table:table-cell table:style-name="ce11" office:value-type="float" office:value="3141.407" calcext:value-type="float">
            <text:p>3141.407</text:p>
          </table:table-cell>
          <table:table-cell table:style-name="ce11" office:value-type="float" office:value="1604.656554" calcext:value-type="float">
            <text:p>1604.656554</text:p>
          </table:table-cell>
          <table:table-cell table:style-name="ce12" office:value-type="float" office:value="6538" calcext:value-type="float">
            <text:p>653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5</text:p>
          </table:table-cell>
          <table:table-cell table:style-name="ce11" office:value-type="float" office:value="7363.994459" calcext:value-type="float">
            <text:p>7363.994459</text:p>
          </table:table-cell>
          <table:table-cell table:style-name="ce11" office:value-type="float" office:value="4867.328043" calcext:value-type="float">
            <text:p>4867.328043</text:p>
          </table:table-cell>
          <table:table-cell table:style-name="ce12" office:value-type="float" office:value="17077" calcext:value-type="float">
            <text:p>1707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6</text:p>
          </table:table-cell>
          <table:table-cell table:style-name="ce11" office:value-type="float" office:value="7883.180869" calcext:value-type="float">
            <text:p>7883.180869</text:p>
          </table:table-cell>
          <table:table-cell table:style-name="ce11" office:value-type="float" office:value="1983.784204" calcext:value-type="float">
            <text:p>1983.784204</text:p>
          </table:table-cell>
          <table:table-cell table:style-name="ce12" office:value-type="float" office:value="12305" calcext:value-type="float">
            <text:p>1230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7</text:p>
          </table:table-cell>
          <table:table-cell table:style-name="ce11" office:value-type="float" office:value="9228.698491" calcext:value-type="float">
            <text:p>9228.698491</text:p>
          </table:table-cell>
          <table:table-cell table:style-name="ce11" office:value-type="float" office:value="5045.429953" calcext:value-type="float">
            <text:p>5045.429953</text:p>
          </table:table-cell>
          <table:table-cell table:style-name="ce12" office:value-type="float" office:value="19128" calcext:value-type="float">
            <text:p>1912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8</text:p>
          </table:table-cell>
          <table:table-cell table:style-name="ce11" office:value-type="float" office:value="7569.692519" calcext:value-type="float">
            <text:p>7569.692519</text:p>
          </table:table-cell>
          <table:table-cell table:style-name="ce11" office:value-type="float" office:value="1225.244176" calcext:value-type="float">
            <text:p>1225.244176</text:p>
          </table:table-cell>
          <table:table-cell table:style-name="ce12" office:value-type="float" office:value="9644" calcext:value-type="float">
            <text:p>964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9</text:p>
          </table:table-cell>
          <table:table-cell table:style-name="ce11" office:value-type="float" office:value="9830.410586" calcext:value-type="float">
            <text:p>9830.410586</text:p>
          </table:table-cell>
          <table:table-cell table:style-name="ce11" office:value-type="float" office:value="3043.541359" calcext:value-type="float">
            <text:p>3043.541359</text:p>
          </table:table-cell>
          <table:table-cell table:style-name="ce12" office:value-type="float" office:value="15870" calcext:value-type="float">
            <text:p>1587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0</text:p>
          </table:table-cell>
          <table:table-cell table:style-name="ce11" office:value-type="float" office:value="7597.343478" calcext:value-type="float">
            <text:p>7597.343478</text:p>
          </table:table-cell>
          <table:table-cell table:style-name="ce11" office:value-type="float" office:value="3374.203273" calcext:value-type="float">
            <text:p>3374.203273</text:p>
          </table:table-cell>
          <table:table-cell table:style-name="ce12" office:value-type="float" office:value="14352" calcext:value-type="float">
            <text:p>1435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1</text:p>
          </table:table-cell>
          <table:table-cell table:style-name="ce11" office:value-type="float" office:value="18.434832" calcext:value-type="float">
            <text:p>18.434832</text:p>
          </table:table-cell>
          <table:table-cell table:style-name="ce11" office:value-type="float" office:value="21" calcext:value-type="float">
            <text:p>21</text:p>
          </table:table-cell>
          <table:table-cell table:style-name="ce12" office:value-type="float" office:value="38" calcext:value-type="float">
            <text:p>3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3</text:p>
          </table:table-cell>
          <table:table-cell table:style-name="ce11" office:value-type="float" office:value="2339.926936" calcext:value-type="float">
            <text:p>2339.926936</text:p>
          </table:table-cell>
          <table:table-cell table:style-name="ce11" office:value-type="float" office:value="341.63549" calcext:value-type="float">
            <text:p>341.63549</text:p>
          </table:table-cell>
          <table:table-cell table:style-name="ce12" office:value-type="float" office:value="2546" calcext:value-type="float">
            <text:p>254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4</text:p>
          </table:table-cell>
          <table:table-cell table:style-name="ce11" office:value-type="float" office:value="6538.437866" calcext:value-type="float">
            <text:p>6538.437866</text:p>
          </table:table-cell>
          <table:table-cell table:style-name="ce11" office:value-type="float" office:value="1718.130039" calcext:value-type="float">
            <text:p>1718.130039</text:p>
          </table:table-cell>
          <table:table-cell table:style-name="ce12" office:value-type="float" office:value="9236" calcext:value-type="float">
            <text:p>923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5</text:p>
          </table:table-cell>
          <table:table-cell table:style-name="ce11" office:value-type="float" office:value="4554.547815" calcext:value-type="float">
            <text:p>4554.547815</text:p>
          </table:table-cell>
          <table:table-cell table:style-name="ce11" office:value-type="float" office:value="971.359542" calcext:value-type="float">
            <text:p>971.359542</text:p>
          </table:table-cell>
          <table:table-cell table:style-name="ce12" office:value-type="float" office:value="5411" calcext:value-type="float">
            <text:p>541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6</text:p>
          </table:table-cell>
          <table:table-cell table:style-name="ce11" office:value-type="float" office:value="5002.435707" calcext:value-type="float">
            <text:p>5002.435707</text:p>
          </table:table-cell>
          <table:table-cell table:style-name="ce11" office:value-type="float" office:value="879.321386" calcext:value-type="float">
            <text:p>879.321386</text:p>
          </table:table-cell>
          <table:table-cell table:style-name="ce12" office:value-type="float" office:value="6153" calcext:value-type="float">
            <text:p>615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7</text:p>
          </table:table-cell>
          <table:table-cell table:style-name="ce11" office:value-type="float" office:value="1894.345048" calcext:value-type="float">
            <text:p>1894.345048</text:p>
          </table:table-cell>
          <table:table-cell table:style-name="ce11" office:value-type="float" office:value="367.067954" calcext:value-type="float">
            <text:p>367.067954</text:p>
          </table:table-cell>
          <table:table-cell table:style-name="ce12" office:value-type="float" office:value="1950" calcext:value-type="float">
            <text:p>195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8</text:p>
          </table:table-cell>
          <table:table-cell table:style-name="ce11" office:value-type="float" office:value="1315.662806" calcext:value-type="float">
            <text:p>1315.662806</text:p>
          </table:table-cell>
          <table:table-cell table:style-name="ce11" office:value-type="float" office:value="123.029216" calcext:value-type="float">
            <text:p>123.029216</text:p>
          </table:table-cell>
          <table:table-cell table:style-name="ce12" office:value-type="float" office:value="673" calcext:value-type="float">
            <text:p>67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9</text:p>
          </table:table-cell>
          <table:table-cell table:style-name="ce11" office:value-type="float" office:value="2026.546719" calcext:value-type="float">
            <text:p>2026.546719</text:p>
          </table:table-cell>
          <table:table-cell table:style-name="ce11" office:value-type="float" office:value="136.845766" calcext:value-type="float">
            <text:p>136.845766</text:p>
          </table:table-cell>
          <table:table-cell table:style-name="ce12" office:value-type="float" office:value="1956" calcext:value-type="float">
            <text:p>195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0</text:p>
          </table:table-cell>
          <table:table-cell table:style-name="ce11" office:value-type="float" office:value="1457.049715" calcext:value-type="float">
            <text:p>1457.049715</text:p>
          </table:table-cell>
          <table:table-cell table:style-name="ce11" office:value-type="float" office:value="75.971434" calcext:value-type="float">
            <text:p>75.971434</text:p>
          </table:table-cell>
          <table:table-cell table:style-name="ce12" office:value-type="float" office:value="1248" calcext:value-type="float">
            <text:p>124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1</text:p>
          </table:table-cell>
          <table:table-cell table:style-name="ce11" office:value-type="float" office:value="4718.655105" calcext:value-type="float">
            <text:p>4718.655105</text:p>
          </table:table-cell>
          <table:table-cell table:style-name="ce11" office:value-type="float" office:value="323.732933" calcext:value-type="float">
            <text:p>323.732933</text:p>
          </table:table-cell>
          <table:table-cell table:style-name="ce12" office:value-type="float" office:value="3963" calcext:value-type="float">
            <text:p>396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2</text:p>
          </table:table-cell>
          <table:table-cell table:style-name="ce11" office:value-type="float" office:value="2818.803796" calcext:value-type="float">
            <text:p>2818.803796</text:p>
          </table:table-cell>
          <table:table-cell table:style-name="ce11" office:value-type="float" office:value="329.967834" calcext:value-type="float">
            <text:p>329.967834</text:p>
          </table:table-cell>
          <table:table-cell table:style-name="ce12" office:value-type="float" office:value="3137" calcext:value-type="float">
            <text:p>313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3</text:p>
          </table:table-cell>
          <table:table-cell table:style-name="ce11" office:value-type="float" office:value="7789.291848" calcext:value-type="float">
            <text:p>7789.291848</text:p>
          </table:table-cell>
          <table:table-cell table:style-name="ce11" office:value-type="float" office:value="638.5726" calcext:value-type="float">
            <text:p>638.5726</text:p>
          </table:table-cell>
          <table:table-cell table:style-name="ce12" office:value-type="float" office:value="7419" calcext:value-type="float">
            <text:p>741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4</text:p>
          </table:table-cell>
          <table:table-cell table:style-name="ce11" office:value-type="float" office:value="6324.63223" calcext:value-type="float">
            <text:p>6324.63223</text:p>
          </table:table-cell>
          <table:table-cell table:style-name="ce11" office:value-type="float" office:value="1927.803137" calcext:value-type="float">
            <text:p>1927.803137</text:p>
          </table:table-cell>
          <table:table-cell table:style-name="ce12" office:value-type="float" office:value="8896" calcext:value-type="float">
            <text:p>889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5</text:p>
          </table:table-cell>
          <table:table-cell table:style-name="ce11" office:value-type="float" office:value="9011.858952" calcext:value-type="float">
            <text:p>9011.858952</text:p>
          </table:table-cell>
          <table:table-cell table:style-name="ce11" office:value-type="float" office:value="3175.741547" calcext:value-type="float">
            <text:p>3175.741547</text:p>
          </table:table-cell>
          <table:table-cell table:style-name="ce12" office:value-type="float" office:value="14037" calcext:value-type="float">
            <text:p>1403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6</text:p>
          </table:table-cell>
          <table:table-cell table:style-name="ce11" office:value-type="float" office:value="8969.104634" calcext:value-type="float">
            <text:p>8969.104634</text:p>
          </table:table-cell>
          <table:table-cell table:style-name="ce11" office:value-type="float" office:value="2126.817575" calcext:value-type="float">
            <text:p>2126.817575</text:p>
          </table:table-cell>
          <table:table-cell table:style-name="ce12" office:value-type="float" office:value="12138" calcext:value-type="float">
            <text:p>1213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7</text:p>
          </table:table-cell>
          <table:table-cell table:style-name="ce11" office:value-type="float" office:value="10015.521122" calcext:value-type="float">
            <text:p>10015.521122</text:p>
          </table:table-cell>
          <table:table-cell table:style-name="ce11" office:value-type="float" office:value="2520.22518" calcext:value-type="float">
            <text:p>2520.22518</text:p>
          </table:table-cell>
          <table:table-cell table:style-name="ce12" office:value-type="float" office:value="13502" calcext:value-type="float">
            <text:p>1350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8</text:p>
          </table:table-cell>
          <table:table-cell table:style-name="ce11" office:value-type="float" office:value="7703.066031" calcext:value-type="float">
            <text:p>7703.066031</text:p>
          </table:table-cell>
          <table:table-cell table:style-name="ce11" office:value-type="float" office:value="2869.482574" calcext:value-type="float">
            <text:p>2869.482574</text:p>
          </table:table-cell>
          <table:table-cell table:style-name="ce12" office:value-type="float" office:value="13508" calcext:value-type="float">
            <text:p>1350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9</text:p>
          </table:table-cell>
          <table:table-cell table:style-name="ce11" office:value-type="float" office:value="6452.465534" calcext:value-type="float">
            <text:p>6452.465534</text:p>
          </table:table-cell>
          <table:table-cell table:style-name="ce11" office:value-type="float" office:value="1578.851976" calcext:value-type="float">
            <text:p>1578.851976</text:p>
          </table:table-cell>
          <table:table-cell table:style-name="ce12" office:value-type="float" office:value="7633" calcext:value-type="float">
            <text:p>763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0</text:p>
          </table:table-cell>
          <table:table-cell table:style-name="ce11" office:value-type="float" office:value="375.434832" calcext:value-type="float">
            <text:p>375.434832</text:p>
          </table:table-cell>
          <table:table-cell table:style-name="ce11" office:value-type="float" office:value="124.873046" calcext:value-type="float">
            <text:p>124.873046</text:p>
          </table:table-cell>
          <table:table-cell table:style-name="ce12" office:value-type="float" office:value="422" calcext:value-type="float">
            <text:p>42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1</text:p>
          </table:table-cell>
          <table:table-cell table:style-name="ce11" office:value-type="float" office:value="4861.083387" calcext:value-type="float">
            <text:p>4861.083387</text:p>
          </table:table-cell>
          <table:table-cell table:style-name="ce11" office:value-type="float" office:value="894.421187" calcext:value-type="float">
            <text:p>894.421187</text:p>
          </table:table-cell>
          <table:table-cell table:style-name="ce12" office:value-type="float" office:value="5534" calcext:value-type="float">
            <text:p>553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2</text:p>
          </table:table-cell>
          <table:table-cell table:style-name="ce11" office:value-type="float" office:value="4966.019778" calcext:value-type="float">
            <text:p>4966.019778</text:p>
          </table:table-cell>
          <table:table-cell table:style-name="ce11" office:value-type="float" office:value="450.567254" calcext:value-type="float">
            <text:p>450.567254</text:p>
          </table:table-cell>
          <table:table-cell table:style-name="ce12" office:value-type="float" office:value="4493" calcext:value-type="float">
            <text:p>449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3</text:p>
          </table:table-cell>
          <table:table-cell table:style-name="ce11" office:value-type="float" office:value="2770.364759" calcext:value-type="float">
            <text:p>2770.364759</text:p>
          </table:table-cell>
          <table:table-cell table:style-name="ce11" office:value-type="float" office:value="260.26014" calcext:value-type="float">
            <text:p>260.26014</text:p>
          </table:table-cell>
          <table:table-cell table:style-name="ce12" office:value-type="float" office:value="2915" calcext:value-type="float">
            <text:p>291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4</text:p>
          </table:table-cell>
          <table:table-cell table:style-name="ce11" office:value-type="float" office:value="2164.368168" calcext:value-type="float">
            <text:p>2164.368168</text:p>
          </table:table-cell>
          <table:table-cell table:style-name="ce11" office:value-type="float" office:value="685.901979" calcext:value-type="float">
            <text:p>685.901979</text:p>
          </table:table-cell>
          <table:table-cell table:style-name="ce12" office:value-type="float" office:value="2664" calcext:value-type="float">
            <text:p>266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5</text:p>
          </table:table-cell>
          <table:table-cell table:style-name="ce11" office:value-type="float" office:value="5908.455284" calcext:value-type="float">
            <text:p>5908.455284</text:p>
          </table:table-cell>
          <table:table-cell table:style-name="ce11" office:value-type="float" office:value="1870.614088" calcext:value-type="float">
            <text:p>1870.614088</text:p>
          </table:table-cell>
          <table:table-cell table:style-name="ce12" office:value-type="float" office:value="8267" calcext:value-type="float">
            <text:p>826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6</text:p>
          </table:table-cell>
          <table:table-cell table:style-name="ce11" office:value-type="float" office:value="11250.199171" calcext:value-type="float">
            <text:p>11250.199171</text:p>
          </table:table-cell>
          <table:table-cell table:style-name="ce11" office:value-type="float" office:value="3735.697463" calcext:value-type="float">
            <text:p>3735.697463</text:p>
          </table:table-cell>
          <table:table-cell table:style-name="ce12" office:value-type="float" office:value="17708" calcext:value-type="float">
            <text:p>1770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7</text:p>
          </table:table-cell>
          <table:table-cell table:style-name="ce11" office:value-type="float" office:value="10660.346214" calcext:value-type="float">
            <text:p>10660.346214</text:p>
          </table:table-cell>
          <table:table-cell table:style-name="ce11" office:value-type="float" office:value="4106.574658" calcext:value-type="float">
            <text:p>4106.574658</text:p>
          </table:table-cell>
          <table:table-cell table:style-name="ce12" office:value-type="float" office:value="16069" calcext:value-type="float">
            <text:p>1606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8</text:p>
          </table:table-cell>
          <table:table-cell table:style-name="ce11" office:value-type="float" office:value="11384.25323" calcext:value-type="float">
            <text:p>11384.25323</text:p>
          </table:table-cell>
          <table:table-cell table:style-name="ce11" office:value-type="float" office:value="2475.272009" calcext:value-type="float">
            <text:p>2475.272009</text:p>
          </table:table-cell>
          <table:table-cell table:style-name="ce12" office:value-type="float" office:value="14329" calcext:value-type="float">
            <text:p>1432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9</text:p>
          </table:table-cell>
          <table:table-cell table:style-name="ce11" office:value-type="float" office:value="10033.468582" calcext:value-type="float">
            <text:p>10033.468582</text:p>
          </table:table-cell>
          <table:table-cell table:style-name="ce11" office:value-type="float" office:value="4230.306139" calcext:value-type="float">
            <text:p>4230.306139</text:p>
          </table:table-cell>
          <table:table-cell table:style-name="ce12" office:value-type="float" office:value="16526" calcext:value-type="float">
            <text:p>1652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0</text:p>
          </table:table-cell>
          <table:table-cell table:style-name="ce11" office:value-type="float" office:value="14976.892771" calcext:value-type="float">
            <text:p>14976.892771</text:p>
          </table:table-cell>
          <table:table-cell table:style-name="ce11" office:value-type="float" office:value="2415.803583" calcext:value-type="float">
            <text:p>2415.803583</text:p>
          </table:table-cell>
          <table:table-cell table:style-name="ce12" office:value-type="float" office:value="16481" calcext:value-type="float">
            <text:p>1648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1</text:p>
          </table:table-cell>
          <table:table-cell table:style-name="ce11" office:value-type="float" office:value="10221.389172" calcext:value-type="float">
            <text:p>10221.389172</text:p>
          </table:table-cell>
          <table:table-cell table:style-name="ce11" office:value-type="float" office:value="3338.588163" calcext:value-type="float">
            <text:p>3338.588163</text:p>
          </table:table-cell>
          <table:table-cell table:style-name="ce12" office:value-type="float" office:value="14730" calcext:value-type="float">
            <text:p>147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2</text:p>
          </table:table-cell>
          <table:table-cell table:style-name="ce11" office:value-type="float" office:value="8669.585858" calcext:value-type="float">
            <text:p>8669.585858</text:p>
          </table:table-cell>
          <table:table-cell table:style-name="ce11" office:value-type="float" office:value="5470.433754" calcext:value-type="float">
            <text:p>5470.433754</text:p>
          </table:table-cell>
          <table:table-cell table:style-name="ce12" office:value-type="float" office:value="17902" calcext:value-type="float">
            <text:p>1790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3</text:p>
          </table:table-cell>
          <table:table-cell table:style-name="ce11" office:value-type="float" office:value="10366.444449" calcext:value-type="float">
            <text:p>10366.444449</text:p>
          </table:table-cell>
          <table:table-cell table:style-name="ce11" office:value-type="float" office:value="2499.877584" calcext:value-type="float">
            <text:p>2499.877584</text:p>
          </table:table-cell>
          <table:table-cell table:style-name="ce12" office:value-type="float" office:value="14201" calcext:value-type="float">
            <text:p>1420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4</text:p>
          </table:table-cell>
          <table:table-cell table:style-name="ce11" office:value-type="float" office:value="751.582849" calcext:value-type="float">
            <text:p>751.582849</text:p>
          </table:table-cell>
          <table:table-cell table:style-name="ce11" office:value-type="float" office:value="70.189685" calcext:value-type="float">
            <text:p>70.189685</text:p>
          </table:table-cell>
          <table:table-cell table:style-name="ce12"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5</text:p>
          </table:table-cell>
          <table:table-cell table:style-name="ce11" office:value-type="float" office:value="2551.00988" calcext:value-type="float">
            <text:p>2551.00988</text:p>
          </table:table-cell>
          <table:table-cell table:style-name="ce11" office:value-type="float" office:value="681.443468" calcext:value-type="float">
            <text:p>681.443468</text:p>
          </table:table-cell>
          <table:table-cell table:style-name="ce12" office:value-type="float" office:value="3493" calcext:value-type="float">
            <text:p>349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6</text:p>
          </table:table-cell>
          <table:table-cell table:style-name="ce11" office:value-type="float" office:value="380.89309" calcext:value-type="float">
            <text:p>380.89309</text:p>
          </table:table-cell>
          <table:table-cell table:style-name="ce11" office:value-type="float" office:value="130.76871" calcext:value-type="float">
            <text:p>130.76871</text:p>
          </table:table-cell>
          <table:table-cell table:style-name="ce12" office:value-type="float" office:value="444" calcext:value-type="float">
            <text:p>44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7</text:p>
          </table:table-cell>
          <table:table-cell table:style-name="ce11" office:value-type="float" office:value="282.56431" calcext:value-type="float">
            <text:p>282.56431</text:p>
          </table:table-cell>
          <table:table-cell table:style-name="ce11" office:value-type="float" office:value="258.372065" calcext:value-type="float">
            <text:p>258.372065</text:p>
          </table:table-cell>
          <table:table-cell table:style-name="ce12" office:value-type="float" office:value="564" calcext:value-type="float">
            <text:p>56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8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7" calcext:value-type="float">
            <text:p>27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8" calcext:value-type="float">
            <text:p>18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3" calcext:value-type="float">
            <text:p>33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2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4" calcext:value-type="float">
            <text:p>24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4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9.719107" calcext:value-type="float">
            <text:p>9.719107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3" calcext:value-type="float">
            <text:p>33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6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2.383204" calcext:value-type="float">
            <text:p>42.383204</text:p>
          </table:table-cell>
          <table:table-cell table:style-name="ce12" office:value-type="float" office:value="101" calcext:value-type="float">
            <text:p>10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7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45.720258" calcext:value-type="float">
            <text:p>45.720258</text:p>
          </table:table-cell>
          <table:table-cell table:style-name="ce12" office:value-type="float" office:value="152" calcext:value-type="float">
            <text:p>15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8</text:p>
          </table:table-cell>
          <table:table-cell table:number-columns-repeated="2" table:style-name="ce11" office:value-type="float" office:value="33" calcext:value-type="float">
            <text:p>33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9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27" calcext:value-type="float">
            <text:p>27</text:p>
          </table:table-cell>
          <table:table-cell table:style-name="ce12" office:value-type="float" office:value="107" calcext:value-type="float">
            <text:p>10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100</text:p>
          </table:table-cell>
          <table:table-cell table:style-name="ce11" office:value-type="float" office:value="7060.894692" calcext:value-type="float">
            <text:p>7060.894692</text:p>
          </table:table-cell>
          <table:table-cell table:style-name="ce11" office:value-type="float" office:value="2428.112864" calcext:value-type="float">
            <text:p>2428.112864</text:p>
          </table:table-cell>
          <table:table-cell table:style-name="ce12" office:value-type="float" office:value="10778" calcext:value-type="float">
            <text:p>1077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11" table:formula="of:=SUM([.C12:.C111])" office:value-type="float" office:value="452961.30516" calcext:value-type="float">
            <text:p>452961.30516</text:p>
          </table:table-cell>
          <table:table-cell table:style-name="ce11" table:formula="of:=SUM([.D12:.D111])" office:value-type="float" office:value="147131.527914" calcext:value-type="float">
            <text:p>147131.527914</text:p>
          </table:table-cell>
          <table:table-cell table:style-name="ce11" table:formula="of:=SUM([.E12:.E111])" office:value-type="float" office:value="659862" calcext:value-type="float">
            <text:p>659862</text:p>
          </table:table-cell>
          <table:table-cell table:number-columns-repeated="1013"/>
        </table:table-row>
        <table:table-row table:style-name="ro3" table:number-rows-repeated="3">
          <table:table-cell table:number-columns-repeated="1018"/>
        </table:table-row>
        <table:table-row table:style-name="ro3">
          <table:table-cell table:style-name="ce7" office:value-type="string" calcext:value-type="string">
            <text:p>© Statistics South Africa</text:p>
          </table:table-cell>
          <table:table-cell table:number-columns-repeated="1017"/>
        </table:table-row>
        <table:table-row table:style-name="ro3" table:number-rows-repeated="1048459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Data Sheet 2" table:style-name="ta3">
        <office:forms form:automatic-focus="false" form:apply-design-mode="false"/>
        <table:table-column table:style-name="co1" table:default-cell-style-name="ce3"/>
        <table:table-column table:style-name="co2" table:number-columns-repeated="1017" table:default-cell-style-name="ce3"/>
        <table:table-row table:style-name="ro1">
          <table:table-cell table:style-name="ce1">
            <draw:frame table:end-cell-address="'Data Sheet 2'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 table:number-columns-repeated="1017"/>
        </table:table-row>
        <table:table-row table:style-name="ro2">
          <table:table-cell table:style-name="ce2" office:value-type="string" calcext:value-type="string">
            <text:p>Education - South Africa by Electoral War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opulation group by Geography by Employment statu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unting: Person weighted</text:p>
          </table:table-cell>
          <table:table-cell table:number-columns-repeated="1017"/>
        </table:table-row>
        <table:table-row table:style-name="ro3">
          <table:table-cell table:number-columns-repeated="1018"/>
        </table:table-row>
        <table:table-row table:style-name="ro2">
          <table:table-cell table:style-name="ce2" office:value-type="string" calcext:value-type="string">
            <text:p>Filters: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efault Summation</text:p>
          </table:table-cell>
          <table:table-cell table:style-name="ce8" office:value-type="string" calcext:value-type="string">
            <text:p>Person weighted</text:p>
          </table:table-cell>
          <table:table-cell table:number-columns-repeated="1016"/>
        </table:table-row>
        <table:table-row table:style-name="ro3">
          <table:table-cell table:number-columns-repeated="1018"/>
        </table:table-row>
        <table:table-row table:style-name="ro5">
          <table:table-cell table:style-name="ce5" office:value-type="string" calcext:value-type="string">
            <text:p><text:s/>Indian or Asian</text:p>
          </table:table-cell>
          <table:table-cell table:number-columns-repeated="1017"/>
        </table:table-row>
        <table:table-row table:style-name="ro5">
          <table:table-cell table:style-name="ce6" office:value-type="string" calcext:value-type="string" table:number-columns-spanned="2" table:number-rows-spanned="1">
            <text:p>Employment status</text:p>
          </table:table-cell>
          <table:covered-table-cell/>
          <table:table-cell table:style-name="ce10" office:value-type="string" calcext:value-type="string">
            <text:p>Employed</text:p>
          </table:table-cell>
          <table:table-cell table:style-name="ce10" office:value-type="string" calcext:value-type="string">
            <text:p>Unemployed</text:p>
          </table:table-cell>
          <table:table-cell table:style-name="ce10" office:value-type="string" calcext:value-type="string">
            <text:p>Not Economically Active</text:p>
          </table:table-cell>
          <table:table-cell table:number-columns-repeated="1013"/>
        </table:table-row>
        <table:table-row table:style-name="ro5">
          <table:table-cell/>
          <table:table-cell table:style-name="ce5" office:value-type="string" calcext:value-type="string">
            <text:p>Geography</text:p>
          </table:table-cell>
          <table:table-cell table:number-columns-repeated="1016"/>
        </table:table-row>
        <table:table-row table:style-name="ro3">
          <table:table-cell/>
          <table:table-cell table:style-name="ce9" office:value-type="string" calcext:value-type="string">
            <text:p>19100001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21" calcext:value-type="float">
            <text:p>21</text:p>
          </table:table-cell>
          <table:table-cell table:style-name="ce12" office:value-type="float" office:value="111" calcext:value-type="float">
            <text:p>11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2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3</text:p>
          </table:table-cell>
          <table:table-cell table:style-name="ce11" office:value-type="float" office:value="181.062888" calcext:value-type="float">
            <text:p>181.062888</text:p>
          </table:table-cell>
          <table:table-cell table:style-name="ce11" office:value-type="float" office:value="24" calcext:value-type="float">
            <text:p>24</text:p>
          </table:table-cell>
          <table:table-cell table:style-name="ce12" office:value-type="float" office:value="128" calcext:value-type="float">
            <text:p>12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4</text:p>
          </table:table-cell>
          <table:table-cell table:style-name="ce11" office:value-type="float" office:value="159.657192" calcext:value-type="float">
            <text:p>159.657192</text:p>
          </table:table-cell>
          <table:table-cell table:style-name="ce11" office:value-type="float" office:value="18" calcext:value-type="float">
            <text:p>18</text:p>
          </table:table-cell>
          <table:table-cell table:style-name="ce12" office:value-type="float" office:value="137" calcext:value-type="float">
            <text:p>13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5</text:p>
          </table:table-cell>
          <table:table-cell table:style-name="ce11" office:value-type="float" office:value="195.38128" calcext:value-type="float">
            <text:p>195.38128</text:p>
          </table:table-cell>
          <table:table-cell table:style-name="ce11" office:value-type="float" office:value="33" calcext:value-type="float">
            <text:p>33</text:p>
          </table:table-cell>
          <table:table-cell table:style-name="ce12" office:value-type="float" office:value="154" calcext:value-type="float">
            <text:p>15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6</text:p>
          </table:table-cell>
          <table:table-cell table:style-name="ce11" office:value-type="float" office:value="205.752512" calcext:value-type="float">
            <text:p>205.752512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230" calcext:value-type="float">
            <text:p>2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7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71" calcext:value-type="float">
            <text:p>7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8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float" office:value="96" calcext:value-type="float">
            <text:p>9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9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1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12.657192" calcext:value-type="float">
            <text:p>12.657192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2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float" office:value="58" calcext:value-type="float">
            <text:p>5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3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4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5</text:p>
          </table:table-cell>
          <table:table-cell table:style-name="ce11" office:value-type="float" office:value="81.405696" calcext:value-type="float">
            <text:p>81.405696</text:p>
          </table:table-cell>
          <table:table-cell table:style-name="ce11" office:value-type="float" office:value="18" calcext:value-type="float">
            <text:p>18</text:p>
          </table:table-cell>
          <table:table-cell table:style-name="ce12" office:value-type="float" office:value="83" calcext:value-type="float">
            <text:p>8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6</text:p>
          </table:table-cell>
          <table:table-cell table:style-name="ce11" office:value-type="float" office:value="93.434832" calcext:value-type="float">
            <text:p>93.434832</text:p>
          </table:table-cell>
          <table:table-cell table:style-name="ce11" office:value-type="float" office:value="39" calcext:value-type="float">
            <text:p>39</text:p>
          </table:table-cell>
          <table:table-cell table:style-name="ce12" office:value-type="float" office:value="138" calcext:value-type="float">
            <text:p>13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7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76" calcext:value-type="float">
            <text:p>7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8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9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139.989975" calcext:value-type="float">
            <text:p>139.989975</text:p>
          </table:table-cell>
          <table:table-cell table:style-name="ce12" office:value-type="float" office:value="459" calcext:value-type="float">
            <text:p>45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2" office:value-type="float" office:value="51" calcext:value-type="float">
            <text:p>5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1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77" calcext:value-type="float">
            <text:p>7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2</text:p>
          </table:table-cell>
          <table:table-cell table:style-name="ce11" office:value-type="float" office:value="138.320754" calcext:value-type="float">
            <text:p>138.320754</text:p>
          </table:table-cell>
          <table:table-cell table:style-name="ce11" office:value-type="float" office:value="70.240264" calcext:value-type="float">
            <text:p>70.240264</text:p>
          </table:table-cell>
          <table:table-cell table:style-name="ce12" office:value-type="float" office:value="226" calcext:value-type="float">
            <text:p>22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3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51" calcext:value-type="float">
            <text:p>5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4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123" calcext:value-type="float">
            <text:p>12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5</text:p>
          </table:table-cell>
          <table:table-cell table:style-name="ce11" office:value-type="float" office:value="1016.309687" calcext:value-type="float">
            <text:p>1016.309687</text:p>
          </table:table-cell>
          <table:table-cell table:style-name="ce11" office:value-type="float" office:value="190.038273" calcext:value-type="float">
            <text:p>190.038273</text:p>
          </table:table-cell>
          <table:table-cell table:style-name="ce12" office:value-type="float" office:value="1330" calcext:value-type="float">
            <text:p>13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6</text:p>
          </table:table-cell>
          <table:table-cell table:style-name="ce11" office:value-type="float" office:value="345.715213" calcext:value-type="float">
            <text:p>345.715213</text:p>
          </table:table-cell>
          <table:table-cell table:style-name="ce11" office:value-type="float" office:value="27" calcext:value-type="float">
            <text:p>27</text:p>
          </table:table-cell>
          <table:table-cell table:style-name="ce12" office:value-type="float" office:value="353" calcext:value-type="float">
            <text:p>35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7</text:p>
          </table:table-cell>
          <table:table-cell table:style-name="ce11" office:value-type="float" office:value="248.567912" calcext:value-type="float">
            <text:p>248.567912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41" calcext:value-type="float">
            <text:p>24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8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39" calcext:value-type="float">
            <text:p>39</text:p>
          </table:table-cell>
          <table:table-cell table:style-name="ce12" office:value-type="float" office:value="123" calcext:value-type="float">
            <text:p>12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9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21" calcext:value-type="float">
            <text:p>21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0</text:p>
          </table:table-cell>
          <table:table-cell table:style-name="ce11" office:value-type="float" office:value="94.092024" calcext:value-type="float">
            <text:p>94.092024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1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24" calcext:value-type="float">
            <text:p>24</text:p>
          </table:table-cell>
          <table:table-cell table:style-name="ce12" office:value-type="float" office:value="132" calcext:value-type="float">
            <text:p>13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2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108" calcext:value-type="float">
            <text:p>10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3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24" calcext:value-type="float">
            <text:p>24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6</text:p>
          </table:table-cell>
          <table:table-cell table:style-name="ce11" office:value-type="float" office:value="198.341157" calcext:value-type="float">
            <text:p>198.341157</text:p>
          </table:table-cell>
          <table:table-cell table:style-name="ce11" office:value-type="float" office:value="30.665566" calcext:value-type="float">
            <text:p>30.665566</text:p>
          </table:table-cell>
          <table:table-cell table:style-name="ce12" office:value-type="float" office:value="327" calcext:value-type="float">
            <text:p>32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7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18" calcext:value-type="float">
            <text:p>18</text:p>
          </table:table-cell>
          <table:table-cell table:style-name="ce12" office:value-type="float" office:value="167" calcext:value-type="float">
            <text:p>16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8</text:p>
          </table:table-cell>
          <table:table-cell table:style-name="ce11" office:value-type="float" office:value="3096.992041" calcext:value-type="float">
            <text:p>3096.992041</text:p>
          </table:table-cell>
          <table:table-cell table:style-name="ce11" office:value-type="float" office:value="320.263832" calcext:value-type="float">
            <text:p>320.263832</text:p>
          </table:table-cell>
          <table:table-cell table:style-name="ce12" office:value-type="float" office:value="4133" calcext:value-type="float">
            <text:p>413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9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18" calcext:value-type="float">
            <text:p>18</text:p>
          </table:table-cell>
          <table:table-cell table:style-name="ce12" office:value-type="float" office:value="134" calcext:value-type="float">
            <text:p>13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3</text:p>
          </table:table-cell>
          <table:table-cell table:style-name="ce11" office:value-type="float" office:value="208.845828" calcext:value-type="float">
            <text:p>208.845828</text:p>
          </table:table-cell>
          <table:table-cell table:style-name="ce11" office:value-type="float" office:value="18" calcext:value-type="float">
            <text:p>18</text:p>
          </table:table-cell>
          <table:table-cell table:style-name="ce12" office:value-type="float" office:value="193" calcext:value-type="float">
            <text:p>19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4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224" calcext:value-type="float">
            <text:p>22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5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42" calcext:value-type="float">
            <text:p>14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6</text:p>
          </table:table-cell>
          <table:table-cell table:style-name="ce11" office:value-type="float" office:value="489.899488" calcext:value-type="float">
            <text:p>489.899488</text:p>
          </table:table-cell>
          <table:table-cell table:style-name="ce11" office:value-type="float" office:value="49.209836" calcext:value-type="float">
            <text:p>49.209836</text:p>
          </table:table-cell>
          <table:table-cell table:style-name="ce12" office:value-type="float" office:value="572" calcext:value-type="float">
            <text:p>57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7</text:p>
          </table:table-cell>
          <table:table-cell table:style-name="ce11" office:value-type="float" office:value="233.459328" calcext:value-type="float">
            <text:p>233.459328</text:p>
          </table:table-cell>
          <table:table-cell table:style-name="ce11" office:value-type="float" office:value="21" calcext:value-type="float">
            <text:p>21</text:p>
          </table:table-cell>
          <table:table-cell table:style-name="ce12" office:value-type="float" office:value="171" calcext:value-type="float">
            <text:p>17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8</text:p>
          </table:table-cell>
          <table:table-cell table:style-name="ce11" office:value-type="float" office:value="202.314384" calcext:value-type="float">
            <text:p>202.314384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13" calcext:value-type="float">
            <text:p>11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9</text:p>
          </table:table-cell>
          <table:table-cell table:style-name="ce11" office:value-type="float" office:value="674.378718" calcext:value-type="float">
            <text:p>674.378718</text:p>
          </table:table-cell>
          <table:table-cell table:style-name="ce11" office:value-type="float" office:value="36" calcext:value-type="float">
            <text:p>36</text:p>
          </table:table-cell>
          <table:table-cell table:style-name="ce12" office:value-type="float" office:value="689" calcext:value-type="float">
            <text:p>68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0</text:p>
          </table:table-cell>
          <table:table-cell table:style-name="ce11" office:value-type="float" office:value="519.036468" calcext:value-type="float">
            <text:p>519.036468</text:p>
          </table:table-cell>
          <table:table-cell table:style-name="ce11" office:value-type="float" office:value="30.09532" calcext:value-type="float">
            <text:p>30.09532</text:p>
          </table:table-cell>
          <table:table-cell table:style-name="ce12" office:value-type="float" office:value="517" calcext:value-type="float">
            <text:p>51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1</text:p>
          </table:table-cell>
          <table:table-cell table:style-name="ce11" office:value-type="float" office:value="905.001441" calcext:value-type="float">
            <text:p>905.001441</text:p>
          </table:table-cell>
          <table:table-cell table:style-name="ce11" office:value-type="float" office:value="42.657192" calcext:value-type="float">
            <text:p>42.657192</text:p>
          </table:table-cell>
          <table:table-cell table:style-name="ce12" office:value-type="float" office:value="923" calcext:value-type="float">
            <text:p>92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2</text:p>
          </table:table-cell>
          <table:table-cell table:style-name="ce11" office:value-type="float" office:value="618.502456" calcext:value-type="float">
            <text:p>618.502456</text:p>
          </table:table-cell>
          <table:table-cell table:style-name="ce11" office:value-type="float" office:value="82.284309" calcext:value-type="float">
            <text:p>82.284309</text:p>
          </table:table-cell>
          <table:table-cell table:style-name="ce12" office:value-type="float" office:value="816" calcext:value-type="float">
            <text:p>81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3</text:p>
          </table:table-cell>
          <table:table-cell table:style-name="ce11" office:value-type="float" office:value="525.295074" calcext:value-type="float">
            <text:p>525.295074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636" calcext:value-type="float">
            <text:p>63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4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01" calcext:value-type="float">
            <text:p>10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5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14" calcext:value-type="float">
            <text:p>11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6</text:p>
          </table:table-cell>
          <table:table-cell table:style-name="ce11" office:value-type="float" office:value="878.758455" calcext:value-type="float">
            <text:p>878.758455</text:p>
          </table:table-cell>
          <table:table-cell table:style-name="ce11" office:value-type="float" office:value="190.112825" calcext:value-type="float">
            <text:p>190.112825</text:p>
          </table:table-cell>
          <table:table-cell table:style-name="ce12" office:value-type="float" office:value="1180" calcext:value-type="float">
            <text:p>118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7</text:p>
          </table:table-cell>
          <table:table-cell table:style-name="ce11" office:value-type="float" office:value="189.341157" calcext:value-type="float">
            <text:p>189.341157</text:p>
          </table:table-cell>
          <table:table-cell table:style-name="ce11" office:value-type="float" office:value="30.405696" calcext:value-type="float">
            <text:p>30.405696</text:p>
          </table:table-cell>
          <table:table-cell table:style-name="ce12" office:value-type="float" office:value="260" calcext:value-type="float">
            <text:p>26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8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9</text:p>
          </table:table-cell>
          <table:table-cell table:style-name="ce11" office:value-type="float" office:value="192.438128" calcext:value-type="float">
            <text:p>192.438128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75" calcext:value-type="float">
            <text:p>17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46" calcext:value-type="float">
            <text:p>4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1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04" calcext:value-type="float">
            <text:p>10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2</text:p>
          </table:table-cell>
          <table:table-cell table:style-name="ce11" office:value-type="float" office:value="267.583072" calcext:value-type="float">
            <text:p>267.583072</text:p>
          </table:table-cell>
          <table:table-cell table:style-name="ce11" office:value-type="float" office:value="36" calcext:value-type="float">
            <text:p>36</text:p>
          </table:table-cell>
          <table:table-cell table:style-name="ce12" office:value-type="float" office:value="282" calcext:value-type="float">
            <text:p>28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3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116" calcext:value-type="float">
            <text:p>11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4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24" calcext:value-type="float">
            <text:p>24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46" calcext:value-type="float">
            <text:p>4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7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8</text:p>
          </table:table-cell>
          <table:table-cell table:style-name="ce11" office:value-type="float" office:value="45.531444" calcext:value-type="float">
            <text:p>45.531444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9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0</text:p>
          </table:table-cell>
          <table:table-cell table:style-name="ce11" office:value-type="float" office:value="191.409704" calcext:value-type="float">
            <text:p>191.409704</text:p>
          </table:table-cell>
          <table:table-cell table:style-name="ce11" office:value-type="float" office:value="15.933146" calcext:value-type="float">
            <text:p>15.933146</text:p>
          </table:table-cell>
          <table:table-cell table:style-name="ce12" office:value-type="float" office:value="188" calcext:value-type="float">
            <text:p>18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1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62.628768" calcext:value-type="float">
            <text:p>62.628768</text:p>
          </table:table-cell>
          <table:table-cell table:style-name="ce12" office:value-type="float" office:value="215" calcext:value-type="float">
            <text:p>21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2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3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4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100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24.657192" calcext:value-type="float">
            <text:p>24.657192</text:p>
          </table:table-cell>
          <table:table-cell table:style-name="ce12" office:value-type="float" office:value="171" calcext:value-type="float">
            <text:p>17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11" table:formula="of:=SUM([.C12:.C111])" office:value-type="float" office:value="15243.828333" calcext:value-type="float">
            <text:p>15243.828333</text:p>
          </table:table-cell>
          <table:table-cell table:style-name="ce11" table:formula="of:=SUM([.D12:.D111])" office:value-type="float" office:value="2170.839386" calcext:value-type="float">
            <text:p>2170.839386</text:p>
          </table:table-cell>
          <table:table-cell table:style-name="ce11" table:formula="of:=SUM([.E12:.E111])" office:value-type="float" office:value="18551" calcext:value-type="float">
            <text:p>18551</text:p>
          </table:table-cell>
          <table:table-cell table:number-columns-repeated="1013"/>
        </table:table-row>
        <table:table-row table:style-name="ro3" table:number-rows-repeated="3">
          <table:table-cell table:number-columns-repeated="1018"/>
        </table:table-row>
        <table:table-row table:style-name="ro3">
          <table:table-cell table:style-name="ce7" office:value-type="string" calcext:value-type="string">
            <text:p>© Statistics South Africa</text:p>
          </table:table-cell>
          <table:table-cell table:number-columns-repeated="1017"/>
        </table:table-row>
        <table:table-row table:style-name="ro3" table:number-rows-repeated="1048459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Data Sheet 3" table:style-name="ta4">
        <office:forms form:automatic-focus="false" form:apply-design-mode="false"/>
        <table:table-column table:style-name="co1" table:default-cell-style-name="ce3"/>
        <table:table-column table:style-name="co2" table:number-columns-repeated="1017" table:default-cell-style-name="ce3"/>
        <table:table-row table:style-name="ro1">
          <table:table-cell table:style-name="ce1">
            <draw:frame table:end-cell-address="'Data Sheet 3'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 table:number-columns-repeated="1017"/>
        </table:table-row>
        <table:table-row table:style-name="ro2">
          <table:table-cell table:style-name="ce2" office:value-type="string" calcext:value-type="string">
            <text:p>Education - South Africa by Electoral War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opulation group by Geography by Employment statu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unting: Person weighted</text:p>
          </table:table-cell>
          <table:table-cell table:number-columns-repeated="1017"/>
        </table:table-row>
        <table:table-row table:style-name="ro3">
          <table:table-cell table:number-columns-repeated="1018"/>
        </table:table-row>
        <table:table-row table:style-name="ro2">
          <table:table-cell table:style-name="ce2" office:value-type="string" calcext:value-type="string">
            <text:p>Filters: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efault Summation</text:p>
          </table:table-cell>
          <table:table-cell table:style-name="ce8" office:value-type="string" calcext:value-type="string">
            <text:p>Person weighted</text:p>
          </table:table-cell>
          <table:table-cell table:number-columns-repeated="1016"/>
        </table:table-row>
        <table:table-row table:style-name="ro3">
          <table:table-cell table:number-columns-repeated="1018"/>
        </table:table-row>
        <table:table-row table:style-name="ro5">
          <table:table-cell table:style-name="ce5" office:value-type="string" calcext:value-type="string">
            <text:p><text:s/>White</text:p>
          </table:table-cell>
          <table:table-cell table:number-columns-repeated="1017"/>
        </table:table-row>
        <table:table-row table:style-name="ro5">
          <table:table-cell table:style-name="ce6" office:value-type="string" calcext:value-type="string" table:number-columns-spanned="2" table:number-rows-spanned="1">
            <text:p>Employment status</text:p>
          </table:table-cell>
          <table:covered-table-cell/>
          <table:table-cell table:style-name="ce10" office:value-type="string" calcext:value-type="string">
            <text:p>Employed</text:p>
          </table:table-cell>
          <table:table-cell table:style-name="ce10" office:value-type="string" calcext:value-type="string">
            <text:p>Unemployed</text:p>
          </table:table-cell>
          <table:table-cell table:style-name="ce10" office:value-type="string" calcext:value-type="string">
            <text:p>Not Economically Active</text:p>
          </table:table-cell>
          <table:table-cell table:number-columns-repeated="1013"/>
        </table:table-row>
        <table:table-row table:style-name="ro5">
          <table:table-cell/>
          <table:table-cell table:style-name="ce5" office:value-type="string" calcext:value-type="string">
            <text:p>Geography</text:p>
          </table:table-cell>
          <table:table-cell table:number-columns-repeated="1016"/>
        </table:table-row>
        <table:table-row table:style-name="ro3">
          <table:table-cell/>
          <table:table-cell table:style-name="ce9" office:value-type="string" calcext:value-type="string">
            <text:p>19100001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2</text:p>
          </table:table-cell>
          <table:table-cell table:style-name="ce11" office:value-type="float" office:value="3400.257312" calcext:value-type="float">
            <text:p>3400.257312</text:p>
          </table:table-cell>
          <table:table-cell table:style-name="ce11" office:value-type="float" office:value="216.536981" calcext:value-type="float">
            <text:p>216.536981</text:p>
          </table:table-cell>
          <table:table-cell table:style-name="ce12" office:value-type="float" office:value="3444" calcext:value-type="float">
            <text:p>344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3</text:p>
          </table:table-cell>
          <table:table-cell table:style-name="ce11" office:value-type="float" office:value="11557.280204" calcext:value-type="float">
            <text:p>11557.280204</text:p>
          </table:table-cell>
          <table:table-cell table:style-name="ce11" office:value-type="float" office:value="488.224938" calcext:value-type="float">
            <text:p>488.224938</text:p>
          </table:table-cell>
          <table:table-cell table:style-name="ce12" office:value-type="float" office:value="7919" calcext:value-type="float">
            <text:p>791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4</text:p>
          </table:table-cell>
          <table:table-cell table:style-name="ce11" office:value-type="float" office:value="7399.541537" calcext:value-type="float">
            <text:p>7399.541537</text:p>
          </table:table-cell>
          <table:table-cell table:style-name="ce11" office:value-type="float" office:value="438.943493" calcext:value-type="float">
            <text:p>438.943493</text:p>
          </table:table-cell>
          <table:table-cell table:style-name="ce12" office:value-type="float" office:value="6312" calcext:value-type="float">
            <text:p>631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5</text:p>
          </table:table-cell>
          <table:table-cell table:style-name="ce11" office:value-type="float" office:value="12012.560193" calcext:value-type="float">
            <text:p>12012.560193</text:p>
          </table:table-cell>
          <table:table-cell table:style-name="ce11" office:value-type="float" office:value="627.307835" calcext:value-type="float">
            <text:p>627.307835</text:p>
          </table:table-cell>
          <table:table-cell table:style-name="ce12" office:value-type="float" office:value="10312" calcext:value-type="float">
            <text:p>1031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6</text:p>
          </table:table-cell>
          <table:table-cell table:style-name="ce11" office:value-type="float" office:value="10209.080001" calcext:value-type="float">
            <text:p>10209.080001</text:p>
          </table:table-cell>
          <table:table-cell table:style-name="ce11" office:value-type="float" office:value="291.850153" calcext:value-type="float">
            <text:p>291.850153</text:p>
          </table:table-cell>
          <table:table-cell table:style-name="ce12" office:value-type="float" office:value="9827" calcext:value-type="float">
            <text:p>982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7</text:p>
          </table:table-cell>
          <table:table-cell table:style-name="ce11" office:value-type="float" office:value="11068.066349" calcext:value-type="float">
            <text:p>11068.066349</text:p>
          </table:table-cell>
          <table:table-cell table:style-name="ce11" office:value-type="float" office:value="271.144512" calcext:value-type="float">
            <text:p>271.144512</text:p>
          </table:table-cell>
          <table:table-cell table:style-name="ce12" office:value-type="float" office:value="9912" calcext:value-type="float">
            <text:p>991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8</text:p>
          </table:table-cell>
          <table:table-cell table:style-name="ce11" office:value-type="float" office:value="14154.128449" calcext:value-type="float">
            <text:p>14154.128449</text:p>
          </table:table-cell>
          <table:table-cell table:style-name="ce11" office:value-type="float" office:value="582.773026" calcext:value-type="float">
            <text:p>582.773026</text:p>
          </table:table-cell>
          <table:table-cell table:style-name="ce12" office:value-type="float" office:value="10868" calcext:value-type="float">
            <text:p>1086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9</text:p>
          </table:table-cell>
          <table:table-cell table:style-name="ce11" office:value-type="float" office:value="12328.364147" calcext:value-type="float">
            <text:p>12328.364147</text:p>
          </table:table-cell>
          <table:table-cell table:style-name="ce11" office:value-type="float" office:value="327.952191" calcext:value-type="float">
            <text:p>327.952191</text:p>
          </table:table-cell>
          <table:table-cell table:style-name="ce12" office:value-type="float" office:value="10283" calcext:value-type="float">
            <text:p>1028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0</text:p>
          </table:table-cell>
          <table:table-cell table:style-name="ce11" office:value-type="float" office:value="712.982028" calcext:value-type="float">
            <text:p>712.982028</text:p>
          </table:table-cell>
          <table:table-cell table:style-name="ce11" office:value-type="float" office:value="121.446525" calcext:value-type="float">
            <text:p>121.446525</text:p>
          </table:table-cell>
          <table:table-cell table:style-name="ce12" office:value-type="float" office:value="821" calcext:value-type="float">
            <text:p>82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1</text:p>
          </table:table-cell>
          <table:table-cell table:style-name="ce11" office:value-type="float" office:value="4112.121677" calcext:value-type="float">
            <text:p>4112.121677</text:p>
          </table:table-cell>
          <table:table-cell table:style-name="ce11" office:value-type="float" office:value="287.016583" calcext:value-type="float">
            <text:p>287.016583</text:p>
          </table:table-cell>
          <table:table-cell table:style-name="ce12" office:value-type="float" office:value="4299" calcext:value-type="float">
            <text:p>429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2</text:p>
          </table:table-cell>
          <table:table-cell table:style-name="ce11" office:value-type="float" office:value="1250.780173" calcext:value-type="float">
            <text:p>1250.780173</text:p>
          </table:table-cell>
          <table:table-cell table:style-name="ce11" office:value-type="float" office:value="68.4289" calcext:value-type="float">
            <text:p>68.4289</text:p>
          </table:table-cell>
          <table:table-cell table:style-name="ce12" office:value-type="float" office:value="1108" calcext:value-type="float">
            <text:p>110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3</text:p>
          </table:table-cell>
          <table:table-cell table:style-name="ce11" office:value-type="float" office:value="7887.862583" calcext:value-type="float">
            <text:p>7887.862583</text:p>
          </table:table-cell>
          <table:table-cell table:style-name="ce11" office:value-type="float" office:value="420.944447" calcext:value-type="float">
            <text:p>420.944447</text:p>
          </table:table-cell>
          <table:table-cell table:style-name="ce12" office:value-type="float" office:value="6817" calcext:value-type="float">
            <text:p>681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4</text:p>
          </table:table-cell>
          <table:table-cell table:style-name="ce11" office:value-type="float" office:value="9744.854298" calcext:value-type="float">
            <text:p>9744.854298</text:p>
          </table:table-cell>
          <table:table-cell table:style-name="ce11" office:value-type="float" office:value="437.782472" calcext:value-type="float">
            <text:p>437.782472</text:p>
          </table:table-cell>
          <table:table-cell table:style-name="ce12" office:value-type="float" office:value="8830" calcext:value-type="float">
            <text:p>88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5</text:p>
          </table:table-cell>
          <table:table-cell table:style-name="ce11" office:value-type="float" office:value="3521.959384" calcext:value-type="float">
            <text:p>3521.959384</text:p>
          </table:table-cell>
          <table:table-cell table:style-name="ce11" office:value-type="float" office:value="157.2351" calcext:value-type="float">
            <text:p>157.2351</text:p>
          </table:table-cell>
          <table:table-cell table:style-name="ce12" office:value-type="float" office:value="3157" calcext:value-type="float">
            <text:p>315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6</text:p>
          </table:table-cell>
          <table:table-cell table:style-name="ce11" office:value-type="float" office:value="366.219064" calcext:value-type="float">
            <text:p>366.219064</text:p>
          </table:table-cell>
          <table:table-cell table:style-name="ce11" office:value-type="float" office:value="108.532816" calcext:value-type="float">
            <text:p>108.532816</text:p>
          </table:table-cell>
          <table:table-cell table:style-name="ce12" office:value-type="float" office:value="377" calcext:value-type="float">
            <text:p>37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7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8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9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1</text:p>
          </table:table-cell>
          <table:table-cell table:style-name="ce11" office:value-type="float" office:value="359.665236" calcext:value-type="float">
            <text:p>359.665236</text:p>
          </table:table-cell>
          <table:table-cell table:style-name="ce11" office:value-type="float" office:value="21" calcext:value-type="float">
            <text:p>21</text:p>
          </table:table-cell>
          <table:table-cell table:style-name="ce12" office:value-type="float" office:value="475" calcext:value-type="float">
            <text:p>47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2</text:p>
          </table:table-cell>
          <table:table-cell table:style-name="ce11" office:value-type="float" office:value="75.657192" calcext:value-type="float">
            <text:p>75.657192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82" calcext:value-type="float">
            <text:p>8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3</text:p>
          </table:table-cell>
          <table:table-cell table:style-name="ce11" office:value-type="float" office:value="4226.866663" calcext:value-type="float">
            <text:p>4226.866663</text:p>
          </table:table-cell>
          <table:table-cell table:style-name="ce11" office:value-type="float" office:value="179.853638" calcext:value-type="float">
            <text:p>179.853638</text:p>
          </table:table-cell>
          <table:table-cell table:style-name="ce12" office:value-type="float" office:value="4297" calcext:value-type="float">
            <text:p>429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5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6</text:p>
          </table:table-cell>
          <table:table-cell table:style-name="ce11" office:value-type="float" office:value="7900.034728" calcext:value-type="float">
            <text:p>7900.034728</text:p>
          </table:table-cell>
          <table:table-cell table:style-name="ce11" office:value-type="float" office:value="545.288817" calcext:value-type="float">
            <text:p>545.288817</text:p>
          </table:table-cell>
          <table:table-cell table:style-name="ce12" office:value-type="float" office:value="7859" calcext:value-type="float">
            <text:p>785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7</text:p>
          </table:table-cell>
          <table:table-cell table:style-name="ce11" office:value-type="float" office:value="9612.534717" calcext:value-type="float">
            <text:p>9612.534717</text:p>
          </table:table-cell>
          <table:table-cell table:style-name="ce11" office:value-type="float" office:value="690.051991" calcext:value-type="float">
            <text:p>690.051991</text:p>
          </table:table-cell>
          <table:table-cell table:style-name="ce12" office:value-type="float" office:value="9802" calcext:value-type="float">
            <text:p>980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8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9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0</text:p>
          </table:table-cell>
          <table:table-cell table:style-name="ce11" office:value-type="float" office:value="1741.388506" calcext:value-type="float">
            <text:p>1741.388506</text:p>
          </table:table-cell>
          <table:table-cell table:style-name="ce11" office:value-type="float" office:value="278.667552" calcext:value-type="float">
            <text:p>278.667552</text:p>
          </table:table-cell>
          <table:table-cell table:style-name="ce12" office:value-type="float" office:value="2471" calcext:value-type="float">
            <text:p>247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1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4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7</text:p>
          </table:table-cell>
          <table:table-cell table:style-name="ce11" office:value-type="float" office:value="66.289888" calcext:value-type="float">
            <text:p>66.289888</text:p>
          </table:table-cell>
          <table:table-cell table:style-name="ce11" office:value-type="float" office:value="21" calcext:value-type="float">
            <text:p>21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8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9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3</text:p>
          </table:table-cell>
          <table:table-cell table:style-name="ce11" office:value-type="float" office:value="4517.793824" calcext:value-type="float">
            <text:p>4517.793824</text:p>
          </table:table-cell>
          <table:table-cell table:style-name="ce11" office:value-type="float" office:value="193.059609" calcext:value-type="float">
            <text:p>193.059609</text:p>
          </table:table-cell>
          <table:table-cell table:style-name="ce12" office:value-type="float" office:value="5389" calcext:value-type="float">
            <text:p>538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4</text:p>
          </table:table-cell>
          <table:table-cell table:style-name="ce11" office:value-type="float" office:value="3000.219629" calcext:value-type="float">
            <text:p>3000.219629</text:p>
          </table:table-cell>
          <table:table-cell table:style-name="ce11" office:value-type="float" office:value="259.980769" calcext:value-type="float">
            <text:p>259.980769</text:p>
          </table:table-cell>
          <table:table-cell table:style-name="ce12" office:value-type="float" office:value="3210" calcext:value-type="float">
            <text:p>321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5</text:p>
          </table:table-cell>
          <table:table-cell table:style-name="ce11" office:value-type="float" office:value="3097.374945" calcext:value-type="float">
            <text:p>3097.374945</text:p>
          </table:table-cell>
          <table:table-cell table:style-name="ce11" office:value-type="float" office:value="446.882808" calcext:value-type="float">
            <text:p>446.882808</text:p>
          </table:table-cell>
          <table:table-cell table:style-name="ce12" office:value-type="float" office:value="4523" calcext:value-type="float">
            <text:p>452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6</text:p>
          </table:table-cell>
          <table:table-cell table:style-name="ce11" office:value-type="float" office:value="4626.316556" calcext:value-type="float">
            <text:p>4626.316556</text:p>
          </table:table-cell>
          <table:table-cell table:style-name="ce11" office:value-type="float" office:value="219.166081" calcext:value-type="float">
            <text:p>219.166081</text:p>
          </table:table-cell>
          <table:table-cell table:style-name="ce12" office:value-type="float" office:value="2654" calcext:value-type="float">
            <text:p>265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7</text:p>
          </table:table-cell>
          <table:table-cell table:style-name="ce11" office:value-type="float" office:value="6944.446215" calcext:value-type="float">
            <text:p>6944.446215</text:p>
          </table:table-cell>
          <table:table-cell table:style-name="ce11" office:value-type="float" office:value="236.644332" calcext:value-type="float">
            <text:p>236.644332</text:p>
          </table:table-cell>
          <table:table-cell table:style-name="ce12" office:value-type="float" office:value="3847" calcext:value-type="float">
            <text:p>384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8</text:p>
          </table:table-cell>
          <table:table-cell table:style-name="ce11" office:value-type="float" office:value="7918.794301" calcext:value-type="float">
            <text:p>7918.794301</text:p>
          </table:table-cell>
          <table:table-cell table:style-name="ce11" office:value-type="float" office:value="305.384644" calcext:value-type="float">
            <text:p>305.384644</text:p>
          </table:table-cell>
          <table:table-cell table:style-name="ce12" office:value-type="float" office:value="7166" calcext:value-type="float">
            <text:p>716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9</text:p>
          </table:table-cell>
          <table:table-cell table:style-name="ce11" office:value-type="float" office:value="4648.427923" calcext:value-type="float">
            <text:p>4648.427923</text:p>
          </table:table-cell>
          <table:table-cell table:style-name="ce11" office:value-type="float" office:value="104.971576" calcext:value-type="float">
            <text:p>104.971576</text:p>
          </table:table-cell>
          <table:table-cell table:style-name="ce12" office:value-type="float" office:value="4244" calcext:value-type="float">
            <text:p>424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0</text:p>
          </table:table-cell>
          <table:table-cell table:style-name="ce11" office:value-type="float" office:value="7441.763221" calcext:value-type="float">
            <text:p>7441.763221</text:p>
          </table:table-cell>
          <table:table-cell table:style-name="ce11" office:value-type="float" office:value="165.929853" calcext:value-type="float">
            <text:p>165.929853</text:p>
          </table:table-cell>
          <table:table-cell table:style-name="ce12" office:value-type="float" office:value="6814" calcext:value-type="float">
            <text:p>681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1</text:p>
          </table:table-cell>
          <table:table-cell table:style-name="ce11" office:value-type="float" office:value="6684.247383" calcext:value-type="float">
            <text:p>6684.247383</text:p>
          </table:table-cell>
          <table:table-cell table:style-name="ce11" office:value-type="float" office:value="313.695282" calcext:value-type="float">
            <text:p>313.695282</text:p>
          </table:table-cell>
          <table:table-cell table:style-name="ce12" office:value-type="float" office:value="5213" calcext:value-type="float">
            <text:p>521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2</text:p>
          </table:table-cell>
          <table:table-cell table:style-name="ce11" office:value-type="float" office:value="4213.438176" calcext:value-type="float">
            <text:p>4213.438176</text:p>
          </table:table-cell>
          <table:table-cell table:style-name="ce11" office:value-type="float" office:value="181.814899" calcext:value-type="float">
            <text:p>181.814899</text:p>
          </table:table-cell>
          <table:table-cell table:style-name="ce12" office:value-type="float" office:value="4490" calcext:value-type="float">
            <text:p>449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3</text:p>
          </table:table-cell>
          <table:table-cell table:style-name="ce11" office:value-type="float" office:value="2161.061148" calcext:value-type="float">
            <text:p>2161.061148</text:p>
          </table:table-cell>
          <table:table-cell table:style-name="ce11" office:value-type="float" office:value="152.598721" calcext:value-type="float">
            <text:p>152.598721</text:p>
          </table:table-cell>
          <table:table-cell table:style-name="ce12" office:value-type="float" office:value="2165" calcext:value-type="float">
            <text:p>216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4</text:p>
          </table:table-cell>
          <table:table-cell table:style-name="ce11" office:value-type="float" office:value="4213.477972" calcext:value-type="float">
            <text:p>4213.477972</text:p>
          </table:table-cell>
          <table:table-cell table:style-name="ce11" office:value-type="float" office:value="253.481285" calcext:value-type="float">
            <text:p>253.481285</text:p>
          </table:table-cell>
          <table:table-cell table:style-name="ce12" office:value-type="float" office:value="3784" calcext:value-type="float">
            <text:p>378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5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6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51" calcext:value-type="float">
            <text:p>5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7</text:p>
          </table:table-cell>
          <table:table-cell table:style-name="ce11" office:value-type="float" office:value="270.657192" calcext:value-type="float">
            <text:p>270.657192</text:p>
          </table:table-cell>
          <table:table-cell table:style-name="ce11" office:value-type="float" office:value="24" calcext:value-type="float">
            <text:p>24</text:p>
          </table:table-cell>
          <table:table-cell table:style-name="ce12" office:value-type="float" office:value="275" calcext:value-type="float">
            <text:p>27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8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9</text:p>
          </table:table-cell>
          <table:table-cell table:style-name="ce11" office:value-type="float" office:value="4478.884443" calcext:value-type="float">
            <text:p>4478.884443</text:p>
          </table:table-cell>
          <table:table-cell table:style-name="ce11" office:value-type="float" office:value="210.228878" calcext:value-type="float">
            <text:p>210.228878</text:p>
          </table:table-cell>
          <table:table-cell table:style-name="ce12" office:value-type="float" office:value="5321" calcext:value-type="float">
            <text:p>532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0</text:p>
          </table:table-cell>
          <table:table-cell table:style-name="ce11" office:value-type="float" office:value="5941.589464" calcext:value-type="float">
            <text:p>5941.589464</text:p>
          </table:table-cell>
          <table:table-cell table:style-name="ce11" office:value-type="float" office:value="293.041944" calcext:value-type="float">
            <text:p>293.041944</text:p>
          </table:table-cell>
          <table:table-cell table:style-name="ce12" office:value-type="float" office:value="7685" calcext:value-type="float">
            <text:p>768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1</text:p>
          </table:table-cell>
          <table:table-cell table:style-name="ce11" office:value-type="float" office:value="4235.210256" calcext:value-type="float">
            <text:p>4235.210256</text:p>
          </table:table-cell>
          <table:table-cell table:style-name="ce11" office:value-type="float" office:value="147.785325" calcext:value-type="float">
            <text:p>147.785325</text:p>
          </table:table-cell>
          <table:table-cell table:style-name="ce12" office:value-type="float" office:value="4109" calcext:value-type="float">
            <text:p>410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2</text:p>
          </table:table-cell>
          <table:table-cell table:style-name="ce11" office:value-type="float" office:value="5425.987609" calcext:value-type="float">
            <text:p>5425.987609</text:p>
          </table:table-cell>
          <table:table-cell table:style-name="ce11" office:value-type="float" office:value="387.914818" calcext:value-type="float">
            <text:p>387.914818</text:p>
          </table:table-cell>
          <table:table-cell table:style-name="ce12" office:value-type="float" office:value="5506" calcext:value-type="float">
            <text:p>550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3</text:p>
          </table:table-cell>
          <table:table-cell table:style-name="ce11" office:value-type="float" office:value="6295.938045" calcext:value-type="float">
            <text:p>6295.938045</text:p>
          </table:table-cell>
          <table:table-cell table:style-name="ce11" office:value-type="float" office:value="275.313609" calcext:value-type="float">
            <text:p>275.313609</text:p>
          </table:table-cell>
          <table:table-cell table:style-name="ce12" office:value-type="float" office:value="7337" calcext:value-type="float">
            <text:p>733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4</text:p>
          </table:table-cell>
          <table:table-cell table:style-name="ce11" office:value-type="float" office:value="4510.312324" calcext:value-type="float">
            <text:p>4510.312324</text:p>
          </table:table-cell>
          <table:table-cell table:style-name="ce11" office:value-type="float" office:value="139.036468" calcext:value-type="float">
            <text:p>139.036468</text:p>
          </table:table-cell>
          <table:table-cell table:style-name="ce12" office:value-type="float" office:value="4205" calcext:value-type="float">
            <text:p>420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5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float" office:value="86" calcext:value-type="float">
            <text:p>8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7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8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51" calcext:value-type="float">
            <text:p>5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9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0</text:p>
          </table:table-cell>
          <table:table-cell table:style-name="ce11" office:value-type="float" office:value="342.450357" calcext:value-type="float">
            <text:p>342.450357</text:p>
          </table:table-cell>
          <table:table-cell table:style-name="ce11" office:value-type="float" office:value="46.071123" calcext:value-type="float">
            <text:p>46.071123</text:p>
          </table:table-cell>
          <table:table-cell table:style-name="ce12" office:value-type="float" office:value="351" calcext:value-type="float">
            <text:p>35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1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3</text:p>
          </table:table-cell>
          <table:table-cell table:style-name="ce11" office:value-type="float" office:value="697.399115" calcext:value-type="float">
            <text:p>697.399115</text:p>
          </table:table-cell>
          <table:table-cell table:style-name="ce11" office:value-type="float" office:value="48" calcext:value-type="float">
            <text:p>48</text:p>
          </table:table-cell>
          <table:table-cell table:style-name="ce12" office:value-type="float" office:value="615" calcext:value-type="float">
            <text:p>61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4</text:p>
          </table:table-cell>
          <table:table-cell table:style-name="ce11" office:value-type="float" office:value="6308.214961" calcext:value-type="float">
            <text:p>6308.214961</text:p>
          </table:table-cell>
          <table:table-cell table:style-name="ce11" office:value-type="float" office:value="242.613245" calcext:value-type="float">
            <text:p>242.613245</text:p>
          </table:table-cell>
          <table:table-cell table:style-name="ce12" office:value-type="float" office:value="8944" calcext:value-type="float">
            <text:p>894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5</text:p>
          </table:table-cell>
          <table:table-cell table:style-name="ce11" office:value-type="float" office:value="3788.753098" calcext:value-type="float">
            <text:p>3788.753098</text:p>
          </table:table-cell>
          <table:table-cell table:style-name="ce11" office:value-type="float" office:value="221.408657" calcext:value-type="float">
            <text:p>221.408657</text:p>
          </table:table-cell>
          <table:table-cell table:style-name="ce12" office:value-type="float" office:value="5531" calcext:value-type="float">
            <text:p>553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6</text:p>
          </table:table-cell>
          <table:table-cell table:style-name="ce11" office:value-type="float" office:value="4818.28458" calcext:value-type="float">
            <text:p>4818.28458</text:p>
          </table:table-cell>
          <table:table-cell table:style-name="ce11" office:value-type="float" office:value="363.243132" calcext:value-type="float">
            <text:p>363.243132</text:p>
          </table:table-cell>
          <table:table-cell table:style-name="ce12" office:value-type="float" office:value="7875" calcext:value-type="float">
            <text:p>787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7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7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9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100</text:p>
          </table:table-cell>
          <table:table-cell table:style-name="ce11" office:value-type="float" office:value="1948.178551" calcext:value-type="float">
            <text:p>1948.178551</text:p>
          </table:table-cell>
          <table:table-cell table:style-name="ce11" office:value-type="float" office:value="148.007816" calcext:value-type="float">
            <text:p>148.007816</text:p>
          </table:table-cell>
          <table:table-cell table:style-name="ce12" office:value-type="float" office:value="2129" calcext:value-type="float">
            <text:p>212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11" table:formula="of:=SUM([.C12:.C111])" office:value-type="float" office:value="243338.715617" calcext:value-type="float">
            <text:p>243338.715617</text:p>
          </table:table-cell>
          <table:table-cell table:style-name="ce11" table:formula="of:=SUM([.D12:.D111])" office:value-type="float" office:value="12139.256844" calcext:value-type="float">
            <text:p>12139.256844</text:p>
          </table:table-cell>
          <table:table-cell table:style-name="ce11" table:formula="of:=SUM([.E12:.E111])" office:value-type="float" office:value="233778" calcext:value-type="float">
            <text:p>233778</text:p>
          </table:table-cell>
          <table:table-cell table:number-columns-repeated="1013"/>
        </table:table-row>
        <table:table-row table:style-name="ro3" table:number-rows-repeated="3">
          <table:table-cell table:number-columns-repeated="1018"/>
        </table:table-row>
        <table:table-row table:style-name="ro3">
          <table:table-cell table:style-name="ce7" office:value-type="string" calcext:value-type="string">
            <text:p>© Statistics South Africa</text:p>
          </table:table-cell>
          <table:table-cell table:number-columns-repeated="1017"/>
        </table:table-row>
        <table:table-row table:style-name="ro3" table:number-rows-repeated="1048459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Data Sheet 4" table:style-name="ta5">
        <office:forms form:automatic-focus="false" form:apply-design-mode="false"/>
        <table:table-column table:style-name="co1" table:default-cell-style-name="ce3"/>
        <table:table-column table:style-name="co2" table:number-columns-repeated="1017" table:default-cell-style-name="ce3"/>
        <table:table-row table:style-name="ro1">
          <table:table-cell table:style-name="ce1">
            <draw:frame table:end-cell-address="'Data Sheet 4'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 table:number-columns-repeated="1017"/>
        </table:table-row>
        <table:table-row table:style-name="ro2">
          <table:table-cell table:style-name="ce2" office:value-type="string" calcext:value-type="string">
            <text:p>Education - South Africa by Electoral War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opulation group by Geography by Employment statu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unting: Person weighted</text:p>
          </table:table-cell>
          <table:table-cell table:number-columns-repeated="1017"/>
        </table:table-row>
        <table:table-row table:style-name="ro3">
          <table:table-cell table:number-columns-repeated="1018"/>
        </table:table-row>
        <table:table-row table:style-name="ro2">
          <table:table-cell table:style-name="ce2" office:value-type="string" calcext:value-type="string">
            <text:p>Filters: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efault Summation</text:p>
          </table:table-cell>
          <table:table-cell table:style-name="ce8" office:value-type="string" calcext:value-type="string">
            <text:p>Person weighted</text:p>
          </table:table-cell>
          <table:table-cell table:number-columns-repeated="1016"/>
        </table:table-row>
        <table:table-row table:style-name="ro3">
          <table:table-cell table:number-columns-repeated="1018"/>
        </table:table-row>
        <table:table-row table:style-name="ro5">
          <table:table-cell table:style-name="ce5" office:value-type="string" calcext:value-type="string">
            <text:p><text:s/>Total</text:p>
          </table:table-cell>
          <table:table-cell table:number-columns-repeated="1017"/>
        </table:table-row>
        <table:table-row table:style-name="ro5">
          <table:table-cell table:style-name="ce6" office:value-type="string" calcext:value-type="string" table:number-columns-spanned="2" table:number-rows-spanned="1">
            <text:p>Employment status</text:p>
          </table:table-cell>
          <table:covered-table-cell/>
          <table:table-cell table:style-name="ce10" office:value-type="string" calcext:value-type="string">
            <text:p>Employed</text:p>
          </table:table-cell>
          <table:table-cell table:style-name="ce10" office:value-type="string" calcext:value-type="string">
            <text:p>Unemployed</text:p>
          </table:table-cell>
          <table:table-cell table:style-name="ce10" office:value-type="string" calcext:value-type="string">
            <text:p>Not Economically Active</text:p>
          </table:table-cell>
          <table:table-cell table:number-columns-repeated="1013"/>
        </table:table-row>
        <table:table-row table:style-name="ro5">
          <table:table-cell/>
          <table:table-cell table:style-name="ce5" office:value-type="string" calcext:value-type="string">
            <text:p>Geography</text:p>
          </table:table-cell>
          <table:table-cell table:number-columns-repeated="1016"/>
        </table:table-row>
        <table:table-row table:style-name="ro3">
          <table:table-cell/>
          <table:table-cell table:style-name="ce9" office:value-type="string" calcext:value-type="string">
            <text:p>19100001</text:p>
          </table:table-cell>
          <table:table-cell table:style-name="ce11" office:value-type="float" office:value="12385.816821" calcext:value-type="float">
            <text:p>12385.816821</text:p>
          </table:table-cell>
          <table:table-cell table:style-name="ce11" office:value-type="float" office:value="5172.493385" calcext:value-type="float">
            <text:p>5172.493385</text:p>
          </table:table-cell>
          <table:table-cell table:style-name="ce12" office:value-type="float" office:value="19095" calcext:value-type="float">
            <text:p>1909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2</text:p>
          </table:table-cell>
          <table:table-cell table:style-name="ce11" office:value-type="float" office:value="13240.986359" calcext:value-type="float">
            <text:p>13240.986359</text:p>
          </table:table-cell>
          <table:table-cell table:style-name="ce11" office:value-type="float" office:value="4076.943651" calcext:value-type="float">
            <text:p>4076.943651</text:p>
          </table:table-cell>
          <table:table-cell table:style-name="ce12" office:value-type="float" office:value="16464" calcext:value-type="float">
            <text:p>1646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3</text:p>
          </table:table-cell>
          <table:table-cell table:style-name="ce11" office:value-type="float" office:value="16220.665191" calcext:value-type="float">
            <text:p>16220.665191</text:p>
          </table:table-cell>
          <table:table-cell table:style-name="ce11" office:value-type="float" office:value="4997.639504" calcext:value-type="float">
            <text:p>4997.639504</text:p>
          </table:table-cell>
          <table:table-cell table:style-name="ce12" office:value-type="float" office:value="12535" calcext:value-type="float">
            <text:p>1253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4</text:p>
          </table:table-cell>
          <table:table-cell table:style-name="ce11" office:value-type="float" office:value="11183.064754" calcext:value-type="float">
            <text:p>11183.064754</text:p>
          </table:table-cell>
          <table:table-cell table:style-name="ce11" office:value-type="float" office:value="1758.708864" calcext:value-type="float">
            <text:p>1758.708864</text:p>
          </table:table-cell>
          <table:table-cell table:style-name="ce12" office:value-type="float" office:value="10637" calcext:value-type="float">
            <text:p>1063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5</text:p>
          </table:table-cell>
          <table:table-cell table:style-name="ce11" office:value-type="float" office:value="15121.146713" calcext:value-type="float">
            <text:p>15121.146713</text:p>
          </table:table-cell>
          <table:table-cell table:style-name="ce11" office:value-type="float" office:value="883.422171" calcext:value-type="float">
            <text:p>883.422171</text:p>
          </table:table-cell>
          <table:table-cell table:style-name="ce12" office:value-type="float" office:value="13017" calcext:value-type="float">
            <text:p>1301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6</text:p>
          </table:table-cell>
          <table:table-cell table:style-name="ce11" office:value-type="float" office:value="11851.597305" calcext:value-type="float">
            <text:p>11851.597305</text:p>
          </table:table-cell>
          <table:table-cell table:style-name="ce11" office:value-type="float" office:value="329.429929" calcext:value-type="float">
            <text:p>329.429929</text:p>
          </table:table-cell>
          <table:table-cell table:style-name="ce12" office:value-type="float" office:value="10705" calcext:value-type="float">
            <text:p>1070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7</text:p>
          </table:table-cell>
          <table:table-cell table:style-name="ce11" office:value-type="float" office:value="13015.159217" calcext:value-type="float">
            <text:p>13015.159217</text:p>
          </table:table-cell>
          <table:table-cell table:style-name="ce11" office:value-type="float" office:value="364.144512" calcext:value-type="float">
            <text:p>364.144512</text:p>
          </table:table-cell>
          <table:table-cell table:style-name="ce12" office:value-type="float" office:value="10910" calcext:value-type="float">
            <text:p>1091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8</text:p>
          </table:table-cell>
          <table:table-cell table:style-name="ce11" office:value-type="float" office:value="18545.262796" calcext:value-type="float">
            <text:p>18545.262796</text:p>
          </table:table-cell>
          <table:table-cell table:style-name="ce11" office:value-type="float" office:value="1721.502431" calcext:value-type="float">
            <text:p>1721.502431</text:p>
          </table:table-cell>
          <table:table-cell table:style-name="ce12" office:value-type="float" office:value="15496" calcext:value-type="float">
            <text:p>1549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9</text:p>
          </table:table-cell>
          <table:table-cell table:style-name="ce11" office:value-type="float" office:value="13533.90811" calcext:value-type="float">
            <text:p>13533.90811</text:p>
          </table:table-cell>
          <table:table-cell table:style-name="ce11" office:value-type="float" office:value="367.387023" calcext:value-type="float">
            <text:p>367.387023</text:p>
          </table:table-cell>
          <table:table-cell table:style-name="ce12" office:value-type="float" office:value="10776" calcext:value-type="float">
            <text:p>1077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0</text:p>
          </table:table-cell>
          <table:table-cell table:style-name="ce11" office:value-type="float" office:value="7600.58425" calcext:value-type="float">
            <text:p>7600.58425</text:p>
          </table:table-cell>
          <table:table-cell table:style-name="ce11" office:value-type="float" office:value="8997.500645" calcext:value-type="float">
            <text:p>8997.500645</text:p>
          </table:table-cell>
          <table:table-cell table:style-name="ce12" office:value-type="float" office:value="13062" calcext:value-type="float">
            <text:p>1306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1</text:p>
          </table:table-cell>
          <table:table-cell table:style-name="ce11" office:value-type="float" office:value="10936.390636" calcext:value-type="float">
            <text:p>10936.390636</text:p>
          </table:table-cell>
          <table:table-cell table:style-name="ce11" office:value-type="float" office:value="1907.959481" calcext:value-type="float">
            <text:p>1907.959481</text:p>
          </table:table-cell>
          <table:table-cell table:style-name="ce12" office:value-type="float" office:value="12631" calcext:value-type="float">
            <text:p>1263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2</text:p>
          </table:table-cell>
          <table:table-cell table:style-name="ce11" office:value-type="float" office:value="10156.669594" calcext:value-type="float">
            <text:p>10156.669594</text:p>
          </table:table-cell>
          <table:table-cell table:style-name="ce11" office:value-type="float" office:value="5918.285395" calcext:value-type="float">
            <text:p>5918.285395</text:p>
          </table:table-cell>
          <table:table-cell table:style-name="ce12" office:value-type="float" office:value="14930" calcext:value-type="float">
            <text:p>149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3</text:p>
          </table:table-cell>
          <table:table-cell table:style-name="ce11" office:value-type="float" office:value="13697.112736" calcext:value-type="float">
            <text:p>13697.112736</text:p>
          </table:table-cell>
          <table:table-cell table:style-name="ce11" office:value-type="float" office:value="1103.503665" calcext:value-type="float">
            <text:p>1103.503665</text:p>
          </table:table-cell>
          <table:table-cell table:style-name="ce12" office:value-type="float" office:value="12176" calcext:value-type="float">
            <text:p>1217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4</text:p>
          </table:table-cell>
          <table:table-cell table:style-name="ce11" office:value-type="float" office:value="12502.442135" calcext:value-type="float">
            <text:p>12502.442135</text:p>
          </table:table-cell>
          <table:table-cell table:style-name="ce11" office:value-type="float" office:value="608.292428" calcext:value-type="float">
            <text:p>608.292428</text:p>
          </table:table-cell>
          <table:table-cell table:style-name="ce12" office:value-type="float" office:value="10837" calcext:value-type="float">
            <text:p>1083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5</text:p>
          </table:table-cell>
          <table:table-cell table:style-name="ce11" office:value-type="float" office:value="15234.444054" calcext:value-type="float">
            <text:p>15234.444054</text:p>
          </table:table-cell>
          <table:table-cell table:style-name="ce11" office:value-type="float" office:value="3023.123947" calcext:value-type="float">
            <text:p>3023.123947</text:p>
          </table:table-cell>
          <table:table-cell table:style-name="ce12" office:value-type="float" office:value="16567" calcext:value-type="float">
            <text:p>1656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6</text:p>
          </table:table-cell>
          <table:table-cell table:style-name="ce11" office:value-type="float" office:value="13823.357895" calcext:value-type="float">
            <text:p>13823.357895</text:p>
          </table:table-cell>
          <table:table-cell table:style-name="ce11" office:value-type="float" office:value="3522.417294" calcext:value-type="float">
            <text:p>3522.417294</text:p>
          </table:table-cell>
          <table:table-cell table:style-name="ce12" office:value-type="float" office:value="18217" calcext:value-type="float">
            <text:p>1821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7</text:p>
          </table:table-cell>
          <table:table-cell table:style-name="ce11" office:value-type="float" office:value="13291.948914" calcext:value-type="float">
            <text:p>13291.948914</text:p>
          </table:table-cell>
          <table:table-cell table:style-name="ce11" office:value-type="float" office:value="3238.623909" calcext:value-type="float">
            <text:p>3238.623909</text:p>
          </table:table-cell>
          <table:table-cell table:style-name="ce12" office:value-type="float" office:value="17394" calcext:value-type="float">
            <text:p>1739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8</text:p>
          </table:table-cell>
          <table:table-cell table:style-name="ce11" office:value-type="float" office:value="7796.153038" calcext:value-type="float">
            <text:p>7796.153038</text:p>
          </table:table-cell>
          <table:table-cell table:style-name="ce11" office:value-type="float" office:value="7323.143752" calcext:value-type="float">
            <text:p>7323.143752</text:p>
          </table:table-cell>
          <table:table-cell table:style-name="ce12" office:value-type="float" office:value="12224" calcext:value-type="float">
            <text:p>1222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9</text:p>
          </table:table-cell>
          <table:table-cell table:style-name="ce11" office:value-type="float" office:value="14689.544464" calcext:value-type="float">
            <text:p>14689.544464</text:p>
          </table:table-cell>
          <table:table-cell table:style-name="ce11" office:value-type="float" office:value="9975.900334" calcext:value-type="float">
            <text:p>9975.900334</text:p>
          </table:table-cell>
          <table:table-cell table:style-name="ce12" office:value-type="float" office:value="27338" calcext:value-type="float">
            <text:p>2733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0</text:p>
          </table:table-cell>
          <table:table-cell table:style-name="ce11" office:value-type="float" office:value="7661.99757" calcext:value-type="float">
            <text:p>7661.99757</text:p>
          </table:table-cell>
          <table:table-cell table:style-name="ce11" office:value-type="float" office:value="7480.678568" calcext:value-type="float">
            <text:p>7480.678568</text:p>
          </table:table-cell>
          <table:table-cell table:style-name="ce12" office:value-type="float" office:value="18589" calcext:value-type="float">
            <text:p>1858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1</text:p>
          </table:table-cell>
          <table:table-cell table:style-name="ce11" office:value-type="float" office:value="7246.97541" calcext:value-type="float">
            <text:p>7246.97541</text:p>
          </table:table-cell>
          <table:table-cell table:style-name="ce11" office:value-type="float" office:value="2337.587045" calcext:value-type="float">
            <text:p>2337.587045</text:p>
          </table:table-cell>
          <table:table-cell table:style-name="ce12" office:value-type="float" office:value="9594" calcext:value-type="float">
            <text:p>959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2</text:p>
          </table:table-cell>
          <table:table-cell table:style-name="ce11" office:value-type="float" office:value="8748.493605" calcext:value-type="float">
            <text:p>8748.493605</text:p>
          </table:table-cell>
          <table:table-cell table:style-name="ce11" office:value-type="float" office:value="3207.950886" calcext:value-type="float">
            <text:p>3207.950886</text:p>
          </table:table-cell>
          <table:table-cell table:style-name="ce12" office:value-type="float" office:value="14803" calcext:value-type="float">
            <text:p>1480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3</text:p>
          </table:table-cell>
          <table:table-cell table:style-name="ce11" office:value-type="float" office:value="11176.688443" calcext:value-type="float">
            <text:p>11176.688443</text:p>
          </table:table-cell>
          <table:table-cell table:style-name="ce11" office:value-type="float" office:value="1719.975632" calcext:value-type="float">
            <text:p>1719.975632</text:p>
          </table:table-cell>
          <table:table-cell table:style-name="ce12" office:value-type="float" office:value="12739" calcext:value-type="float">
            <text:p>1273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4</text:p>
          </table:table-cell>
          <table:table-cell table:style-name="ce11" office:value-type="float" office:value="9667.484293" calcext:value-type="float">
            <text:p>9667.484293</text:p>
          </table:table-cell>
          <table:table-cell table:style-name="ce11" office:value-type="float" office:value="3208.891131" calcext:value-type="float">
            <text:p>3208.891131</text:p>
          </table:table-cell>
          <table:table-cell table:style-name="ce12" office:value-type="float" office:value="14443" calcext:value-type="float">
            <text:p>1444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5</text:p>
          </table:table-cell>
          <table:table-cell table:style-name="ce11" office:value-type="float" office:value="9579.250623" calcext:value-type="float">
            <text:p>9579.250623</text:p>
          </table:table-cell>
          <table:table-cell table:style-name="ce11" office:value-type="float" office:value="3960.210146" calcext:value-type="float">
            <text:p>3960.210146</text:p>
          </table:table-cell>
          <table:table-cell table:style-name="ce12" office:value-type="float" office:value="15150" calcext:value-type="float">
            <text:p>1515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6</text:p>
          </table:table-cell>
          <table:table-cell table:style-name="ce11" office:value-type="float" office:value="12557.900293" calcext:value-type="float">
            <text:p>12557.900293</text:p>
          </table:table-cell>
          <table:table-cell table:style-name="ce11" office:value-type="float" office:value="990.300909" calcext:value-type="float">
            <text:p>990.300909</text:p>
          </table:table-cell>
          <table:table-cell table:style-name="ce12" office:value-type="float" office:value="11521" calcext:value-type="float">
            <text:p>1152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7</text:p>
          </table:table-cell>
          <table:table-cell table:style-name="ce11" office:value-type="float" office:value="14256.308018" calcext:value-type="float">
            <text:p>14256.308018</text:p>
          </table:table-cell>
          <table:table-cell table:style-name="ce11" office:value-type="float" office:value="1732.708613" calcext:value-type="float">
            <text:p>1732.708613</text:p>
          </table:table-cell>
          <table:table-cell table:style-name="ce12" office:value-type="float" office:value="14642" calcext:value-type="float">
            <text:p>1464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8</text:p>
          </table:table-cell>
          <table:table-cell table:style-name="ce11" office:value-type="float" office:value="7775.30133" calcext:value-type="float">
            <text:p>7775.30133</text:p>
          </table:table-cell>
          <table:table-cell table:style-name="ce11" office:value-type="float" office:value="3617.436407" calcext:value-type="float">
            <text:p>3617.436407</text:p>
          </table:table-cell>
          <table:table-cell table:style-name="ce12" office:value-type="float" office:value="12809" calcext:value-type="float">
            <text:p>1280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9</text:p>
          </table:table-cell>
          <table:table-cell table:style-name="ce11" office:value-type="float" office:value="6732.197307" calcext:value-type="float">
            <text:p>6732.197307</text:p>
          </table:table-cell>
          <table:table-cell table:style-name="ce11" office:value-type="float" office:value="3884.657971" calcext:value-type="float">
            <text:p>3884.657971</text:p>
          </table:table-cell>
          <table:table-cell table:style-name="ce12" office:value-type="float" office:value="11907" calcext:value-type="float">
            <text:p>1190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0</text:p>
          </table:table-cell>
          <table:table-cell table:style-name="ce11" office:value-type="float" office:value="9176.25962" calcext:value-type="float">
            <text:p>9176.25962</text:p>
          </table:table-cell>
          <table:table-cell table:style-name="ce11" office:value-type="float" office:value="3066.175323" calcext:value-type="float">
            <text:p>3066.175323</text:p>
          </table:table-cell>
          <table:table-cell table:style-name="ce12" office:value-type="float" office:value="13308" calcext:value-type="float">
            <text:p>1330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1</text:p>
          </table:table-cell>
          <table:table-cell table:style-name="ce11" office:value-type="float" office:value="6008.974069" calcext:value-type="float">
            <text:p>6008.974069</text:p>
          </table:table-cell>
          <table:table-cell table:style-name="ce11" office:value-type="float" office:value="2976.589365" calcext:value-type="float">
            <text:p>2976.589365</text:p>
          </table:table-cell>
          <table:table-cell table:style-name="ce12" office:value-type="float" office:value="11751" calcext:value-type="float">
            <text:p>1175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2</text:p>
          </table:table-cell>
          <table:table-cell table:style-name="ce11" office:value-type="float" office:value="6584.394989" calcext:value-type="float">
            <text:p>6584.394989</text:p>
          </table:table-cell>
          <table:table-cell table:style-name="ce11" office:value-type="float" office:value="4448.145735" calcext:value-type="float">
            <text:p>4448.145735</text:p>
          </table:table-cell>
          <table:table-cell table:style-name="ce12" office:value-type="float" office:value="14497" calcext:value-type="float">
            <text:p>1449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3</text:p>
          </table:table-cell>
          <table:table-cell table:style-name="ce11" office:value-type="float" office:value="12855.045877" calcext:value-type="float">
            <text:p>12855.045877</text:p>
          </table:table-cell>
          <table:table-cell table:style-name="ce11" office:value-type="float" office:value="16913.599788" calcext:value-type="float">
            <text:p>16913.599788</text:p>
          </table:table-cell>
          <table:table-cell table:style-name="ce12" office:value-type="float" office:value="24050" calcext:value-type="float">
            <text:p>2405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4</text:p>
          </table:table-cell>
          <table:table-cell table:style-name="ce11" office:value-type="float" office:value="6236.757674" calcext:value-type="float">
            <text:p>6236.757674</text:p>
          </table:table-cell>
          <table:table-cell table:style-name="ce11" office:value-type="float" office:value="7994.310561" calcext:value-type="float">
            <text:p>7994.310561</text:p>
          </table:table-cell>
          <table:table-cell table:style-name="ce12" office:value-type="float" office:value="10562" calcext:value-type="float">
            <text:p>1056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5</text:p>
          </table:table-cell>
          <table:table-cell table:style-name="ce11" office:value-type="float" office:value="6059.020216" calcext:value-type="float">
            <text:p>6059.020216</text:p>
          </table:table-cell>
          <table:table-cell table:style-name="ce11" office:value-type="float" office:value="7320.853089" calcext:value-type="float">
            <text:p>7320.853089</text:p>
          </table:table-cell>
          <table:table-cell table:style-name="ce12" office:value-type="float" office:value="10142" calcext:value-type="float">
            <text:p>1014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6</text:p>
          </table:table-cell>
          <table:table-cell table:style-name="ce11" office:value-type="float" office:value="5706.990621" calcext:value-type="float">
            <text:p>5706.990621</text:p>
          </table:table-cell>
          <table:table-cell table:style-name="ce11" office:value-type="float" office:value="6076.564019" calcext:value-type="float">
            <text:p>6076.564019</text:p>
          </table:table-cell>
          <table:table-cell table:style-name="ce12" office:value-type="float" office:value="11199" calcext:value-type="float">
            <text:p>1119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7</text:p>
          </table:table-cell>
          <table:table-cell table:style-name="ce11" office:value-type="float" office:value="2989.588094" calcext:value-type="float">
            <text:p>2989.588094</text:p>
          </table:table-cell>
          <table:table-cell table:style-name="ce11" office:value-type="float" office:value="4561.724871" calcext:value-type="float">
            <text:p>4561.724871</text:p>
          </table:table-cell>
          <table:table-cell table:style-name="ce12" office:value-type="float" office:value="7303" calcext:value-type="float">
            <text:p>730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8</text:p>
          </table:table-cell>
          <table:table-cell table:style-name="ce11" office:value-type="float" office:value="4651.227726" calcext:value-type="float">
            <text:p>4651.227726</text:p>
          </table:table-cell>
          <table:table-cell table:style-name="ce11" office:value-type="float" office:value="5187.620712" calcext:value-type="float">
            <text:p>5187.620712</text:p>
          </table:table-cell>
          <table:table-cell table:style-name="ce12" office:value-type="float" office:value="9412" calcext:value-type="float">
            <text:p>941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9</text:p>
          </table:table-cell>
          <table:table-cell table:style-name="ce11" office:value-type="float" office:value="3843.68222" calcext:value-type="float">
            <text:p>3843.68222</text:p>
          </table:table-cell>
          <table:table-cell table:style-name="ce11" office:value-type="float" office:value="4992.771594" calcext:value-type="float">
            <text:p>4992.771594</text:p>
          </table:table-cell>
          <table:table-cell table:style-name="ce12" office:value-type="float" office:value="7414" calcext:value-type="float">
            <text:p>741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0</text:p>
          </table:table-cell>
          <table:table-cell table:style-name="ce11" office:value-type="float" office:value="4983.605234" calcext:value-type="float">
            <text:p>4983.605234</text:p>
          </table:table-cell>
          <table:table-cell table:style-name="ce11" office:value-type="float" office:value="6530.43064" calcext:value-type="float">
            <text:p>6530.43064</text:p>
          </table:table-cell>
          <table:table-cell table:style-name="ce12" office:value-type="float" office:value="9105" calcext:value-type="float">
            <text:p>910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1</text:p>
          </table:table-cell>
          <table:table-cell table:style-name="ce11" office:value-type="float" office:value="4155.947765" calcext:value-type="float">
            <text:p>4155.947765</text:p>
          </table:table-cell>
          <table:table-cell table:style-name="ce11" office:value-type="float" office:value="3712.536396" calcext:value-type="float">
            <text:p>3712.536396</text:p>
          </table:table-cell>
          <table:table-cell table:style-name="ce12" office:value-type="float" office:value="7722" calcext:value-type="float">
            <text:p>772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2</text:p>
          </table:table-cell>
          <table:table-cell table:style-name="ce11" office:value-type="float" office:value="4482.326264" calcext:value-type="float">
            <text:p>4482.326264</text:p>
          </table:table-cell>
          <table:table-cell table:style-name="ce11" office:value-type="float" office:value="3523.628994" calcext:value-type="float">
            <text:p>3523.628994</text:p>
          </table:table-cell>
          <table:table-cell table:style-name="ce12" office:value-type="float" office:value="6385" calcext:value-type="float">
            <text:p>638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3</text:p>
          </table:table-cell>
          <table:table-cell table:style-name="ce11" office:value-type="float" office:value="6555.515911" calcext:value-type="float">
            <text:p>6555.515911</text:p>
          </table:table-cell>
          <table:table-cell table:style-name="ce11" office:value-type="float" office:value="6593.054959" calcext:value-type="float">
            <text:p>6593.054959</text:p>
          </table:table-cell>
          <table:table-cell table:style-name="ce12" office:value-type="float" office:value="10919" calcext:value-type="float">
            <text:p>1091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4</text:p>
          </table:table-cell>
          <table:table-cell table:style-name="ce11" office:value-type="float" office:value="5233.723279" calcext:value-type="float">
            <text:p>5233.723279</text:p>
          </table:table-cell>
          <table:table-cell table:style-name="ce11" office:value-type="float" office:value="3606.207095" calcext:value-type="float">
            <text:p>3606.207095</text:p>
          </table:table-cell>
          <table:table-cell table:style-name="ce12" office:value-type="float" office:value="9765" calcext:value-type="float">
            <text:p>976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5</text:p>
          </table:table-cell>
          <table:table-cell table:style-name="ce11" office:value-type="float" office:value="7574.651651" calcext:value-type="float">
            <text:p>7574.651651</text:p>
          </table:table-cell>
          <table:table-cell table:style-name="ce11" office:value-type="float" office:value="4958.516679" calcext:value-type="float">
            <text:p>4958.516679</text:p>
          </table:table-cell>
          <table:table-cell table:style-name="ce12" office:value-type="float" office:value="17449" calcext:value-type="float">
            <text:p>1744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6</text:p>
          </table:table-cell>
          <table:table-cell table:style-name="ce11" office:value-type="float" office:value="8336.522026" calcext:value-type="float">
            <text:p>8336.522026</text:p>
          </table:table-cell>
          <table:table-cell table:style-name="ce11" office:value-type="float" office:value="2088.415687" calcext:value-type="float">
            <text:p>2088.415687</text:p>
          </table:table-cell>
          <table:table-cell table:style-name="ce12" office:value-type="float" office:value="12959" calcext:value-type="float">
            <text:p>1295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7</text:p>
          </table:table-cell>
          <table:table-cell table:style-name="ce11" office:value-type="float" office:value="9573.988379" calcext:value-type="float">
            <text:p>9573.988379</text:p>
          </table:table-cell>
          <table:table-cell table:style-name="ce11" office:value-type="float" office:value="5162.963401" calcext:value-type="float">
            <text:p>5162.963401</text:p>
          </table:table-cell>
          <table:table-cell table:style-name="ce12" office:value-type="float" office:value="19560" calcext:value-type="float">
            <text:p>1956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8</text:p>
          </table:table-cell>
          <table:table-cell table:style-name="ce11" office:value-type="float" office:value="11131.07188" calcext:value-type="float">
            <text:p>11131.07188</text:p>
          </table:table-cell>
          <table:table-cell table:style-name="ce11" office:value-type="float" office:value="1631.791964" calcext:value-type="float">
            <text:p>1631.791964</text:p>
          </table:table-cell>
          <table:table-cell table:style-name="ce12" office:value-type="float" office:value="14151" calcext:value-type="float">
            <text:p>1415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9</text:p>
          </table:table-cell>
          <table:table-cell table:style-name="ce11" office:value-type="float" office:value="10203.067778" calcext:value-type="float">
            <text:p>10203.067778</text:p>
          </table:table-cell>
          <table:table-cell table:style-name="ce11" office:value-type="float" office:value="3194.485251" calcext:value-type="float">
            <text:p>3194.485251</text:p>
          </table:table-cell>
          <table:table-cell table:style-name="ce12" office:value-type="float" office:value="16459" calcext:value-type="float">
            <text:p>1645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0</text:p>
          </table:table-cell>
          <table:table-cell table:style-name="ce11" office:value-type="float" office:value="7726.343478" calcext:value-type="float">
            <text:p>7726.343478</text:p>
          </table:table-cell>
          <table:table-cell table:style-name="ce11" office:value-type="float" office:value="3410.203273" calcext:value-type="float">
            <text:p>3410.203273</text:p>
          </table:table-cell>
          <table:table-cell table:style-name="ce12" office:value-type="float" office:value="14601" calcext:value-type="float">
            <text:p>1460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1</text:p>
          </table:table-cell>
          <table:table-cell table:style-name="ce11" office:value-type="float" office:value="6160.02846" calcext:value-type="float">
            <text:p>6160.02846</text:p>
          </table:table-cell>
          <table:table-cell table:style-name="ce11" office:value-type="float" office:value="4909.586044" calcext:value-type="float">
            <text:p>4909.586044</text:p>
          </table:table-cell>
          <table:table-cell table:style-name="ce12" office:value-type="float" office:value="8078" calcext:value-type="float">
            <text:p>807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2</text:p>
          </table:table-cell>
          <table:table-cell table:style-name="ce11" office:value-type="float" office:value="5885.48514" calcext:value-type="float">
            <text:p>5885.48514</text:p>
          </table:table-cell>
          <table:table-cell table:style-name="ce11" office:value-type="float" office:value="6666.012422" calcext:value-type="float">
            <text:p>6666.012422</text:p>
          </table:table-cell>
          <table:table-cell table:style-name="ce12" office:value-type="float" office:value="7861" calcext:value-type="float">
            <text:p>786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3</text:p>
          </table:table-cell>
          <table:table-cell table:style-name="ce11" office:value-type="float" office:value="8765.482344" calcext:value-type="float">
            <text:p>8765.482344</text:p>
          </table:table-cell>
          <table:table-cell table:style-name="ce11" office:value-type="float" office:value="1779.877379" calcext:value-type="float">
            <text:p>1779.877379</text:p>
          </table:table-cell>
          <table:table-cell table:style-name="ce12" office:value-type="float" office:value="10206" calcext:value-type="float">
            <text:p>1020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4</text:p>
          </table:table-cell>
          <table:table-cell table:style-name="ce11" office:value-type="float" office:value="10378.119208" calcext:value-type="float">
            <text:p>10378.119208</text:p>
          </table:table-cell>
          <table:table-cell table:style-name="ce11" office:value-type="float" office:value="2082.802464" calcext:value-type="float">
            <text:p>2082.802464</text:p>
          </table:table-cell>
          <table:table-cell table:style-name="ce12" office:value-type="float" office:value="13149" calcext:value-type="float">
            <text:p>1314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5</text:p>
          </table:table-cell>
          <table:table-cell table:style-name="ce11" office:value-type="float" office:value="8690.435355" calcext:value-type="float">
            <text:p>8690.435355</text:p>
          </table:table-cell>
          <table:table-cell table:style-name="ce11" office:value-type="float" office:value="1726.768568" calcext:value-type="float">
            <text:p>1726.768568</text:p>
          </table:table-cell>
          <table:table-cell table:style-name="ce12" office:value-type="float" office:value="10897" calcext:value-type="float">
            <text:p>1089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6</text:p>
          </table:table-cell>
          <table:table-cell table:style-name="ce11" office:value-type="float" office:value="11381.486802" calcext:value-type="float">
            <text:p>11381.486802</text:p>
          </table:table-cell>
          <table:table-cell table:style-name="ce11" office:value-type="float" office:value="1453.235607" calcext:value-type="float">
            <text:p>1453.235607</text:p>
          </table:table-cell>
          <table:table-cell table:style-name="ce12" office:value-type="float" office:value="10232" calcext:value-type="float">
            <text:p>1023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7</text:p>
          </table:table-cell>
          <table:table-cell table:style-name="ce11" office:value-type="float" office:value="10050.568801" calcext:value-type="float">
            <text:p>10050.568801</text:p>
          </table:table-cell>
          <table:table-cell table:style-name="ce11" office:value-type="float" office:value="824.502666" calcext:value-type="float">
            <text:p>824.502666</text:p>
          </table:table-cell>
          <table:table-cell table:style-name="ce12" office:value-type="float" office:value="6562" calcext:value-type="float">
            <text:p>656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8</text:p>
          </table:table-cell>
          <table:table-cell table:style-name="ce11" office:value-type="float" office:value="10914.584372" calcext:value-type="float">
            <text:p>10914.584372</text:p>
          </table:table-cell>
          <table:table-cell table:style-name="ce11" office:value-type="float" office:value="640.261715" calcext:value-type="float">
            <text:p>640.261715</text:p>
          </table:table-cell>
          <table:table-cell table:style-name="ce12" office:value-type="float" office:value="8523" calcext:value-type="float">
            <text:p>852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9</text:p>
          </table:table-cell>
          <table:table-cell table:style-name="ce11" office:value-type="float" office:value="8469.728371" calcext:value-type="float">
            <text:p>8469.728371</text:p>
          </table:table-cell>
          <table:table-cell table:style-name="ce11" office:value-type="float" office:value="397.91269" calcext:value-type="float">
            <text:p>397.91269</text:p>
          </table:table-cell>
          <table:table-cell table:style-name="ce12" office:value-type="float" office:value="7553" calcext:value-type="float">
            <text:p>755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0</text:p>
          </table:table-cell>
          <table:table-cell table:style-name="ce11" office:value-type="float" office:value="10123.572193" calcext:value-type="float">
            <text:p>10123.572193</text:p>
          </table:table-cell>
          <table:table-cell table:style-name="ce11" office:value-type="float" office:value="292.996607" calcext:value-type="float">
            <text:p>292.996607</text:p>
          </table:table-cell>
          <table:table-cell table:style-name="ce12" office:value-type="float" office:value="8989" calcext:value-type="float">
            <text:p>898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1</text:p>
          </table:table-cell>
          <table:table-cell table:style-name="ce11" office:value-type="float" office:value="13426.346953" calcext:value-type="float">
            <text:p>13426.346953</text:p>
          </table:table-cell>
          <table:table-cell table:style-name="ce11" office:value-type="float" office:value="806.657327" calcext:value-type="float">
            <text:p>806.657327</text:p>
          </table:table-cell>
          <table:table-cell table:style-name="ce12" office:value-type="float" office:value="10614" calcext:value-type="float">
            <text:p>1061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2</text:p>
          </table:table-cell>
          <table:table-cell table:style-name="ce11" office:value-type="float" office:value="8585.365436" calcext:value-type="float">
            <text:p>8585.365436</text:p>
          </table:table-cell>
          <table:table-cell table:style-name="ce11" office:value-type="float" office:value="674.789126" calcext:value-type="float">
            <text:p>674.789126</text:p>
          </table:table-cell>
          <table:table-cell table:style-name="ce12" office:value-type="float" office:value="8816" calcext:value-type="float">
            <text:p>881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3</text:p>
          </table:table-cell>
          <table:table-cell table:style-name="ce11" office:value-type="float" office:value="10991.433782" calcext:value-type="float">
            <text:p>10991.433782</text:p>
          </table:table-cell>
          <table:table-cell table:style-name="ce11" office:value-type="float" office:value="871.923833" calcext:value-type="float">
            <text:p>871.923833</text:p>
          </table:table-cell>
          <table:table-cell table:style-name="ce12" office:value-type="float" office:value="10492" calcext:value-type="float">
            <text:p>1049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4</text:p>
          </table:table-cell>
          <table:table-cell table:style-name="ce11" office:value-type="float" office:value="11736.808784" calcext:value-type="float">
            <text:p>11736.808784</text:p>
          </table:table-cell>
          <table:table-cell table:style-name="ce11" office:value-type="float" office:value="2708.730408" calcext:value-type="float">
            <text:p>2708.730408</text:p>
          </table:table-cell>
          <table:table-cell table:style-name="ce12" office:value-type="float" office:value="14211" calcext:value-type="float">
            <text:p>1421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5</text:p>
          </table:table-cell>
          <table:table-cell table:style-name="ce11" office:value-type="float" office:value="9276.516144" calcext:value-type="float">
            <text:p>9276.516144</text:p>
          </table:table-cell>
          <table:table-cell table:style-name="ce11" office:value-type="float" office:value="3247.741547" calcext:value-type="float">
            <text:p>3247.741547</text:p>
          </table:table-cell>
          <table:table-cell table:style-name="ce12" office:value-type="float" office:value="14341" calcext:value-type="float">
            <text:p>1434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6</text:p>
          </table:table-cell>
          <table:table-cell table:style-name="ce11" office:value-type="float" office:value="10197.270789" calcext:value-type="float">
            <text:p>10197.270789</text:p>
          </table:table-cell>
          <table:table-cell table:style-name="ce11" office:value-type="float" office:value="2416.747804" calcext:value-type="float">
            <text:p>2416.747804</text:p>
          </table:table-cell>
          <table:table-cell table:style-name="ce12" office:value-type="float" office:value="13685" calcext:value-type="float">
            <text:p>1368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7</text:p>
          </table:table-cell>
          <table:table-cell table:style-name="ce11" office:value-type="float" office:value="10740.833855" calcext:value-type="float">
            <text:p>10740.833855</text:p>
          </table:table-cell>
          <table:table-cell table:style-name="ce11" office:value-type="float" office:value="2625.630876" calcext:value-type="float">
            <text:p>2625.630876</text:p>
          </table:table-cell>
          <table:table-cell table:style-name="ce12" office:value-type="float" office:value="14280" calcext:value-type="float">
            <text:p>1428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8</text:p>
          </table:table-cell>
          <table:table-cell table:style-name="ce11" office:value-type="float" office:value="7928.066031" calcext:value-type="float">
            <text:p>7928.066031</text:p>
          </table:table-cell>
          <table:table-cell table:style-name="ce11" office:value-type="float" office:value="2944.482574" calcext:value-type="float">
            <text:p>2944.482574</text:p>
          </table:table-cell>
          <table:table-cell table:style-name="ce12" office:value-type="float" office:value="13881" calcext:value-type="float">
            <text:p>1388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9</text:p>
          </table:table-cell>
          <table:table-cell table:style-name="ce11" office:value-type="float" office:value="12021.771048" calcext:value-type="float">
            <text:p>12021.771048</text:p>
          </table:table-cell>
          <table:table-cell table:style-name="ce11" office:value-type="float" office:value="1975.351525" calcext:value-type="float">
            <text:p>1975.351525</text:p>
          </table:table-cell>
          <table:table-cell table:style-name="ce12" office:value-type="float" office:value="13596" calcext:value-type="float">
            <text:p>1359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0</text:p>
          </table:table-cell>
          <table:table-cell table:style-name="ce11" office:value-type="float" office:value="8868.249012" calcext:value-type="float">
            <text:p>8868.249012</text:p>
          </table:table-cell>
          <table:table-cell table:style-name="ce11" office:value-type="float" office:value="3749.672572" calcext:value-type="float">
            <text:p>3749.672572</text:p>
          </table:table-cell>
          <table:table-cell table:style-name="ce12" office:value-type="float" office:value="11323" calcext:value-type="float">
            <text:p>1132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1</text:p>
          </table:table-cell>
          <table:table-cell table:style-name="ce11" office:value-type="float" office:value="10387.039597" calcext:value-type="float">
            <text:p>10387.039597</text:p>
          </table:table-cell>
          <table:table-cell table:style-name="ce11" office:value-type="float" office:value="1372.590525" calcext:value-type="float">
            <text:p>1372.590525</text:p>
          </table:table-cell>
          <table:table-cell table:style-name="ce12" office:value-type="float" office:value="10777" calcext:value-type="float">
            <text:p>1077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2</text:p>
          </table:table-cell>
          <table:table-cell table:style-name="ce11" office:value-type="float" office:value="11095.779448" calcext:value-type="float">
            <text:p>11095.779448</text:p>
          </table:table-cell>
          <table:table-cell table:style-name="ce11" office:value-type="float" office:value="913.672712" calcext:value-type="float">
            <text:p>913.672712</text:p>
          </table:table-cell>
          <table:table-cell table:style-name="ce12" office:value-type="float" office:value="10559" calcext:value-type="float">
            <text:p>1055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3</text:p>
          </table:table-cell>
          <table:table-cell table:style-name="ce11" office:value-type="float" office:value="9485.943014" calcext:value-type="float">
            <text:p>9485.943014</text:p>
          </table:table-cell>
          <table:table-cell table:style-name="ce11" office:value-type="float" office:value="574.573749" calcext:value-type="float">
            <text:p>574.573749</text:p>
          </table:table-cell>
          <table:table-cell table:style-name="ce12" office:value-type="float" office:value="10503" calcext:value-type="float">
            <text:p>1050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4</text:p>
          </table:table-cell>
          <table:table-cell table:style-name="ce11" office:value-type="float" office:value="9838.194186" calcext:value-type="float">
            <text:p>9838.194186</text:p>
          </table:table-cell>
          <table:table-cell table:style-name="ce11" office:value-type="float" office:value="3314.361417" calcext:value-type="float">
            <text:p>3314.361417</text:p>
          </table:table-cell>
          <table:table-cell table:style-name="ce12" office:value-type="float" office:value="9174" calcext:value-type="float">
            <text:p>917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5</text:p>
          </table:table-cell>
          <table:table-cell table:style-name="ce11" office:value-type="float" office:value="9966.977711" calcext:value-type="float">
            <text:p>9966.977711</text:p>
          </table:table-cell>
          <table:table-cell table:style-name="ce11" office:value-type="float" office:value="6850.255594" calcext:value-type="float">
            <text:p>6850.255594</text:p>
          </table:table-cell>
          <table:table-cell table:style-name="ce12" office:value-type="float" office:value="15285" calcext:value-type="float">
            <text:p>1528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6</text:p>
          </table:table-cell>
          <table:table-cell table:style-name="ce11" office:value-type="float" office:value="11955.066956" calcext:value-type="float">
            <text:p>11955.066956</text:p>
          </table:table-cell>
          <table:table-cell table:style-name="ce11" office:value-type="float" office:value="3849.414327" calcext:value-type="float">
            <text:p>3849.414327</text:p>
          </table:table-cell>
          <table:table-cell table:style-name="ce12" office:value-type="float" office:value="18587" calcext:value-type="float">
            <text:p>1858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7</text:p>
          </table:table-cell>
          <table:table-cell table:style-name="ce11" office:value-type="float" office:value="11001.753914" calcext:value-type="float">
            <text:p>11001.753914</text:p>
          </table:table-cell>
          <table:table-cell table:style-name="ce11" office:value-type="float" office:value="4294.114146" calcext:value-type="float">
            <text:p>4294.114146</text:p>
          </table:table-cell>
          <table:table-cell table:style-name="ce12" office:value-type="float" office:value="16592" calcext:value-type="float">
            <text:p>1659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8</text:p>
          </table:table-cell>
          <table:table-cell table:style-name="ce11" office:value-type="float" office:value="11840.630855" calcext:value-type="float">
            <text:p>11840.630855</text:p>
          </table:table-cell>
          <table:table-cell table:style-name="ce11" office:value-type="float" office:value="2549.744601" calcext:value-type="float">
            <text:p>2549.744601</text:p>
          </table:table-cell>
          <table:table-cell table:style-name="ce12" office:value-type="float" office:value="14777" calcext:value-type="float">
            <text:p>1477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9</text:p>
          </table:table-cell>
          <table:table-cell table:style-name="ce11" office:value-type="float" office:value="10480.815426" calcext:value-type="float">
            <text:p>10480.815426</text:p>
          </table:table-cell>
          <table:table-cell table:style-name="ce11" office:value-type="float" office:value="4403.117554" calcext:value-type="float">
            <text:p>4403.117554</text:p>
          </table:table-cell>
          <table:table-cell table:style-name="ce12" office:value-type="float" office:value="17196" calcext:value-type="float">
            <text:p>1719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0</text:p>
          </table:table-cell>
          <table:table-cell table:style-name="ce11" office:value-type="float" office:value="16172.372911" calcext:value-type="float">
            <text:p>16172.372911</text:p>
          </table:table-cell>
          <table:table-cell table:style-name="ce11" office:value-type="float" office:value="2614.016043" calcext:value-type="float">
            <text:p>2614.016043</text:p>
          </table:table-cell>
          <table:table-cell table:style-name="ce12" office:value-type="float" office:value="17657" calcext:value-type="float">
            <text:p>1765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1</text:p>
          </table:table-cell>
          <table:table-cell table:style-name="ce11" office:value-type="float" office:value="10693.703556" calcext:value-type="float">
            <text:p>10693.703556</text:p>
          </table:table-cell>
          <table:table-cell table:style-name="ce11" office:value-type="float" office:value="3499.659095" calcext:value-type="float">
            <text:p>3499.659095</text:p>
          </table:table-cell>
          <table:table-cell table:style-name="ce12" office:value-type="float" office:value="15392" calcext:value-type="float">
            <text:p>1539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2</text:p>
          </table:table-cell>
          <table:table-cell table:style-name="ce11" office:value-type="float" office:value="9103.080857" calcext:value-type="float">
            <text:p>9103.080857</text:p>
          </table:table-cell>
          <table:table-cell table:style-name="ce11" office:value-type="float" office:value="5817.616032" calcext:value-type="float">
            <text:p>5817.616032</text:p>
          </table:table-cell>
          <table:table-cell table:style-name="ce12" office:value-type="float" office:value="18819" calcext:value-type="float">
            <text:p>1881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3</text:p>
          </table:table-cell>
          <table:table-cell table:style-name="ce11" office:value-type="float" office:value="11377.281692" calcext:value-type="float">
            <text:p>11377.281692</text:p>
          </table:table-cell>
          <table:table-cell table:style-name="ce11" office:value-type="float" office:value="2820.721124" calcext:value-type="float">
            <text:p>2820.721124</text:p>
          </table:table-cell>
          <table:table-cell table:style-name="ce12" office:value-type="float" office:value="15321" calcext:value-type="float">
            <text:p>1532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4</text:p>
          </table:table-cell>
          <table:table-cell table:style-name="ce11" office:value-type="float" office:value="7502.032399" calcext:value-type="float">
            <text:p>7502.032399</text:p>
          </table:table-cell>
          <table:table-cell table:style-name="ce11" office:value-type="float" office:value="357.952066" calcext:value-type="float">
            <text:p>357.952066</text:p>
          </table:table-cell>
          <table:table-cell table:style-name="ce12" office:value-type="float" office:value="9808" calcext:value-type="float">
            <text:p>980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5</text:p>
          </table:table-cell>
          <table:table-cell table:style-name="ce11" office:value-type="float" office:value="7062.519629" calcext:value-type="float">
            <text:p>7062.519629</text:p>
          </table:table-cell>
          <table:table-cell table:style-name="ce11" office:value-type="float" office:value="1229.237026" calcext:value-type="float">
            <text:p>1229.237026</text:p>
          </table:table-cell>
          <table:table-cell table:style-name="ce12" office:value-type="float" office:value="10276" calcext:value-type="float">
            <text:p>1027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6</text:p>
          </table:table-cell>
          <table:table-cell table:style-name="ce11" office:value-type="float" office:value="7970.724697" calcext:value-type="float">
            <text:p>7970.724697</text:p>
          </table:table-cell>
          <table:table-cell table:style-name="ce11" office:value-type="float" office:value="3994.87976" calcext:value-type="float">
            <text:p>3994.87976</text:p>
          </table:table-cell>
          <table:table-cell table:style-name="ce12" office:value-type="float" office:value="11756" calcext:value-type="float">
            <text:p>1175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7</text:p>
          </table:table-cell>
          <table:table-cell table:style-name="ce11" office:value-type="float" office:value="6115.595856" calcext:value-type="float">
            <text:p>6115.595856</text:p>
          </table:table-cell>
          <table:table-cell table:style-name="ce11" office:value-type="float" office:value="5838.19669" calcext:value-type="float">
            <text:p>5838.19669</text:p>
          </table:table-cell>
          <table:table-cell table:style-name="ce12" office:value-type="float" office:value="8820" calcext:value-type="float">
            <text:p>882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8</text:p>
          </table:table-cell>
          <table:table-cell table:style-name="ce11" office:value-type="float" office:value="7385.602811" calcext:value-type="float">
            <text:p>7385.602811</text:p>
          </table:table-cell>
          <table:table-cell table:style-name="ce11" office:value-type="float" office:value="7774.597406" calcext:value-type="float">
            <text:p>7774.597406</text:p>
          </table:table-cell>
          <table:table-cell table:style-name="ce12" office:value-type="float" office:value="11021" calcext:value-type="float">
            <text:p>1102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9</text:p>
          </table:table-cell>
          <table:table-cell table:style-name="ce11" office:value-type="float" office:value="4112.133577" calcext:value-type="float">
            <text:p>4112.133577</text:p>
          </table:table-cell>
          <table:table-cell table:style-name="ce11" office:value-type="float" office:value="5116.880808" calcext:value-type="float">
            <text:p>5116.880808</text:p>
          </table:table-cell>
          <table:table-cell table:style-name="ce12" office:value-type="float" office:value="7254" calcext:value-type="float">
            <text:p>725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0</text:p>
          </table:table-cell>
          <table:table-cell table:style-name="ce11" office:value-type="float" office:value="6765.185733" calcext:value-type="float">
            <text:p>6765.185733</text:p>
          </table:table-cell>
          <table:table-cell table:style-name="ce11" office:value-type="float" office:value="8991.68631" calcext:value-type="float">
            <text:p>8991.68631</text:p>
          </table:table-cell>
          <table:table-cell table:style-name="ce12" office:value-type="float" office:value="12094" calcext:value-type="float">
            <text:p>1209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1</text:p>
          </table:table-cell>
          <table:table-cell table:style-name="ce11" office:value-type="float" office:value="6071.522966" calcext:value-type="float">
            <text:p>6071.522966</text:p>
          </table:table-cell>
          <table:table-cell table:style-name="ce11" office:value-type="float" office:value="6870.673952" calcext:value-type="float">
            <text:p>6870.673952</text:p>
          </table:table-cell>
          <table:table-cell table:style-name="ce12" office:value-type="float" office:value="11278" calcext:value-type="float">
            <text:p>1127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2</text:p>
          </table:table-cell>
          <table:table-cell table:style-name="ce11" office:value-type="float" office:value="4718.856903" calcext:value-type="float">
            <text:p>4718.856903</text:p>
          </table:table-cell>
          <table:table-cell table:style-name="ce11" office:value-type="float" office:value="5062.023226" calcext:value-type="float">
            <text:p>5062.023226</text:p>
          </table:table-cell>
          <table:table-cell table:style-name="ce12" office:value-type="float" office:value="8074" calcext:value-type="float">
            <text:p>807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3</text:p>
          </table:table-cell>
          <table:table-cell table:style-name="ce11" office:value-type="float" office:value="6456.835652" calcext:value-type="float">
            <text:p>6456.835652</text:p>
          </table:table-cell>
          <table:table-cell table:style-name="ce11" office:value-type="float" office:value="7751.584098" calcext:value-type="float">
            <text:p>7751.584098</text:p>
          </table:table-cell>
          <table:table-cell table:style-name="ce12" office:value-type="float" office:value="9670" calcext:value-type="float">
            <text:p>967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4</text:p>
          </table:table-cell>
          <table:table-cell table:style-name="ce11" office:value-type="float" office:value="5259.96865" calcext:value-type="float">
            <text:p>5259.96865</text:p>
          </table:table-cell>
          <table:table-cell table:style-name="ce11" office:value-type="float" office:value="3832.118244" calcext:value-type="float">
            <text:p>3832.118244</text:p>
          </table:table-cell>
          <table:table-cell table:style-name="ce12" office:value-type="float" office:value="7432" calcext:value-type="float">
            <text:p>743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5</text:p>
          </table:table-cell>
          <table:table-cell table:style-name="ce11" office:value-type="float" office:value="7098.816823" calcext:value-type="float">
            <text:p>7098.816823</text:p>
          </table:table-cell>
          <table:table-cell table:style-name="ce11" office:value-type="float" office:value="5286.51027" calcext:value-type="float">
            <text:p>5286.51027</text:p>
          </table:table-cell>
          <table:table-cell table:style-name="ce12" office:value-type="float" office:value="9943" calcext:value-type="float">
            <text:p>994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6</text:p>
          </table:table-cell>
          <table:table-cell table:style-name="ce11" office:value-type="float" office:value="7711.091917" calcext:value-type="float">
            <text:p>7711.091917</text:p>
          </table:table-cell>
          <table:table-cell table:style-name="ce11" office:value-type="float" office:value="8721.087353" calcext:value-type="float">
            <text:p>8721.087353</text:p>
          </table:table-cell>
          <table:table-cell table:style-name="ce12" office:value-type="float" office:value="13177" calcext:value-type="float">
            <text:p>1317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7</text:p>
          </table:table-cell>
          <table:table-cell table:style-name="ce11" office:value-type="float" office:value="6933.840557" calcext:value-type="float">
            <text:p>6933.840557</text:p>
          </table:table-cell>
          <table:table-cell table:style-name="ce11" office:value-type="float" office:value="7451.325852" calcext:value-type="float">
            <text:p>7451.325852</text:p>
          </table:table-cell>
          <table:table-cell table:style-name="ce12" office:value-type="float" office:value="9966" calcext:value-type="float">
            <text:p>996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8</text:p>
          </table:table-cell>
          <table:table-cell table:style-name="ce11" office:value-type="float" office:value="5938.61119" calcext:value-type="float">
            <text:p>5938.61119</text:p>
          </table:table-cell>
          <table:table-cell table:style-name="ce11" office:value-type="float" office:value="6763.598984" calcext:value-type="float">
            <text:p>6763.598984</text:p>
          </table:table-cell>
          <table:table-cell table:style-name="ce12" office:value-type="float" office:value="9638" calcext:value-type="float">
            <text:p>963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9</text:p>
          </table:table-cell>
          <table:table-cell table:style-name="ce11" office:value-type="float" office:value="10578.095208" calcext:value-type="float">
            <text:p>10578.095208</text:p>
          </table:table-cell>
          <table:table-cell table:style-name="ce11" office:value-type="float" office:value="8036.926688" calcext:value-type="float">
            <text:p>8036.926688</text:p>
          </table:table-cell>
          <table:table-cell table:style-name="ce12" office:value-type="float" office:value="14548" calcext:value-type="float">
            <text:p>1454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100</text:p>
          </table:table-cell>
          <table:table-cell table:style-name="ce11" office:value-type="float" office:value="9442.168563" calcext:value-type="float">
            <text:p>9442.168563</text:p>
          </table:table-cell>
          <table:table-cell table:style-name="ce11" office:value-type="float" office:value="2687.330516" calcext:value-type="float">
            <text:p>2687.330516</text:p>
          </table:table-cell>
          <table:table-cell table:style-name="ce12" office:value-type="float" office:value="13511" calcext:value-type="float">
            <text:p>1351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11" table:formula="of:=SUM([.C12:.C111])" office:value-type="float" office:value="939411.952759" calcext:value-type="float">
            <text:p>939411.952759</text:p>
          </table:table-cell>
          <table:table-cell table:style-name="ce11" table:formula="of:=SUM([.D12:.D111])" office:value-type="float" office:value="386817.558946" calcext:value-type="float">
            <text:p>386817.558946</text:p>
          </table:table-cell>
          <table:table-cell table:style-name="ce11" table:formula="of:=SUM([.E12:.E111])" office:value-type="float" office:value="1256115" calcext:value-type="float">
            <text:p>1256115</text:p>
          </table:table-cell>
          <table:table-cell table:number-columns-repeated="1013"/>
        </table:table-row>
        <table:table-row table:style-name="ro3" table:number-rows-repeated="3">
          <table:table-cell table:number-columns-repeated="1018"/>
        </table:table-row>
        <table:table-row table:style-name="ro3">
          <table:table-cell table:style-name="ce7" office:value-type="string" calcext:value-type="string">
            <text:p>© Statistics South Africa</text:p>
          </table:table-cell>
          <table:table-cell table:number-columns-repeated="1017"/>
        </table:table-row>
        <table:table-row table:style-name="ro3" table:number-rows-repeated="1048459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template_rse" table:style-name="ta6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>
            <draw:frame table:end-cell-address="template_rse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 table:number-columns-repeated="1023"/>
        </table:table-row>
        <table:table-row table:style-name="ro6">
          <table:table-cell table:style-name="ce13" office:value-type="string" calcext:value-type="string">
            <text:p>#TABLE#</text:p>
          </table:table-cell>
          <table:table-cell table:number-columns-repeated="1023"/>
        </table:table-row>
        <table:table-row table:style-name="ro7" table:number-rows-repeated="4">
          <table:table-cell table:number-columns-repeated="1024"/>
        </table:table-row>
        <table:table-row table:style-name="ro8">
          <table:table-cell table:style-name="ce7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ormat" table:style-name="ta7">
        <table:table-column table:style-name="co4" table:default-cell-style-name="Default"/>
        <table:table-column table:style-name="co5" table:number-columns-repeated="1023" table:default-cell-style-name="Default"/>
        <table:table-row table:style-name="ro2">
          <table:table-cell table:style-name="ce2" office:value-type="string" calcext:value-type="string">
            <text:p>heading</text:p>
          </table:table-cell>
          <table:table-cell table:number-columns-repeated="1023"/>
        </table:table-row>
        <table:table-row table:style-name="ro5">
          <table:table-cell table:style-name="ce5" office:value-type="string" calcext:value-type="string">
            <text:p>field names</text:p>
          </table:table-cell>
          <table:table-cell table:number-columns-repeated="1023"/>
        </table:table-row>
        <table:table-row table:style-name="ro9">
          <table:table-cell table:style-name="ce10" office:value-type="string" calcext:value-type="string">
            <text:p>column field 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row field</text:p>
          </table:table-cell>
          <table:table-cell table:number-columns-repeated="1023"/>
        </table:table-row>
        <table:table-row table:style-name="ro10">
          <table:table-cell table:style-name="ce14" office:value-type="string" calcext:value-type="string">
            <text:p>cells</text:p>
          </table:table-cell>
          <table:table-cell table:number-columns-repeated="1023"/>
        </table:table-row>
        <table:table-row table:style-name="ro11">
          <table:table-cell table:style-name="ce15" office:value-type="string" calcext:value-type="string">
            <text:p>footer</text:p>
          </table:table-cell>
          <table:table-cell table:style-name="ce15"/>
          <table:table-cell table:style-name="ce18" table:number-columns-repeated="1022"/>
        </table:table-row>
        <table:table-row table:style-name="ro7">
          <table:table-cell table:style-name="ce16" office:value-type="string" calcext:value-type="string">
            <text:p>RSE Data Format:</text:p>
          </table:table-cell>
          <table:table-cell table:style-name="ce17" office:value-type="percentage" office:value="0.012" calcext:value-type="percentage">
            <text:p>1.20%</text:p>
          </table:table-cell>
          <table:table-cell table:number-columns-repeated="1022"/>
        </table:table-row>
        <table:table-row table:style-name="ro10">
          <table:table-cell table:style-name="ce4" office:value-type="string" calcext:value-type="string">
            <text:p>Comment Author:</text:p>
          </table:table-cell>
          <table:table-cell table:style-name="ce8" office:value-type="string" calcext:value-type="string">
            <text:p>STR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footer</text:p>
          </table:table-cell>
          <table:table-cell table:number-columns-repeated="1023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6"/>
          <table:table-cell table:style-name="ce20"/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5"/>
          <table:table-cell table:style-name="ce19"/>
          <table:table-cell table:number-columns-repeated="1018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1"/>
    </number:number-style>
    <number:number-style style:name="N10109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09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1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2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ZA">
      <number:day number:style="long"/>
      <number:text>-</number:text>
      <number:month number:textual="true"/>
    </number:date-style>
    <number:date-style style:name="N10115" number:language="en" number:country="ZA">
      <number:month number:textual="true"/>
      <number:text>-</number:text>
      <number:year/>
    </number:date-style>
    <number:date-style style:name="N10116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ZA">
      <number:number number:decimal-places="0" loext:min-decimal-places="0" number:min-integer-digits="1" number:grouping="true"/>
    </number:number-style>
    <number:number-style style:name="N10117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number number:decimal-places="0" loext:min-decimal-places="0" number:min-integer-digits="1" number:grouping="true"/>
    </number:number-style>
    <number:number-style style:name="N10118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2" loext:min-decimal-places="2" number:min-integer-digits="1" number:grouping="true"/>
    </number:number-style>
    <number:number-style style:name="N10119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loext:min-decimal-places="2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ZA">
      <loext:text> </loext:text>
      <loext:fill-character> </loext:fill-character>
      <number:text>- </number:text>
    </number:number-style>
    <number:text-style style:name="N10121" number:language="en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ZA">
      <loext:text> R </loext:text>
      <loext:fill-character> </loext:fill-character>
      <number:text>- </number:text>
    </number:number-style>
    <number:text-style style:name="N10122" number:language="en" number:country="Z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Z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cell-protect="none" style:print-content="true"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ells" style:family="table-cell" style:parent-style-name="Default" style:data-style-name="N0">
      <style:table-cell-properties fo:background-color="#ffff99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lumn_20_field" style:display-name="column field" style:family="table-cell" style:parent-style-name="Default" style:data-style-name="N0">
      <style:table-cell-properties fo:border-bottom="none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ield" style:family="table-cell" style:parent-style-name="Default" style:data-style-name="N0">
      <style:table-cell-properties fo:background-color="#80008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ield_20_names" style:display-name="field names" style:family="table-cell" style:parent-style-name="Default" style:data-style-name="N0">
      <style:table-cell-properties fo:background-color="#99cc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footer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eading_20_3" style:display-name="heading 3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rowfield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st" style:family="table-cell" style:parent-style-name="Default" style:data-style-name="N0">
      <style:table-cell-properties fo:background-color="#ffff99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20_Sheet_20_1" style:display-name="PageStyle_Data 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heet_20_3" style:display-name="PageStyle_Data Shee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heet_20_2" style:display-name="PageStyle_Data Shee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heet_20_4" style:display-name="PageStyle_Data Shee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mplate_5f_rse" style:display-name="PageStyle_template_r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rmat" style:display-name="PageStyle_for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a_20_Sheet_20_0" style:display-name="PageStyle_Data Sheet 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5-21T05:29:44</meta:creation-date>
    <meta:initial-creator>Andrew Naish</meta:initial-creator>
    <dc:date>2018-09-16T23:59:54.112000000</dc:date>
    <meta:generator>LibreOffice/6.0.4.2$Windows_X86_64 LibreOffice_project/9b0d9b32d5dcda91d2f1a96dc04c645c450872bf</meta:generator>
    <meta:editing-duration>PT4M37S</meta:editing-duration>
    <meta:editing-cycles>5</meta:editing-cycles>
    <meta:document-statistic meta:table-count="7" meta:cell-count="2098" meta:object-count="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